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8.197cm"/>
    </style:style>
    <style:style style:name="co2" style:family="table-column">
      <style:table-column-properties fo:break-before="auto" style:column-width="2.95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0.654cm"/>
    </style:style>
    <style:style style:name="co5" style:family="table-column">
      <style:table-column-properties fo:break-before="auto" style:column-width="4.56cm"/>
    </style:style>
    <style:style style:name="ro1" style:family="table-row">
      <style:table-row-properties style:row-height="0.531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ro3" style:family="table-row">
      <style:table-row-properties style:row-height="0.43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>
      <style:text-properties fo:language="en" fo:country="US" style:language-asian="en" style:country-asian="US" style:language-complex="en" style:country-complex="US"/>
    </style:style>
    <style:style style:name="T1" style:family="text">
      <style:text-properties style:font-name="F" fo:font-size="12pt"/>
    </style:style>
    <style:style style:name="T2" style:family="text">
      <style:text-properties style:text-outline="false" style:text-line-through-style="none" style:font-name="Arial" fo:font-size="8pt" fo:font-style="normal" fo:text-shadow="none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Sheet2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Default"/>
        <table:table-row table:style-name="ro1">
          <table:table-cell/>
          <table:table-cell office:value-type="string">
            <text:p>Lin_Emp_fit</text:p>
          </table:table-cell>
          <table:table-cell table:style-name="ce2" office:value-type="string">
            <text:p><text:span text:style-name="T1">Paper (</text:span><text:span text:style-name="T2">Lin_Emp_fit</text:span><text:span text:style-name="T1">)</text:span></text:p>
          </table:table-cell>
          <table:table-cell office:value-type="string">
            <text:p>Exp_emp_fit</text:p>
          </table:table-cell>
        </table:table-row>
        <table:table-row table:style-name="ro2">
          <table:table-cell office:value-type="string">
            <text:p>cyclopropane </text:p>
          </table:table-cell>
          <table:table-cell office:value-type="float" office:value="36.9735833365">
            <text:p>36.97</text:p>
          </table:table-cell>
          <table:table-cell office:value-type="float" office:value="38.06">
            <text:p>38.06</text:p>
          </table:table-cell>
          <table:table-cell table:style-name="ce1" office:value-type="float" office:value="-16.7856809199">
            <text:p>-16.79</text:p>
          </table:table-cell>
        </table:table-row>
        <table:table-row table:style-name="ro3">
          <table:table-cell table:number-columns-repeated="3"/>
          <table:table-cell table:style-name="ce1"/>
        </table:table-row>
        <table:table-row table:style-name="ro2">
          <table:table-cell office:value-type="string">
            <text:p>cyclopentane </text:p>
          </table:table-cell>
          <table:table-cell office:value-type="float" office:value="62.2817870449">
            <text:p>62.28</text:p>
          </table:table-cell>
          <table:table-cell office:value-type="float" office:value="62.68">
            <text:p>62.68</text:p>
          </table:table-cell>
          <table:table-cell table:style-name="ce1" office:value-type="float" office:value="190.018921223">
            <text:p>190.02</text:p>
          </table:table-cell>
        </table:table-row>
        <table:table-row table:style-name="ro3">
          <table:table-cell table:number-columns-repeated="3"/>
          <table:table-cell table:style-name="ce1"/>
        </table:table-row>
        <table:table-row table:style-name="ro2">
          <table:table-cell office:value-type="string">
            <text:p>cyclohexane </text:p>
          </table:table-cell>
          <table:table-cell office:value-type="float" office:value="74.615112965">
            <text:p>74.62</text:p>
          </table:table-cell>
          <table:table-cell office:value-type="float" office:value="75.08">
            <text:p>75.08</text:p>
          </table:table-cell>
          <table:table-cell table:style-name="ce1" office:value-type="float" office:value="129.542902131">
            <text:p>129.54</text:p>
          </table:table-cell>
        </table:table-row>
        <table:table-row table:style-name="ro3">
          <table:table-cell table:number-columns-repeated="3"/>
          <table:table-cell table:style-name="ce1"/>
        </table:table-row>
        <table:table-row table:style-name="ro2">
          <table:table-cell office:value-type="string">
            <text:p>dodecane </text:p>
          </table:table-cell>
          <table:table-cell office:value-type="float" office:value="167.918766578">
            <text:p>167.92</text:p>
          </table:table-cell>
          <table:table-cell office:value-type="float" office:value="168.12">
            <text:p>168.12</text:p>
          </table:table-cell>
          <table:table-cell table:style-name="ce1" office:value-type="float" office:value="-228.739798516">
            <text:p>-228.74</text:p>
          </table:table-cell>
        </table:table-row>
        <table:table-row table:style-name="ro3">
          <table:table-cell table:number-columns-repeated="3"/>
          <table:table-cell table:style-name="ce1"/>
        </table:table-row>
        <table:table-row table:style-name="ro2">
          <table:table-cell office:value-type="string">
            <text:p>ethane </text:p>
          </table:table-cell>
          <table:table-cell office:value-type="float" office:value="30.2608757469">
            <text:p>30.26</text:p>
          </table:table-cell>
          <table:table-cell office:value-type="float" office:value="30.13">
            <text:p>30.13</text:p>
          </table:table-cell>
          <table:table-cell table:style-name="ce1" office:value-type="float" office:value="40.1681283565">
            <text:p>40.17</text:p>
          </table:table-cell>
        </table:table-row>
        <table:table-row table:style-name="ro3">
          <table:table-cell table:number-columns-repeated="3"/>
          <table:table-cell table:style-name="ce1"/>
        </table:table-row>
        <table:table-row table:style-name="ro2">
          <table:table-cell office:value-type="string">
            <text:p>hexane </text:p>
          </table:table-cell>
          <table:table-cell office:value-type="float" office:value="83.1635405346">
            <text:p>83.16</text:p>
          </table:table-cell>
          <table:table-cell/>
          <table:table-cell table:style-name="ce1" office:value-type="float" office:value="183.341975828">
            <text:p>183.34</text:p>
          </table:table-cell>
        </table:table-row>
        <table:table-row table:style-name="ro3">
          <table:table-cell table:number-columns-repeated="3"/>
          <table:table-cell table:style-name="ce1"/>
        </table:table-row>
        <table:table-row table:style-name="ro2">
          <table:table-cell office:value-type="string">
            <text:p>methane </text:p>
          </table:table-cell>
          <table:table-cell office:value-type="float" office:value="17.5540675081">
            <text:p>17.55</text:p>
          </table:table-cell>
          <table:table-cell office:value-type="float" office:value="17.52">
            <text:p>17.52</text:p>
          </table:table-cell>
          <table:table-cell table:style-name="ce1" office:value-type="float" office:value="3605.42056433">
            <text:p>3605.42</text:p>
          </table:table-cell>
        </table:table-row>
        <table:table-row table:style-name="ro3">
          <table:table-cell table:number-columns-repeated="3"/>
          <table:table-cell table:style-name="ce1"/>
        </table:table-row>
        <table:table-row table:style-name="ro2">
          <table:table-cell office:value-type="string">
            <text:p>propane </text:p>
          </table:table-cell>
          <table:table-cell office:value-type="float" office:value="42.9375417376">
            <text:p>42.94</text:p>
          </table:table-cell>
          <table:table-cell/>
          <table:table-cell table:style-name="ce1" office:value-type="float" office:value="88.1291821882">
            <text:p>88.13</text:p>
          </table:table-cell>
        </table:table-row>
        <table:table-row table:style-name="ro3">
          <table:table-cell table:number-columns-repeated="3"/>
          <table:table-cell table:style-name="ce1"/>
        </table:table-row>
        <table:table-row table:style-name="ro2">
          <table:table-cell office:value-type="string">
            <text:p>BENZENE_picen </text:p>
          </table:table-cell>
          <table:table-cell office:value-type="float" office:value="61.2014700654">
            <text:p>61.20</text:p>
          </table:table-cell>
          <table:table-cell/>
          <table:table-cell table:style-name="ce1" office:value-type="float" office:value="820.160678795">
            <text:p>820.16</text:p>
          </table:table-cell>
        </table:table-row>
        <table:table-row table:style-name="ro3">
          <table:table-cell table:number-columns-repeated="3"/>
          <table:table-cell table:style-name="ce1"/>
        </table:table-row>
        <table:table-row table:style-name="ro2">
          <table:table-cell office:value-type="string">
            <text:p>Benzene_MOPAC </text:p>
          </table:table-cell>
          <table:table-cell office:value-type="float" office:value="61.2925063687">
            <text:p>61.29</text:p>
          </table:table-cell>
          <table:table-cell office:value-type="float" office:value="61.06">
            <text:p>61.06</text:p>
          </table:table-cell>
          <table:table-cell table:style-name="ce1" office:value-type="float" office:value="627.508941113">
            <text:p>627.51</text:p>
          </table:table-cell>
        </table:table-row>
        <table:table-row table:style-name="ro3">
          <table:table-cell table:number-columns-repeated="3"/>
          <table:table-cell table:style-name="ce1"/>
        </table:table-row>
        <table:table-row table:style-name="ro2">
          <table:table-cell office:value-type="string">
            <text:p>methane_MOPAC </text:p>
          </table:table-cell>
          <table:table-cell office:value-type="float" office:value="22.2333631827">
            <text:p>22.23</text:p>
          </table:table-cell>
          <table:table-cell/>
          <table:table-cell table:style-name="ce1" office:value-type="float" office:value="17.7053124742">
            <text:p>17.71</text:p>
          </table:table-cell>
        </table:table-row>
        <table:table-row table:style-name="ro3" table:number-rows-repeated="1048553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Sheet1" table:style-name="ta1">
        <table:table-column table:style-name="co4" table:default-cell-style-name="Default"/>
        <table:table-column table:style-name="co5" table:default-cell-style-name="Default"/>
        <table:table-row table:style-name="ro3">
          <table:table-cell office:value-type="string">
            <text:p>../Molecules/py_cyclopropane.xyz </text:p>
          </table:table-cell>
          <table:table-cell office:value-type="float" office:value="-16.7856809199">
            <text:p>-16.7856809199</text:p>
          </table:table-cell>
        </table:table-row>
        <table:table-row table:style-name="ro3">
          <table:table-cell office:value-type="string">
            <text:p>../Molecules/py_cyclopentane.xyz </text:p>
          </table:table-cell>
          <table:table-cell office:value-type="float" office:value="190.018921223">
            <text:p>190.018921223</text:p>
          </table:table-cell>
        </table:table-row>
        <table:table-row table:style-name="ro3">
          <table:table-cell office:value-type="string">
            <text:p>../Molecules//py_cyclohexane.xyz </text:p>
          </table:table-cell>
          <table:table-cell office:value-type="float" office:value="129.542902131">
            <text:p>129.542902131</text:p>
          </table:table-cell>
        </table:table-row>
        <table:table-row table:style-name="ro3">
          <table:table-cell office:value-type="string">
            <text:p>../Molecules/chain_dodecane_fit_aniso_no_charge.xyz </text:p>
          </table:table-cell>
          <table:table-cell office:value-type="float" office:value="-225.096064832">
            <text:p>-225.096064832</text:p>
          </table:table-cell>
        </table:table-row>
        <table:table-row table:style-name="ro3">
          <table:table-cell office:value-type="string">
            <text:p>../Molecules/chain_ethane_fit_aniso_no_charge.xyz </text:p>
          </table:table-cell>
          <table:table-cell office:value-type="float" office:value="40.17994133">
            <text:p>40.17994133</text:p>
          </table:table-cell>
        </table:table-row>
        <table:table-row table:style-name="ro3">
          <table:table-cell office:value-type="string">
            <text:p>../Molecules/chain_hexane_fit_aniso_no_charge.xyz </text:p>
          </table:table-cell>
          <table:table-cell office:value-type="float" office:value="183.548923098">
            <text:p>183.548923098</text:p>
          </table:table-cell>
        </table:table-row>
        <table:table-row table:style-name="ro3">
          <table:table-cell office:value-type="string">
            <text:p>../Molecules/chain_methane_fit_aniso_no_charge.xyz </text:p>
          </table:table-cell>
          <table:table-cell office:value-type="float" office:value="3709.63076166">
            <text:p>3709.63076166</text:p>
          </table:table-cell>
        </table:table-row>
        <table:table-row table:style-name="ro3">
          <table:table-cell office:value-type="string">
            <text:p>../Molecules/chain_propane_fit_aniso_no_charge.xyz </text:p>
          </table:table-cell>
          <table:table-cell office:value-type="float" office:value="88.1663136763">
            <text:p>88.1663136763</text:p>
          </table:table-cell>
        </table:table-row>
        <table:table-row table:style-name="ro3">
          <table:table-cell office:value-type="string">
            <text:p>../Molecules/BENZENE_picen_fit_aniso_no_charge.xyz </text:p>
          </table:table-cell>
          <table:table-cell office:value-type="float" office:value="821.765623116">
            <text:p>821.765623116</text:p>
          </table:table-cell>
        </table:table-row>
        <table:table-row table:style-name="ro3">
          <table:table-cell office:value-type="string">
            <text:p>../Molecules/NAPHTA_picen_fit_aniso_no_charge.xyz </text:p>
          </table:table-cell>
          <table:table-cell office:value-type="float" office:value="-223.972145193">
            <text:p>-223.972145193</text:p>
          </table:table-cell>
        </table:table-row>
        <table:table-row table:style-name="ro3">
          <table:table-cell office:value-type="string">
            <text:p>../Molecules/TETCEN_picen_fit_aniso_no_charge.xyz </text:p>
          </table:table-cell>
          <table:table-cell office:value-type="float" office:value="-282.103582054">
            <text:p>-282.103582054</text:p>
          </table:table-cell>
        </table:table-row>
        <table:table-row table:style-name="ro3">
          <table:table-cell office:value-type="string">
            <text:p>../Molecules/ANTCEN_picen_fit_aniso_no_charge.xyz </text:p>
          </table:table-cell>
          <table:table-cell office:value-type="float" office:value="-152.703181367">
            <text:p>-152.703181367</text:p>
          </table:table-cell>
        </table:table-row>
        <table:table-row table:style-name="ro3">
          <table:table-cell office:value-type="string">
            <text:p>../Molecules/Pc_picen_fit_aniso_no_charge.xyz </text:p>
          </table:table-cell>
          <table:table-cell office:value-type="float" office:value="-69.7682201263">
            <text:p>-69.7682201263</text:p>
          </table:table-cell>
        </table:table-row>
        <table:table-row table:style-name="ro3">
          <table:table-cell office:value-type="string">
            <text:p>../Molecules/py_cyclopropane.xyz </text:p>
          </table:table-cell>
          <table:table-cell office:value-type="float" office:value="-16.7856809199">
            <text:p>-16.785680919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entane.xyz </text:p>
          </table:table-cell>
          <table:table-cell office:value-type="float" office:value="190.018921223">
            <text:p>190.01892122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/py_cyclohexane.xyz </text:p>
          </table:table-cell>
          <table:table-cell office:value-type="float" office:value="129.542902131">
            <text:p>129.54290213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dodecane_fit_aniso_no_charge.xyz </text:p>
          </table:table-cell>
          <table:table-cell office:value-type="float" office:value="-225.096064832">
            <text:p>-225.09606483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ethane_fit_aniso_no_charge.xyz </text:p>
          </table:table-cell>
          <table:table-cell office:value-type="float" office:value="40.17994133">
            <text:p>40.1799413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hexane_fit_aniso_no_charge.xyz </text:p>
          </table:table-cell>
          <table:table-cell office:value-type="float" office:value="183.548923098">
            <text:p>183.54892309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methane_fit_aniso_no_charge.xyz </text:p>
          </table:table-cell>
          <table:table-cell office:value-type="float" office:value="3709.63076166">
            <text:p>3709.6307616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propane_fit_aniso_no_charge.xyz </text:p>
          </table:table-cell>
          <table:table-cell office:value-type="float" office:value="88.1663136763">
            <text:p>88.166313676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BENZENE_picen_fit_aniso_no_charge.xyz </text:p>
          </table:table-cell>
          <table:table-cell office:value-type="float" office:value="821.765623116">
            <text:p>821.76562311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NAPHTA_picen_fit_aniso_no_charge.xyz </text:p>
          </table:table-cell>
          <table:table-cell office:value-type="float" office:value="-223.972145193">
            <text:p>-223.97214519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TETCEN_picen_fit_aniso_no_charge.xyz </text:p>
          </table:table-cell>
          <table:table-cell office:value-type="float" office:value="-282.103582054">
            <text:p>-282.103582054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ANTCEN_picen_fit_aniso_no_charge.xyz </text:p>
          </table:table-cell>
          <table:table-cell office:value-type="float" office:value="-152.703181367">
            <text:p>-152.70318136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ropane.xyz </text:p>
          </table:table-cell>
          <table:table-cell office:value-type="float" office:value="-16.7856809199">
            <text:p>-16.785680919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entane.xyz </text:p>
          </table:table-cell>
          <table:table-cell office:value-type="float" office:value="190.018921223">
            <text:p>190.01892122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/py_cyclohexane.xyz </text:p>
          </table:table-cell>
          <table:table-cell office:value-type="float" office:value="129.542902131">
            <text:p>129.54290213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dodecane_fit_aniso_no_charge.xyz </text:p>
          </table:table-cell>
          <table:table-cell office:value-type="float" office:value="-225.096064832">
            <text:p>-225.09606483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ethane_fit_aniso_no_charge.xyz </text:p>
          </table:table-cell>
          <table:table-cell office:value-type="float" office:value="40.17994133">
            <text:p>40.1799413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hexane_fit_aniso_no_charge.xyz </text:p>
          </table:table-cell>
          <table:table-cell office:value-type="float" office:value="183.548923098">
            <text:p>183.54892309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methane_fit_aniso_no_charge.xyz </text:p>
          </table:table-cell>
          <table:table-cell office:value-type="float" office:value="3709.63076166">
            <text:p>3709.6307616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propane_fit_aniso_no_charge.xyz </text:p>
          </table:table-cell>
          <table:table-cell office:value-type="float" office:value="88.1663136763">
            <text:p>88.166313676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BENZENE_picen_fit_aniso_no_charge.xyz </text:p>
          </table:table-cell>
          <table:table-cell office:value-type="float" office:value="821.765623116">
            <text:p>821.76562311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NAPHTA_picen_fit_aniso_no_charge.xyz </text:p>
          </table:table-cell>
          <table:table-cell office:value-type="float" office:value="-223.972145193">
            <text:p>-223.97214519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TETCEN_picen_fit_aniso_no_charge.xyz </text:p>
          </table:table-cell>
          <table:table-cell office:value-type="float" office:value="-282.103582054">
            <text:p>-282.103582054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ANTCEN_picen_fit_aniso_no_charge.xyz </text:p>
          </table:table-cell>
          <table:table-cell office:value-type="float" office:value="-152.703181367">
            <text:p>-152.70318136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c_picen_fit_aniso_no_charge.xyz </text:p>
          </table:table-cell>
          <table:table-cell office:value-type="float" office:value="-69.7682201263">
            <text:p>-69.768220126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ropane.xyz </text:p>
          </table:table-cell>
          <table:table-cell office:value-type="float" office:value="-7.71190080576">
            <text:p>-7.711900805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entane.xyz </text:p>
          </table:table-cell>
          <table:table-cell office:value-type="float" office:value="-18.9271252263">
            <text:p>-18.927125226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/py_cyclohexane.xyz </text:p>
          </table:table-cell>
          <table:table-cell office:value-type="float" office:value="-23.8002269252">
            <text:p>-23.800226925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dodecane_fit_aniso_no_charge.xyz </text:p>
          </table:table-cell>
          <table:table-cell office:value-type="float" office:value="-56.5259737159">
            <text:p>-56.525973715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ethane_fit_aniso_no_charge.xyz </text:p>
          </table:table-cell>
          <table:table-cell office:value-type="float" office:value="4.47143954185">
            <text:p>4.471439541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hexane_fit_aniso_no_charge.xyz </text:p>
          </table:table-cell>
          <table:table-cell office:value-type="float" office:value="-14.4507276494">
            <text:p>-14.4507276494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methane_fit_aniso_no_charge.xyz </text:p>
          </table:table-cell>
          <table:table-cell office:value-type="float" office:value="6.61455748178">
            <text:p>6.614557481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propane_fit_aniso_no_charge.xyz </text:p>
          </table:table-cell>
          <table:table-cell office:value-type="float" office:value="3.86535987294">
            <text:p>3.865359872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BENZENE_picen_fit_aniso_no_charge.xyz </text:p>
          </table:table-cell>
          <table:table-cell office:value-type="float" office:value="-15.6798960464">
            <text:p>-15.6798960464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NAPHTA_picen_fit_aniso_no_charge.xyz </text:p>
          </table:table-cell>
          <table:table-cell office:value-type="float" office:value="-56.8106641287">
            <text:p>-56.810664128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TETCEN_picen_fit_aniso_no_charge.xyz </text:p>
          </table:table-cell>
          <table:table-cell office:value-type="float" office:value="-120.246812558">
            <text:p>-120.24681255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ANTCEN_picen_fit_aniso_no_charge.xyz </text:p>
          </table:table-cell>
          <table:table-cell office:value-type="float" office:value="-93.7999081313">
            <text:p>-93.799908131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c_picen_fit_aniso_no_charge.xyz </text:p>
          </table:table-cell>
          <table:table-cell office:value-type="float" office:value="-140.110804355">
            <text:p>-140.11080435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ropane.xyz </text:p>
          </table:table-cell>
          <table:table-cell office:value-type="float" office:value="30.9055571432">
            <text:p>30.905557143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entane.xyz </text:p>
          </table:table-cell>
          <table:table-cell office:value-type="float" office:value="45.0707780087">
            <text:p>45.070778008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/py_cyclohexane.xyz </text:p>
          </table:table-cell>
          <table:table-cell office:value-type="float" office:value="65.5410262949">
            <text:p>65.541026294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dodecane_fit_aniso_no_charge.xyz </text:p>
          </table:table-cell>
          <table:table-cell office:value-type="float" office:value="346.71972022">
            <text:p>346.7197202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ethane_fit_aniso_no_charge.xyz </text:p>
          </table:table-cell>
          <table:table-cell office:value-type="float" office:value="21.7171002368">
            <text:p>21.717100236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hexane_fit_aniso_no_charge.xyz </text:p>
          </table:table-cell>
          <table:table-cell office:value-type="float" office:value="104.492677931">
            <text:p>104.49267793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methane_fit_aniso_no_charge.xyz </text:p>
          </table:table-cell>
          <table:table-cell office:value-type="float" office:value="9.88883506672">
            <text:p>9.888835066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propane_fit_aniso_no_charge.xyz </text:p>
          </table:table-cell>
          <table:table-cell office:value-type="float" office:value="36.3509416181">
            <text:p>36.350941618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BENZENE_picen_fit_aniso_no_charge.xyz </text:p>
          </table:table-cell>
          <table:table-cell office:value-type="float" office:value="46.8721768433">
            <text:p>46.872176843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NAPHTA_picen_fit_aniso_no_charge.xyz </text:p>
          </table:table-cell>
          <table:table-cell office:value-type="float" office:value="84.1175038613">
            <text:p>84.117503861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TETCEN_picen_fit_aniso_no_charge.xyz </text:p>
          </table:table-cell>
          <table:table-cell office:value-type="float" office:value="177.09102609">
            <text:p>177.0910260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ANTCEN_picen_fit_aniso_no_charge.xyz </text:p>
          </table:table-cell>
          <table:table-cell office:value-type="float" office:value="128.48859495">
            <text:p>128.4885949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c_picen_fit_aniso_no_charge.xyz </text:p>
          </table:table-cell>
          <table:table-cell office:value-type="float" office:value="230.809881662">
            <text:p>230.80988166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ropane.xyz </text:p>
          </table:table-cell>
          <table:table-cell office:value-type="float" office:value="103.103657102">
            <text:p>103.10365710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entane.xyz </text:p>
          </table:table-cell>
          <table:table-cell office:value-type="float" office:value="79.7375587764">
            <text:p>79.7375587764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/py_cyclohexane.xyz </text:p>
          </table:table-cell>
          <table:table-cell office:value-type="float" office:value="105.452775607">
            <text:p>105.45277560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dodecane_fit_aniso_no_charge.xyz </text:p>
          </table:table-cell>
          <table:table-cell office:value-type="float" office:value="1218.56004071">
            <text:p>1218.5600407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ethane_fit_aniso_no_charge.xyz </text:p>
          </table:table-cell>
          <table:table-cell office:value-type="float" office:value="53.6477909824">
            <text:p>53.6477909824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hexane_fit_aniso_no_charge.xyz </text:p>
          </table:table-cell>
          <table:table-cell office:value-type="float" office:value="294.374375245">
            <text:p>294.37437524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methane_fit_aniso_no_charge.xyz </text:p>
          </table:table-cell>
          <table:table-cell office:value-type="float" office:value="24.9886909585">
            <text:p>24.988690958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propane_fit_aniso_no_charge.xyz </text:p>
          </table:table-cell>
          <table:table-cell office:value-type="float" office:value="98.2643637726">
            <text:p>98.264363772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BENZENE_picen_fit_aniso_no_charge.xyz </text:p>
          </table:table-cell>
          <table:table-cell office:value-type="float" office:value="134.565926919">
            <text:p>134.56592691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NAPHTA_picen_fit_aniso_no_charge.xyz </text:p>
          </table:table-cell>
          <table:table-cell office:value-type="float" office:value="-69.8278400327">
            <text:p>-69.827840032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TETCEN_picen_fit_aniso_no_charge.xyz </text:p>
          </table:table-cell>
          <table:table-cell office:value-type="float" office:value="-103.97480143">
            <text:p>-103.9748014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ANTCEN_picen_fit_aniso_no_charge.xyz </text:p>
          </table:table-cell>
          <table:table-cell office:value-type="float" office:value="-126.193773506">
            <text:p>-126.19377350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c_picen_fit_aniso_no_charge.xyz </text:p>
          </table:table-cell>
          <table:table-cell office:value-type="float" office:value="-87.111385627">
            <text:p>-87.11138562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ropane.xyz </text:p>
          </table:table-cell>
          <table:table-cell office:value-type="float" office:value="103.103657102">
            <text:p>103.10365710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entane.xyz </text:p>
          </table:table-cell>
          <table:table-cell office:value-type="float" office:value="79.7375587764">
            <text:p>79.7375587764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/py_cyclohexane.xyz </text:p>
          </table:table-cell>
          <table:table-cell office:value-type="float" office:value="105.452775607">
            <text:p>105.45277560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dodecane_fit_aniso_no_charge.xyz </text:p>
          </table:table-cell>
          <table:table-cell office:value-type="float" office:value="1218.56004071">
            <text:p>1218.5600407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ethane_fit_aniso_no_charge.xyz </text:p>
          </table:table-cell>
          <table:table-cell office:value-type="float" office:value="53.6477909824">
            <text:p>53.6477909824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hexane_fit_aniso_no_charge.xyz </text:p>
          </table:table-cell>
          <table:table-cell office:value-type="float" office:value="294.374375245">
            <text:p>294.37437524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methane_fit_aniso_no_charge.xyz </text:p>
          </table:table-cell>
          <table:table-cell office:value-type="float" office:value="24.9886909585">
            <text:p>24.988690958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propane_fit_aniso_no_charge.xyz </text:p>
          </table:table-cell>
          <table:table-cell office:value-type="float" office:value="98.2643637726">
            <text:p>98.264363772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BENZENE_picen_fit_aniso_no_charge.xyz </text:p>
          </table:table-cell>
          <table:table-cell office:value-type="float" office:value="134.565926919">
            <text:p>134.56592691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NAPHTA_picen_fit_aniso_no_charge.xyz </text:p>
          </table:table-cell>
          <table:table-cell office:value-type="float" office:value="-69.8278400327">
            <text:p>-69.827840032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TETCEN_picen_fit_aniso_no_charge.xyz </text:p>
          </table:table-cell>
          <table:table-cell office:value-type="float" office:value="-103.97480143">
            <text:p>-103.9748014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ANTCEN_picen_fit_aniso_no_charge.xyz </text:p>
          </table:table-cell>
          <table:table-cell office:value-type="float" office:value="-126.193773506">
            <text:p>-126.19377350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ropane.xyz </text:p>
          </table:table-cell>
          <table:table-cell office:value-type="float" office:value="37.8417305741">
            <text:p>37.841730574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entane.xyz </text:p>
          </table:table-cell>
          <table:table-cell office:value-type="float" office:value="61.0962234843">
            <text:p>61.096223484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/py_cyclohexane.xyz </text:p>
          </table:table-cell>
          <table:table-cell office:value-type="float" office:value="72.5803375236">
            <text:p>72.580337523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dodecane_fit_aniso_no_charge.xyz </text:p>
          </table:table-cell>
          <table:table-cell office:value-type="float" office:value="151.914303243">
            <text:p>151.91430324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ethane_fit_aniso_no_charge.xyz </text:p>
          </table:table-cell>
          <table:table-cell office:value-type="float" office:value="30.7378343045">
            <text:p>30.737834304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hexane_fit_aniso_no_charge.xyz </text:p>
          </table:table-cell>
          <table:table-cell office:value-type="float" office:value="78.9706401034">
            <text:p>78.9706401034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methane_fit_aniso_no_charge.xyz </text:p>
          </table:table-cell>
          <table:table-cell office:value-type="float" office:value="18.3988625616">
            <text:p>18.398862561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propane_fit_aniso_no_charge.xyz </text:p>
          </table:table-cell>
          <table:table-cell office:value-type="float" office:value="42.7953366957">
            <text:p>42.795336695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BENZENE_picen_fit_aniso_no_charge.xyz </text:p>
          </table:table-cell>
          <table:table-cell office:value-type="float" office:value="59.5474596638">
            <text:p>59.547459663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NAPHTA_picen_fit_aniso_no_charge.xyz </text:p>
          </table:table-cell>
          <table:table-cell office:value-type="float" office:value="92.6666063651">
            <text:p>92.666606365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TETCEN_picen_fit_aniso_no_charge.xyz </text:p>
          </table:table-cell>
          <table:table-cell office:value-type="float" office:value="159.566105566">
            <text:p>159.56610556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ANTCEN_picen_fit_aniso_no_charge.xyz </text:p>
          </table:table-cell>
          <table:table-cell office:value-type="float" office:value="126.013417765">
            <text:p>126.01341776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c_picen_fit_aniso_no_charge.xyz </text:p>
          </table:table-cell>
          <table:table-cell office:value-type="float" office:value="193.256995939">
            <text:p>193.25699593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ropane.xyz </text:p>
          </table:table-cell>
          <table:table-cell office:value-type="float" office:value="-7.71190080576">
            <text:p>-7.711900805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entane.xyz </text:p>
          </table:table-cell>
          <table:table-cell office:value-type="float" office:value="-18.9271252263">
            <text:p>-18.927125226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/py_cyclohexane.xyz </text:p>
          </table:table-cell>
          <table:table-cell office:value-type="float" office:value="-23.8002269252">
            <text:p>-23.800226925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dodecane_fit_aniso_no_charge.xyz </text:p>
          </table:table-cell>
          <table:table-cell office:value-type="float" office:value="-55.4260208743">
            <text:p>-55.426020874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ethane_fit_aniso_no_charge.xyz </text:p>
          </table:table-cell>
          <table:table-cell office:value-type="float" office:value="4.49175346204">
            <text:p>4.49175346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hexane_fit_aniso_no_charge.xyz </text:p>
          </table:table-cell>
          <table:table-cell office:value-type="float" office:value="-14.1009817281">
            <text:p>-14.100981728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methane_fit_aniso_no_charge.xyz </text:p>
          </table:table-cell>
          <table:table-cell office:value-type="float" office:value="6.61607332321">
            <text:p>6.616073323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propane_fit_aniso_no_charge.xyz </text:p>
          </table:table-cell>
          <table:table-cell office:value-type="float" office:value="3.9658967598">
            <text:p>3.965896759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BENZENE_picen_fit_aniso_no_charge.xyz </text:p>
          </table:table-cell>
          <table:table-cell office:value-type="float" office:value="-15.6097927135">
            <text:p>-15.609792713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NAPHTA_picen_fit_aniso_no_charge.xyz </text:p>
          </table:table-cell>
          <table:table-cell office:value-type="float" office:value="-56.5246345297">
            <text:p>-56.524634529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TETCEN_picen_fit_aniso_no_charge.xyz </text:p>
          </table:table-cell>
          <table:table-cell office:value-type="float" office:value="-119.256742016">
            <text:p>-119.25674201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ANTCEN_picen_fit_aniso_no_charge.xyz </text:p>
          </table:table-cell>
          <table:table-cell office:value-type="float" office:value="-93.0664965614">
            <text:p>-93.0664965614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c_picen_fit_aniso_no_charge.xyz </text:p>
          </table:table-cell>
          <table:table-cell office:value-type="float" office:value="-138.984947783">
            <text:p>-138.98494778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ropane.xyz </text:p>
          </table:table-cell>
          <table:table-cell office:value-type="float" office:value="26.6650987671">
            <text:p>26.665098767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entane.xyz </text:p>
          </table:table-cell>
          <table:table-cell office:value-type="float" office:value="43.5975797074">
            <text:p>43.5975797074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/py_cyclohexane.xyz </text:p>
          </table:table-cell>
          <table:table-cell office:value-type="float" office:value="51.9726601755">
            <text:p>51.972660175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dodecane_fit_aniso_no_charge.xyz </text:p>
          </table:table-cell>
          <table:table-cell office:value-type="float" office:value="106.762956849">
            <text:p>106.76295684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ethane_fit_aniso_no_charge.xyz </text:p>
          </table:table-cell>
          <table:table-cell office:value-type="float" office:value="20.646530821">
            <text:p>20.64653082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hexane_fit_aniso_no_charge.xyz </text:p>
          </table:table-cell>
          <table:table-cell office:value-type="float" office:value="55.1387192847">
            <text:p>55.138719284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methane_fit_aniso_no_charge.xyz </text:p>
          </table:table-cell>
          <table:table-cell office:value-type="float" office:value="11.831943333">
            <text:p>11.83194333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propane_fit_aniso_no_charge.xyz </text:p>
          </table:table-cell>
          <table:table-cell office:value-type="float" office:value="29.3170689354">
            <text:p>29.3170689354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BENZENE_picen_fit_aniso_no_charge.xyz </text:p>
          </table:table-cell>
          <table:table-cell office:value-type="float" office:value="44.5839783104">
            <text:p>44.5839783104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NAPHTA_picen_fit_aniso_no_charge.xyz </text:p>
          </table:table-cell>
          <table:table-cell office:value-type="float" office:value="70.5761802754">
            <text:p>70.5761802754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TETCEN_picen_fit_aniso_no_charge.xyz </text:p>
          </table:table-cell>
          <table:table-cell office:value-type="float" office:value="122.476137218">
            <text:p>122.47613721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ANTCEN_picen_fit_aniso_no_charge.xyz </text:p>
          </table:table-cell>
          <table:table-cell office:value-type="float" office:value="96.5129761763">
            <text:p>96.512976176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c_picen_fit_aniso_no_charge.xyz </text:p>
          </table:table-cell>
          <table:table-cell office:value-type="float" office:value="148.469554679">
            <text:p>148.46955467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ropane.xyz </text:p>
          </table:table-cell>
          <table:table-cell office:value-type="float" office:value="26.6650987671">
            <text:p>26.665098767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entane.xyz </text:p>
          </table:table-cell>
          <table:table-cell office:value-type="float" office:value="43.5975797074">
            <text:p>43.5975797074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/py_cyclohexane.xyz </text:p>
          </table:table-cell>
          <table:table-cell office:value-type="float" office:value="51.9726601755">
            <text:p>51.972660175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dodecane_fit_aniso_no_charge.xyz </text:p>
          </table:table-cell>
          <table:table-cell office:value-type="float" office:value="106.762956849">
            <text:p>106.76295684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ethane_fit_aniso_no_charge.xyz </text:p>
          </table:table-cell>
          <table:table-cell office:value-type="float" office:value="20.646530821">
            <text:p>20.64653082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hexane_fit_aniso_no_charge.xyz </text:p>
          </table:table-cell>
          <table:table-cell office:value-type="float" office:value="55.1387192847">
            <text:p>55.138719284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methane_fit_aniso_no_charge.xyz </text:p>
          </table:table-cell>
          <table:table-cell office:value-type="float" office:value="11.831943333">
            <text:p>11.83194333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propane_fit_aniso_no_charge.xyz </text:p>
          </table:table-cell>
          <table:table-cell office:value-type="float" office:value="29.3170689354">
            <text:p>29.3170689354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BENZENE_picen_fit_aniso_no_charge.xyz </text:p>
          </table:table-cell>
          <table:table-cell office:value-type="float" office:value="44.5839783104">
            <text:p>44.5839783104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NAPHTA_picen_fit_aniso_no_charge.xyz </text:p>
          </table:table-cell>
          <table:table-cell office:value-type="float" office:value="70.5761802754">
            <text:p>70.5761802754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TETCEN_picen_fit_aniso_no_charge.xyz </text:p>
          </table:table-cell>
          <table:table-cell office:value-type="float" office:value="122.476137218">
            <text:p>122.47613721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ANTCEN_picen_fit_aniso_no_charge.xyz </text:p>
          </table:table-cell>
          <table:table-cell office:value-type="float" office:value="96.5129761763">
            <text:p>96.512976176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c_picen_fit_aniso_no_charge.xyz </text:p>
          </table:table-cell>
          <table:table-cell office:value-type="float" office:value="148.469554679">
            <text:p>148.46955467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ropane.xyz </text:p>
          </table:table-cell>
          <table:table-cell office:value-type="float" office:value="26.6650987671">
            <text:p>26.665098767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entane.xyz </text:p>
          </table:table-cell>
          <table:table-cell office:value-type="float" office:value="43.5975797074">
            <text:p>43.5975797074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/py_cyclohexane.xyz </text:p>
          </table:table-cell>
          <table:table-cell office:value-type="float" office:value="51.9726601755">
            <text:p>51.972660175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dodecane_fit_aniso_no_charge.xyz </text:p>
          </table:table-cell>
          <table:table-cell office:value-type="float" office:value="106.761959485">
            <text:p>106.76195948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ethane_fit_aniso_no_charge.xyz </text:p>
          </table:table-cell>
          <table:table-cell office:value-type="float" office:value="20.646328035">
            <text:p>20.64632803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hexane_fit_aniso_no_charge.xyz </text:p>
          </table:table-cell>
          <table:table-cell office:value-type="float" office:value="55.1381955509">
            <text:p>55.138195550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methane_fit_aniso_no_charge.xyz </text:p>
          </table:table-cell>
          <table:table-cell office:value-type="float" office:value="11.8318242807">
            <text:p>11.831824280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propane_fit_aniso_no_charge.xyz </text:p>
          </table:table-cell>
          <table:table-cell office:value-type="float" office:value="29.3167828911">
            <text:p>29.316782891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BENZENE_picen_fit_aniso_no_charge.xyz </text:p>
          </table:table-cell>
          <table:table-cell office:value-type="float" office:value="44.5836432269">
            <text:p>44.583643226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NAPHTA_picen_fit_aniso_no_charge.xyz </text:p>
          </table:table-cell>
          <table:table-cell office:value-type="float" office:value="70.5756828321">
            <text:p>70.575682832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TETCEN_picen_fit_aniso_no_charge.xyz </text:p>
          </table:table-cell>
          <table:table-cell office:value-type="float" office:value="122.475282124">
            <text:p>122.475282124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ANTCEN_picen_fit_aniso_no_charge.xyz </text:p>
          </table:table-cell>
          <table:table-cell office:value-type="float" office:value="96.5123160088">
            <text:p>96.512316008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c_picen_fit_aniso_no_charge.xyz </text:p>
          </table:table-cell>
          <table:table-cell office:value-type="float" office:value="148.468524576">
            <text:p>148.46852457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ropane.xyz </text:p>
          </table:table-cell>
          <table:table-cell office:value-type="float" office:value="26.6650987671">
            <text:p>26.665098767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entane.xyz </text:p>
          </table:table-cell>
          <table:table-cell office:value-type="float" office:value="43.5975797074">
            <text:p>43.5975797074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/py_cyclohexane.xyz </text:p>
          </table:table-cell>
          <table:table-cell office:value-type="float" office:value="51.9726601755">
            <text:p>51.972660175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dodecane_fit_aniso_no_charge.xyz </text:p>
          </table:table-cell>
          <table:table-cell office:value-type="float" office:value="106.761959485">
            <text:p>106.76195948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ethane_fit_aniso_no_charge.xyz </text:p>
          </table:table-cell>
          <table:table-cell office:value-type="float" office:value="20.646328035">
            <text:p>20.64632803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hexane_fit_aniso_no_charge.xyz </text:p>
          </table:table-cell>
          <table:table-cell office:value-type="float" office:value="55.1381955509">
            <text:p>55.138195550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methane_fit_aniso_no_charge.xyz </text:p>
          </table:table-cell>
          <table:table-cell office:value-type="float" office:value="11.8318242807">
            <text:p>11.831824280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propane_fit_aniso_no_charge.xyz </text:p>
          </table:table-cell>
          <table:table-cell office:value-type="float" office:value="29.3167828911">
            <text:p>29.316782891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BENZENE_picen_fit_aniso_no_charge.xyz </text:p>
          </table:table-cell>
          <table:table-cell office:value-type="float" office:value="44.5836432269">
            <text:p>44.583643226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44.6086073108">
            <text:p>44.608607310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ropane.xyz </text:p>
          </table:table-cell>
          <table:table-cell office:value-type="float" office:value="37.8417305741">
            <text:p>37.841730574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entane.xyz </text:p>
          </table:table-cell>
          <table:table-cell office:value-type="float" office:value="61.0962234843">
            <text:p>61.096223484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/py_cyclohexane.xyz </text:p>
          </table:table-cell>
          <table:table-cell office:value-type="float" office:value="72.5803375236">
            <text:p>72.580337523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dodecane_fit_aniso_no_charge.xyz </text:p>
          </table:table-cell>
          <table:table-cell office:value-type="float" office:value="151.914303243">
            <text:p>151.91430324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ethane_fit_aniso_no_charge.xyz </text:p>
          </table:table-cell>
          <table:table-cell office:value-type="float" office:value="30.7378343045">
            <text:p>30.737834304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hexane_fit_aniso_no_charge.xyz </text:p>
          </table:table-cell>
          <table:table-cell office:value-type="float" office:value="78.9706401034">
            <text:p>78.9706401034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methane_fit_aniso_no_charge.xyz </text:p>
          </table:table-cell>
          <table:table-cell office:value-type="float" office:value="18.3988625616">
            <text:p>18.398862561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propane_fit_aniso_no_charge.xyz </text:p>
          </table:table-cell>
          <table:table-cell office:value-type="float" office:value="42.7953366957">
            <text:p>42.795336695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BENZENE_picen_fit_aniso_no_charge.xyz </text:p>
          </table:table-cell>
          <table:table-cell office:value-type="float" office:value="59.5474596638">
            <text:p>59.547459663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59.6325082108">
            <text:p>59.632508210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ropane.xyz </text:p>
          </table:table-cell>
          <table:table-cell office:value-type="float" office:value="37.8417305741">
            <text:p>37.841730574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entane.xyz </text:p>
          </table:table-cell>
          <table:table-cell office:value-type="float" office:value="61.0962234843">
            <text:p>61.096223484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/py_cyclohexane.xyz </text:p>
          </table:table-cell>
          <table:table-cell office:value-type="float" office:value="72.5803375236">
            <text:p>72.580337523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dodecane_fit_aniso_no_charge.xyz </text:p>
          </table:table-cell>
          <table:table-cell office:value-type="float" office:value="151.913535388">
            <text:p>151.91353538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ethane_fit_aniso_no_charge.xyz </text:p>
          </table:table-cell>
          <table:table-cell office:value-type="float" office:value="30.7376766316">
            <text:p>30.737676631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hexane_fit_aniso_no_charge.xyz </text:p>
          </table:table-cell>
          <table:table-cell office:value-type="float" office:value="78.9702372095">
            <text:p>78.970237209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methane_fit_aniso_no_charge.xyz </text:p>
          </table:table-cell>
          <table:table-cell office:value-type="float" office:value="18.3987699444">
            <text:p>18.3987699444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propane_fit_aniso_no_charge.xyz </text:p>
          </table:table-cell>
          <table:table-cell office:value-type="float" office:value="42.7951124732">
            <text:p>42.795112473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BENZENE_picen_fit_aniso_no_charge.xyz </text:p>
          </table:table-cell>
          <table:table-cell office:value-type="float" office:value="59.5471928686">
            <text:p>59.547192868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59.6325082108">
            <text:p>59.632508210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ropane.xyz </text:p>
          </table:table-cell>
          <table:table-cell office:value-type="float" office:value="26.6650987671">
            <text:p>26.665098767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entane.xyz </text:p>
          </table:table-cell>
          <table:table-cell office:value-type="float" office:value="43.5975797074">
            <text:p>43.5975797074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/py_cyclohexane.xyz </text:p>
          </table:table-cell>
          <table:table-cell office:value-type="float" office:value="51.9726601755">
            <text:p>51.972660175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dodecane_fit_aniso_no_charge.xyz </text:p>
          </table:table-cell>
          <table:table-cell office:value-type="float" office:value="106.761959485">
            <text:p>106.76195948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ethane_fit_aniso_no_charge.xyz </text:p>
          </table:table-cell>
          <table:table-cell office:value-type="float" office:value="20.646328035">
            <text:p>20.64632803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hexane_fit_aniso_no_charge.xyz </text:p>
          </table:table-cell>
          <table:table-cell office:value-type="float" office:value="55.1381955509">
            <text:p>55.138195550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methane_fit_aniso_no_charge.xyz </text:p>
          </table:table-cell>
          <table:table-cell office:value-type="float" office:value="11.8318242807">
            <text:p>11.831824280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propane_fit_aniso_no_charge.xyz </text:p>
          </table:table-cell>
          <table:table-cell office:value-type="float" office:value="29.3167828911">
            <text:p>29.316782891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BENZENE_picen_fit_aniso_no_charge.xyz </text:p>
          </table:table-cell>
          <table:table-cell office:value-type="float" office:value="44.5836432269">
            <text:p>44.583643226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44.6086073108">
            <text:p>44.608607310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ropane.xyz </text:p>
          </table:table-cell>
          <table:table-cell office:value-type="float" office:value="26.6650987671">
            <text:p>26.665098767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entane.xyz </text:p>
          </table:table-cell>
          <table:table-cell office:value-type="float" office:value="43.5975797074">
            <text:p>43.5975797074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/py_cyclohexane.xyz </text:p>
          </table:table-cell>
          <table:table-cell office:value-type="float" office:value="51.9726601755">
            <text:p>51.972660175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dodecane_fit_aniso_no_charge.xyz </text:p>
          </table:table-cell>
          <table:table-cell office:value-type="float" office:value="106.761959485">
            <text:p>106.76195948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ethane_fit_aniso_no_charge.xyz </text:p>
          </table:table-cell>
          <table:table-cell office:value-type="float" office:value="20.646328035">
            <text:p>20.64632803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hexane_fit_aniso_no_charge.xyz </text:p>
          </table:table-cell>
          <table:table-cell office:value-type="float" office:value="55.1381955509">
            <text:p>55.138195550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methane_fit_aniso_no_charge.xyz </text:p>
          </table:table-cell>
          <table:table-cell office:value-type="float" office:value="11.8318242807">
            <text:p>11.831824280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propane_fit_aniso_no_charge.xyz </text:p>
          </table:table-cell>
          <table:table-cell office:value-type="float" office:value="29.3167828911">
            <text:p>29.316782891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BENZENE_picen_fit_aniso_no_charge.xyz </text:p>
          </table:table-cell>
          <table:table-cell office:value-type="float" office:value="44.5836432269">
            <text:p>44.583643226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44.6086073108">
            <text:p>44.608607310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ropane.xyz </text:p>
          </table:table-cell>
          <table:table-cell office:value-type="float" office:value="-7.71190080576">
            <text:p>-7.711900805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entane.xyz </text:p>
          </table:table-cell>
          <table:table-cell office:value-type="float" office:value="-18.9271252263">
            <text:p>-18.927125226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/py_cyclohexane.xyz </text:p>
          </table:table-cell>
          <table:table-cell office:value-type="float" office:value="-23.8002269252">
            <text:p>-23.800226925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dodecane_fit_aniso_no_charge.xyz </text:p>
          </table:table-cell>
          <table:table-cell office:value-type="float" office:value="-55.4260208743">
            <text:p>-55.426020874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ethane_fit_aniso_no_charge.xyz </text:p>
          </table:table-cell>
          <table:table-cell office:value-type="float" office:value="4.49175346204">
            <text:p>4.49175346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hexane_fit_aniso_no_charge.xyz </text:p>
          </table:table-cell>
          <table:table-cell office:value-type="float" office:value="-14.1009817281">
            <text:p>-14.100981728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methane_fit_aniso_no_charge.xyz </text:p>
          </table:table-cell>
          <table:table-cell office:value-type="float" office:value="6.61607332321">
            <text:p>6.616073323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propane_fit_aniso_no_charge.xyz </text:p>
          </table:table-cell>
          <table:table-cell office:value-type="float" office:value="3.9658967598">
            <text:p>3.965896759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BENZENE_picen_fit_aniso_no_charge.xyz </text:p>
          </table:table-cell>
          <table:table-cell office:value-type="float" office:value="-15.6097927135">
            <text:p>-15.609792713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-17.8432865559">
            <text:p>-17.843286555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ropane.xyz </text:p>
          </table:table-cell>
          <table:table-cell office:value-type="float" office:value="-7.71190080576">
            <text:p>-7.711900805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entane.xyz </text:p>
          </table:table-cell>
          <table:table-cell office:value-type="float" office:value="-18.9271252263">
            <text:p>-18.927125226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/py_cyclohexane.xyz </text:p>
          </table:table-cell>
          <table:table-cell office:value-type="float" office:value="-23.8002269252">
            <text:p>-23.800226925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dodecane_fit_aniso_no_charge.xyz </text:p>
          </table:table-cell>
          <table:table-cell office:value-type="float" office:value="-55.4260208743">
            <text:p>-55.426020874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ethane_fit_aniso_no_charge.xyz </text:p>
          </table:table-cell>
          <table:table-cell office:value-type="float" office:value="4.49175346204">
            <text:p>4.49175346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hexane_fit_aniso_no_charge.xyz </text:p>
          </table:table-cell>
          <table:table-cell office:value-type="float" office:value="-14.1009817281">
            <text:p>-14.100981728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methane_fit_aniso_no_charge.xyz </text:p>
          </table:table-cell>
          <table:table-cell office:value-type="float" office:value="6.61607332321">
            <text:p>6.616073323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propane_fit_aniso_no_charge.xyz </text:p>
          </table:table-cell>
          <table:table-cell office:value-type="float" office:value="3.9658967598">
            <text:p>3.965896759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BENZENE_picen_fit_aniso_no_charge.xyz </text:p>
          </table:table-cell>
          <table:table-cell office:value-type="float" office:value="-15.6097927135">
            <text:p>-15.609792713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-17.8432865559">
            <text:p>-17.843286555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ropane.xyz </text:p>
          </table:table-cell>
          <table:table-cell office:value-type="float" office:value="26.6650987671">
            <text:p>26.665098767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entane.xyz </text:p>
          </table:table-cell>
          <table:table-cell office:value-type="float" office:value="43.5975797074">
            <text:p>43.5975797074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/py_cyclohexane.xyz </text:p>
          </table:table-cell>
          <table:table-cell office:value-type="float" office:value="51.9726601755">
            <text:p>51.972660175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dodecane_fit_aniso_no_charge.xyz </text:p>
          </table:table-cell>
          <table:table-cell office:value-type="float" office:value="106.761959485">
            <text:p>106.76195948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ethane_fit_aniso_no_charge.xyz </text:p>
          </table:table-cell>
          <table:table-cell office:value-type="float" office:value="20.646328035">
            <text:p>20.64632803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hexane_fit_aniso_no_charge.xyz </text:p>
          </table:table-cell>
          <table:table-cell office:value-type="float" office:value="55.1381955509">
            <text:p>55.138195550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methane_fit_aniso_no_charge.xyz </text:p>
          </table:table-cell>
          <table:table-cell office:value-type="float" office:value="11.8318242807">
            <text:p>11.831824280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propane_fit_aniso_no_charge.xyz </text:p>
          </table:table-cell>
          <table:table-cell office:value-type="float" office:value="29.3167828911">
            <text:p>29.316782891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BENZENE_picen_fit_aniso_no_charge.xyz </text:p>
          </table:table-cell>
          <table:table-cell office:value-type="float" office:value="44.5836432269">
            <text:p>44.583643226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44.6086073108">
            <text:p>44.608607310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ropane.xyz </text:p>
          </table:table-cell>
          <table:table-cell office:value-type="float" office:value="26.6650987671">
            <text:p>26.665098767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entane.xyz </text:p>
          </table:table-cell>
          <table:table-cell office:value-type="float" office:value="43.5975797074">
            <text:p>43.5975797074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/py_cyclohexane.xyz </text:p>
          </table:table-cell>
          <table:table-cell office:value-type="float" office:value="51.9726601755">
            <text:p>51.972660175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dodecane_fit_aniso_no_charge.xyz </text:p>
          </table:table-cell>
          <table:table-cell office:value-type="float" office:value="106.761959485">
            <text:p>106.76195948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ethane_fit_aniso_no_charge.xyz </text:p>
          </table:table-cell>
          <table:table-cell office:value-type="float" office:value="20.646328035">
            <text:p>20.64632803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hexane_fit_aniso_no_charge.xyz </text:p>
          </table:table-cell>
          <table:table-cell office:value-type="float" office:value="55.1381955509">
            <text:p>55.138195550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methane_fit_aniso_no_charge.xyz </text:p>
          </table:table-cell>
          <table:table-cell office:value-type="float" office:value="11.8318242807">
            <text:p>11.831824280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propane_fit_aniso_no_charge.xyz </text:p>
          </table:table-cell>
          <table:table-cell office:value-type="float" office:value="29.3167828911">
            <text:p>29.316782891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BENZENE_picen_fit_aniso_no_charge.xyz </text:p>
          </table:table-cell>
          <table:table-cell office:value-type="float" office:value="44.5836432269">
            <text:p>44.583643226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44.6086073108">
            <text:p>44.608607310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ropane.xyz </text:p>
          </table:table-cell>
          <table:table-cell office:value-type="float" office:value="42.719241196">
            <text:p>42.71924119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entane.xyz </text:p>
          </table:table-cell>
          <table:table-cell office:value-type="float" office:value="68.7495322591">
            <text:p>68.749532259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/py_cyclohexane.xyz </text:p>
          </table:table-cell>
          <table:table-cell office:value-type="float" office:value="81.6304766509">
            <text:p>81.630476650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dodecane_fit_aniso_no_charge.xyz </text:p>
          </table:table-cell>
          <table:table-cell office:value-type="float" office:value="173.755740241">
            <text:p>173.75574024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ethane_fit_aniso_no_charge.xyz </text:p>
          </table:table-cell>
          <table:table-cell office:value-type="float" office:value="35.0702603296">
            <text:p>35.070260329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hexane_fit_aniso_no_charge.xyz </text:p>
          </table:table-cell>
          <table:table-cell office:value-type="float" office:value="89.8104677716">
            <text:p>89.810467771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methane_fit_aniso_no_charge.xyz </text:p>
          </table:table-cell>
          <table:table-cell office:value-type="float" office:value="21.2281486252">
            <text:p>21.228148625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propane_fit_aniso_no_charge.xyz </text:p>
          </table:table-cell>
          <table:table-cell office:value-type="float" office:value="48.6215556871">
            <text:p>48.621555687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BENZENE_picen_fit_aniso_no_charge.xyz </text:p>
          </table:table-cell>
          <table:table-cell office:value-type="float" office:value="66.7864085036">
            <text:p>66.786408503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66.9386945055">
            <text:p>66.938694505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ropane.xyz </text:p>
          </table:table-cell>
          <table:table-cell office:value-type="float" office:value="141.806170326">
            <text:p>141.80617032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entane.xyz </text:p>
          </table:table-cell>
          <table:table-cell office:value-type="float" office:value="85.0906170673">
            <text:p>85.090617067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/py_cyclohexane.xyz </text:p>
          </table:table-cell>
          <table:table-cell office:value-type="float" office:value="170.961012559">
            <text:p>170.96101255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dodecane_fit_aniso_no_charge.xyz </text:p>
          </table:table-cell>
          <table:table-cell office:value-type="float" office:value="-70.1194351966">
            <text:p>-70.119435196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ethane_fit_aniso_no_charge.xyz </text:p>
          </table:table-cell>
          <table:table-cell office:value-type="float" office:value="63.7169119778">
            <text:p>63.716911977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hexane_fit_aniso_no_charge.xyz </text:p>
          </table:table-cell>
          <table:table-cell office:value-type="float" office:value="107.715649948">
            <text:p>107.71564994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methane_fit_aniso_no_charge.xyz </text:p>
          </table:table-cell>
          <table:table-cell office:value-type="float" office:value="17.5872352003">
            <text:p>17.587235200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propane_fit_aniso_no_charge.xyz </text:p>
          </table:table-cell>
          <table:table-cell office:value-type="float" office:value="-78.0168590543">
            <text:p>-78.016859054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BENZENE_picen_fit_aniso_no_charge.xyz </text:p>
          </table:table-cell>
          <table:table-cell office:value-type="float" office:value="227.007895273">
            <text:p>227.00789527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199.393350576">
            <text:p>199.39335057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ropane.xyz </text:p>
          </table:table-cell>
          <table:table-cell office:value-type="float" office:value="141.806170326">
            <text:p>141.80617032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entane.xyz </text:p>
          </table:table-cell>
          <table:table-cell office:value-type="float" office:value="85.0906170673">
            <text:p>85.090617067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/py_cyclohexane.xyz </text:p>
          </table:table-cell>
          <table:table-cell office:value-type="float" office:value="170.961012559">
            <text:p>170.96101255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dodecane_fit_aniso_no_charge.xyz </text:p>
          </table:table-cell>
          <table:table-cell office:value-type="float" office:value="-71.9820004379">
            <text:p>-71.982000437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ethane_fit_aniso_no_charge.xyz </text:p>
          </table:table-cell>
          <table:table-cell office:value-type="float" office:value="62.8722161319">
            <text:p>62.872216131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hexane_fit_aniso_no_charge.xyz </text:p>
          </table:table-cell>
          <table:table-cell office:value-type="float" office:value="88.5819409566">
            <text:p>88.581940956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methane_fit_aniso_no_charge.xyz </text:p>
          </table:table-cell>
          <table:table-cell office:value-type="float" office:value="17.5571603659">
            <text:p>17.557160365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propane_fit_aniso_no_charge.xyz </text:p>
          </table:table-cell>
          <table:table-cell office:value-type="float" office:value="-83.4305415723">
            <text:p>-83.430541572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BENZENE_picen_fit_aniso_no_charge.xyz </text:p>
          </table:table-cell>
          <table:table-cell office:value-type="float" office:value="224.816133013">
            <text:p>224.81613301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199.393350576">
            <text:p>199.39335057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ropane.xyz </text:p>
          </table:table-cell>
          <table:table-cell office:value-type="float" office:value="141.806170326">
            <text:p>141.80617032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entane.xyz </text:p>
          </table:table-cell>
          <table:table-cell office:value-type="float" office:value="85.0906170673">
            <text:p>85.090617067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/py_cyclohexane.xyz </text:p>
          </table:table-cell>
          <table:table-cell office:value-type="float" office:value="170.961012559">
            <text:p>170.96101255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dodecane_fit_aniso_no_charge.xyz </text:p>
          </table:table-cell>
          <table:table-cell office:value-type="float" office:value="-71.9820004379">
            <text:p>-71.982000437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ethane_fit_aniso_no_charge.xyz </text:p>
          </table:table-cell>
          <table:table-cell office:value-type="float" office:value="62.8722161319">
            <text:p>62.872216131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hexane_fit_aniso_no_charge.xyz </text:p>
          </table:table-cell>
          <table:table-cell office:value-type="float" office:value="88.5819409566">
            <text:p>88.581940956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methane_fit_aniso_no_charge.xyz </text:p>
          </table:table-cell>
          <table:table-cell office:value-type="float" office:value="17.5571603659">
            <text:p>17.557160365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propane_fit_aniso_no_charge.xyz </text:p>
          </table:table-cell>
          <table:table-cell office:value-type="float" office:value="-83.4305415723">
            <text:p>-83.430541572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BENZENE_picen_fit_aniso_no_charge.xyz </text:p>
          </table:table-cell>
          <table:table-cell office:value-type="float" office:value="224.816133013">
            <text:p>224.81613301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199.393350576">
            <text:p>199.39335057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ropane.xyz </text:p>
          </table:table-cell>
          <table:table-cell office:value-type="float" office:value="141.806170326">
            <text:p>141.80617032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entane.xyz </text:p>
          </table:table-cell>
          <table:table-cell office:value-type="float" office:value="85.0906170673">
            <text:p>85.090617067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/py_cyclohexane.xyz </text:p>
          </table:table-cell>
          <table:table-cell office:value-type="float" office:value="170.961012559">
            <text:p>170.96101255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dodecane_fit_aniso_no_charge.xyz </text:p>
          </table:table-cell>
          <table:table-cell office:value-type="float" office:value="-70.1194351966">
            <text:p>-70.119435196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ethane_fit_aniso_no_charge.xyz </text:p>
          </table:table-cell>
          <table:table-cell office:value-type="float" office:value="63.7169119778">
            <text:p>63.716911977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hexane_fit_aniso_no_charge.xyz </text:p>
          </table:table-cell>
          <table:table-cell office:value-type="float" office:value="107.715649948">
            <text:p>107.71564994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methane_fit_aniso_no_charge.xyz </text:p>
          </table:table-cell>
          <table:table-cell office:value-type="float" office:value="17.5872352003">
            <text:p>17.587235200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propane_fit_aniso_no_charge.xyz </text:p>
          </table:table-cell>
          <table:table-cell office:value-type="float" office:value="-78.0168590543">
            <text:p>-78.016859054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BENZENE_picen_fit_aniso_no_charge.xyz </text:p>
          </table:table-cell>
          <table:table-cell office:value-type="float" office:value="227.007895273">
            <text:p>227.00789527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199.393350576">
            <text:p>199.39335057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ropane.xyz </text:p>
          </table:table-cell>
          <table:table-cell office:value-type="float" office:value="141.806170326">
            <text:p>141.80617032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entane.xyz </text:p>
          </table:table-cell>
          <table:table-cell office:value-type="float" office:value="85.0906170673">
            <text:p>85.090617067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/py_cyclohexane.xyz </text:p>
          </table:table-cell>
          <table:table-cell office:value-type="float" office:value="170.961012559">
            <text:p>170.96101255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dodecane_fit_aniso_no_charge.xyz </text:p>
          </table:table-cell>
          <table:table-cell office:value-type="float" office:value="-70.1194351966">
            <text:p>-70.119435196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ethane_fit_aniso_no_charge.xyz </text:p>
          </table:table-cell>
          <table:table-cell office:value-type="float" office:value="63.7169119778">
            <text:p>63.716911977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hexane_fit_aniso_no_charge.xyz </text:p>
          </table:table-cell>
          <table:table-cell office:value-type="float" office:value="107.715649948">
            <text:p>107.71564994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methane_fit_aniso_no_charge.xyz </text:p>
          </table:table-cell>
          <table:table-cell office:value-type="float" office:value="17.5872352003">
            <text:p>17.587235200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propane_fit_aniso_no_charge.xyz </text:p>
          </table:table-cell>
          <table:table-cell office:value-type="float" office:value="-78.0168590543">
            <text:p>-78.016859054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BENZENE_picen_fit_aniso_no_charge.xyz </text:p>
          </table:table-cell>
          <table:table-cell office:value-type="float" office:value="227.007895273">
            <text:p>227.00789527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199.393350576">
            <text:p>199.39335057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ropane.xyz </text:p>
          </table:table-cell>
          <table:table-cell office:value-type="float" office:value="141.806170326">
            <text:p>141.80617032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entane.xyz </text:p>
          </table:table-cell>
          <table:table-cell office:value-type="float" office:value="85.0906170673">
            <text:p>85.090617067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/py_cyclohexane.xyz </text:p>
          </table:table-cell>
          <table:table-cell office:value-type="float" office:value="170.961012559">
            <text:p>170.96101255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dodecane_fit_aniso_no_charge.xyz </text:p>
          </table:table-cell>
          <table:table-cell office:value-type="float" office:value="-70.1194351966">
            <text:p>-70.119435196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ethane_fit_aniso_no_charge.xyz </text:p>
          </table:table-cell>
          <table:table-cell office:value-type="float" office:value="63.7169119778">
            <text:p>63.716911977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hexane_fit_aniso_no_charge.xyz </text:p>
          </table:table-cell>
          <table:table-cell office:value-type="float" office:value="107.715649948">
            <text:p>107.71564994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methane_fit_aniso_no_charge.xyz </text:p>
          </table:table-cell>
          <table:table-cell office:value-type="float" office:value="17.5872352003">
            <text:p>17.587235200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propane_fit_aniso_no_charge.xyz </text:p>
          </table:table-cell>
          <table:table-cell office:value-type="float" office:value="-78.0168590543">
            <text:p>-78.016859054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BENZENE_picen_fit_aniso_no_charge.xyz </text:p>
          </table:table-cell>
          <table:table-cell office:value-type="float" office:value="227.007895273">
            <text:p>227.00789527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199.393350576">
            <text:p>199.39335057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ropane.xyz </text:p>
          </table:table-cell>
          <table:table-cell office:value-type="float" office:value="141.806170326">
            <text:p>141.80617032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entane.xyz </text:p>
          </table:table-cell>
          <table:table-cell office:value-type="float" office:value="85.0906170673">
            <text:p>85.090617067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/py_cyclohexane.xyz </text:p>
          </table:table-cell>
          <table:table-cell office:value-type="float" office:value="170.961012559">
            <text:p>170.96101255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dodecane_fit_aniso_no_charge.xyz </text:p>
          </table:table-cell>
          <table:table-cell office:value-type="float" office:value="-70.1194351966">
            <text:p>-70.119435196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ethane_fit_aniso_no_charge.xyz </text:p>
          </table:table-cell>
          <table:table-cell office:value-type="float" office:value="63.7169119778">
            <text:p>63.716911977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hexane_fit_aniso_no_charge.xyz </text:p>
          </table:table-cell>
          <table:table-cell office:value-type="float" office:value="107.715649948">
            <text:p>107.71564994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methane_fit_aniso_no_charge.xyz </text:p>
          </table:table-cell>
          <table:table-cell office:value-type="float" office:value="17.5872352003">
            <text:p>17.587235200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propane_fit_aniso_no_charge.xyz </text:p>
          </table:table-cell>
          <table:table-cell office:value-type="float" office:value="-78.0168590543">
            <text:p>-78.016859054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BENZENE_picen_fit_aniso_no_charge.xyz </text:p>
          </table:table-cell>
          <table:table-cell office:value-type="float" office:value="227.007895273">
            <text:p>227.00789527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1473.85806704">
            <text:p>1473.85806704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ropane.xyz </text:p>
          </table:table-cell>
          <table:table-cell office:value-type="float" office:value="141.806170326">
            <text:p>141.80617032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entane.xyz </text:p>
          </table:table-cell>
          <table:table-cell office:value-type="float" office:value="85.0906170673">
            <text:p>85.090617067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/py_cyclohexane.xyz </text:p>
          </table:table-cell>
          <table:table-cell office:value-type="float" office:value="170.961012559">
            <text:p>170.96101255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dodecane_fit_aniso_no_charge.xyz </text:p>
          </table:table-cell>
          <table:table-cell office:value-type="float" office:value="-70.1194351966">
            <text:p>-70.119435196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ethane_fit_aniso_no_charge.xyz </text:p>
          </table:table-cell>
          <table:table-cell office:value-type="float" office:value="63.7169119778">
            <text:p>63.716911977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hexane_fit_aniso_no_charge.xyz </text:p>
          </table:table-cell>
          <table:table-cell office:value-type="float" office:value="107.715649948">
            <text:p>107.71564994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methane_fit_aniso_no_charge.xyz </text:p>
          </table:table-cell>
          <table:table-cell office:value-type="float" office:value="17.5872352003">
            <text:p>17.587235200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propane_fit_aniso_no_charge.xyz </text:p>
          </table:table-cell>
          <table:table-cell office:value-type="float" office:value="-78.0168590543">
            <text:p>-78.016859054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BENZENE_picen_fit_aniso_no_charge.xyz </text:p>
          </table:table-cell>
          <table:table-cell office:value-type="float" office:value="227.007895273">
            <text:p>227.00789527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-4.8310950436">
            <text:p>-4.831095043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ropane.xyz </text:p>
          </table:table-cell>
          <table:table-cell office:value-type="float" office:value="141.806170326">
            <text:p>141.80617032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entane.xyz </text:p>
          </table:table-cell>
          <table:table-cell office:value-type="float" office:value="85.0906170673">
            <text:p>85.090617067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/py_cyclohexane.xyz </text:p>
          </table:table-cell>
          <table:table-cell office:value-type="float" office:value="170.961012559">
            <text:p>170.96101255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dodecane_fit_aniso_no_charge.xyz </text:p>
          </table:table-cell>
          <table:table-cell office:value-type="float" office:value="-70.1194351966">
            <text:p>-70.119435196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ethane_fit_aniso_no_charge.xyz </text:p>
          </table:table-cell>
          <table:table-cell office:value-type="float" office:value="63.7169119778">
            <text:p>63.716911977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hexane_fit_aniso_no_charge.xyz </text:p>
          </table:table-cell>
          <table:table-cell office:value-type="float" office:value="107.715649948">
            <text:p>107.71564994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methane_fit_aniso_no_charge.xyz </text:p>
          </table:table-cell>
          <table:table-cell office:value-type="float" office:value="17.5872352003">
            <text:p>17.587235200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propane_fit_aniso_no_charge.xyz </text:p>
          </table:table-cell>
          <table:table-cell office:value-type="float" office:value="-78.0168590543">
            <text:p>-78.016859054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BENZENE_picen_fit_aniso_no_charge.xyz </text:p>
          </table:table-cell>
          <table:table-cell office:value-type="float" office:value="227.007895273">
            <text:p>227.00789527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199.393350576">
            <text:p>199.39335057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ropane.xyz </text:p>
          </table:table-cell>
          <table:table-cell office:value-type="float" office:value="141.806170326">
            <text:p>141.80617032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entane.xyz </text:p>
          </table:table-cell>
          <table:table-cell office:value-type="float" office:value="85.0906170673">
            <text:p>85.090617067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/py_cyclohexane.xyz </text:p>
          </table:table-cell>
          <table:table-cell office:value-type="float" office:value="170.961012559">
            <text:p>170.96101255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dodecane_fit_aniso_no_charge.xyz </text:p>
          </table:table-cell>
          <table:table-cell office:value-type="float" office:value="-70.1194351966">
            <text:p>-70.119435196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ethane_fit_aniso_no_charge.xyz </text:p>
          </table:table-cell>
          <table:table-cell office:value-type="float" office:value="63.7169119778">
            <text:p>63.716911977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hexane_fit_aniso_no_charge.xyz </text:p>
          </table:table-cell>
          <table:table-cell office:value-type="float" office:value="107.715649948">
            <text:p>107.71564994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methane_fit_aniso_no_charge.xyz </text:p>
          </table:table-cell>
          <table:table-cell office:value-type="float" office:value="17.5872352003">
            <text:p>17.587235200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propane_fit_aniso_no_charge.xyz </text:p>
          </table:table-cell>
          <table:table-cell office:value-type="float" office:value="-78.0168590543">
            <text:p>-78.016859054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BENZENE_picen_fit_aniso_no_charge.xyz </text:p>
          </table:table-cell>
          <table:table-cell office:value-type="float" office:value="227.007895273">
            <text:p>227.00789527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39.5452101343">
            <text:p>39.545210134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ropane.xyz </text:p>
          </table:table-cell>
          <table:table-cell office:value-type="float" office:value="141.806170326">
            <text:p>141.80617032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entane.xyz </text:p>
          </table:table-cell>
          <table:table-cell office:value-type="float" office:value="85.0906170673">
            <text:p>85.090617067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/py_cyclohexane.xyz </text:p>
          </table:table-cell>
          <table:table-cell office:value-type="float" office:value="170.961012559">
            <text:p>170.96101255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dodecane_fit_aniso_no_charge.xyz </text:p>
          </table:table-cell>
          <table:table-cell office:value-type="float" office:value="-70.1194351966">
            <text:p>-70.119435196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ethane_fit_aniso_no_charge.xyz </text:p>
          </table:table-cell>
          <table:table-cell office:value-type="float" office:value="63.7169119778">
            <text:p>63.716911977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hexane_fit_aniso_no_charge.xyz </text:p>
          </table:table-cell>
          <table:table-cell office:value-type="float" office:value="107.715649948">
            <text:p>107.71564994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methane_fit_aniso_no_charge.xyz </text:p>
          </table:table-cell>
          <table:table-cell office:value-type="float" office:value="17.5872352003">
            <text:p>17.587235200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propane_fit_aniso_no_charge.xyz </text:p>
          </table:table-cell>
          <table:table-cell office:value-type="float" office:value="-78.0168590543">
            <text:p>-78.016859054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BENZENE_picen_fit_aniso_no_charge.xyz </text:p>
          </table:table-cell>
          <table:table-cell office:value-type="float" office:value="227.007895273">
            <text:p>227.00789527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39.5452101343">
            <text:p>39.545210134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ropane.xyz </text:p>
          </table:table-cell>
          <table:table-cell office:value-type="float" office:value="141.806170326">
            <text:p>141.80617032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entane.xyz </text:p>
          </table:table-cell>
          <table:table-cell office:value-type="float" office:value="85.0906170673">
            <text:p>85.090617067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/py_cyclohexane.xyz </text:p>
          </table:table-cell>
          <table:table-cell office:value-type="float" office:value="170.961012559">
            <text:p>170.96101255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dodecane_fit_aniso_no_charge.xyz </text:p>
          </table:table-cell>
          <table:table-cell office:value-type="float" office:value="-70.1194351966">
            <text:p>-70.119435196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ethane_fit_aniso_no_charge.xyz </text:p>
          </table:table-cell>
          <table:table-cell office:value-type="float" office:value="63.7169119778">
            <text:p>63.716911977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hexane_fit_aniso_no_charge.xyz </text:p>
          </table:table-cell>
          <table:table-cell office:value-type="float" office:value="107.715649948">
            <text:p>107.71564994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methane_fit_aniso_no_charge.xyz </text:p>
          </table:table-cell>
          <table:table-cell office:value-type="float" office:value="17.5872352003">
            <text:p>17.587235200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propane_fit_aniso_no_charge.xyz </text:p>
          </table:table-cell>
          <table:table-cell office:value-type="float" office:value="-78.0168590543">
            <text:p>-78.016859054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BENZENE_picen_fit_aniso_no_charge.xyz </text:p>
          </table:table-cell>
          <table:table-cell office:value-type="float" office:value="227.007895273">
            <text:p>227.00789527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39.5452101343">
            <text:p>39.545210134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ropane.xyz </text:p>
          </table:table-cell>
          <table:table-cell office:value-type="float" office:value="141.806170326">
            <text:p>141.80617032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entane.xyz </text:p>
          </table:table-cell>
          <table:table-cell office:value-type="float" office:value="85.0906170673">
            <text:p>85.090617067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/py_cyclohexane.xyz </text:p>
          </table:table-cell>
          <table:table-cell office:value-type="float" office:value="170.961012559">
            <text:p>170.96101255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dodecane_fit_aniso_no_charge.xyz </text:p>
          </table:table-cell>
          <table:table-cell office:value-type="float" office:value="-70.1194351966">
            <text:p>-70.119435196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ethane_fit_aniso_no_charge.xyz </text:p>
          </table:table-cell>
          <table:table-cell office:value-type="float" office:value="63.7169119778">
            <text:p>63.716911977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hexane_fit_aniso_no_charge.xyz </text:p>
          </table:table-cell>
          <table:table-cell office:value-type="float" office:value="107.715649948">
            <text:p>107.71564994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methane_fit_aniso_no_charge.xyz </text:p>
          </table:table-cell>
          <table:table-cell office:value-type="float" office:value="17.5872352003">
            <text:p>17.587235200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propane_fit_aniso_no_charge.xyz </text:p>
          </table:table-cell>
          <table:table-cell office:value-type="float" office:value="-78.0168590543">
            <text:p>-78.016859054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BENZENE_picen_fit_aniso_no_charge.xyz </text:p>
          </table:table-cell>
          <table:table-cell office:value-type="float" office:value="227.007895273">
            <text:p>227.00789527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39.5452101343">
            <text:p>39.545210134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ropane.xyz </text:p>
          </table:table-cell>
          <table:table-cell office:value-type="float" office:value="141.806170326">
            <text:p>141.80617032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entane.xyz </text:p>
          </table:table-cell>
          <table:table-cell office:value-type="float" office:value="85.0906170673">
            <text:p>85.090617067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/py_cyclohexane.xyz </text:p>
          </table:table-cell>
          <table:table-cell office:value-type="float" office:value="170.961012559">
            <text:p>170.96101255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dodecane_fit_aniso_no_charge.xyz </text:p>
          </table:table-cell>
          <table:table-cell office:value-type="float" office:value="-70.1194351966">
            <text:p>-70.119435196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ethane_fit_aniso_no_charge.xyz </text:p>
          </table:table-cell>
          <table:table-cell office:value-type="float" office:value="63.7169119778">
            <text:p>63.716911977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hexane_fit_aniso_no_charge.xyz </text:p>
          </table:table-cell>
          <table:table-cell office:value-type="float" office:value="107.715649948">
            <text:p>107.71564994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methane_fit_aniso_no_charge.xyz </text:p>
          </table:table-cell>
          <table:table-cell office:value-type="float" office:value="17.5872352003">
            <text:p>17.587235200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propane_fit_aniso_no_charge.xyz </text:p>
          </table:table-cell>
          <table:table-cell office:value-type="float" office:value="-78.0168590543">
            <text:p>-78.016859054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BENZENE_picen_fit_aniso_no_charge.xyz </text:p>
          </table:table-cell>
          <table:table-cell office:value-type="float" office:value="227.007895273">
            <text:p>227.00789527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39.5452101343">
            <text:p>39.545210134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ropane.xyz </text:p>
          </table:table-cell>
          <table:table-cell office:value-type="float" office:value="141.806170326">
            <text:p>141.80617032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entane.xyz </text:p>
          </table:table-cell>
          <table:table-cell office:value-type="float" office:value="85.0906170673">
            <text:p>85.090617067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/py_cyclohexane.xyz </text:p>
          </table:table-cell>
          <table:table-cell office:value-type="float" office:value="170.961012559">
            <text:p>170.96101255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dodecane_fit_aniso_no_charge.xyz </text:p>
          </table:table-cell>
          <table:table-cell office:value-type="float" office:value="-70.1194351966">
            <text:p>-70.119435196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ethane_fit_aniso_no_charge.xyz </text:p>
          </table:table-cell>
          <table:table-cell office:value-type="float" office:value="63.7169119778">
            <text:p>63.716911977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hexane_fit_aniso_no_charge.xyz </text:p>
          </table:table-cell>
          <table:table-cell office:value-type="float" office:value="107.715649948">
            <text:p>107.71564994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methane_fit_aniso_no_charge.xyz </text:p>
          </table:table-cell>
          <table:table-cell office:value-type="float" office:value="17.5872352003">
            <text:p>17.587235200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propane_fit_aniso_no_charge.xyz </text:p>
          </table:table-cell>
          <table:table-cell office:value-type="float" office:value="-78.0168590543">
            <text:p>-78.016859054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BENZENE_picen_fit_aniso_no_charge.xyz </text:p>
          </table:table-cell>
          <table:table-cell office:value-type="float" office:value="227.007895273">
            <text:p>227.00789527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39.5452101343">
            <text:p>39.545210134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ropane.xyz </text:p>
          </table:table-cell>
          <table:table-cell office:value-type="float" office:value="141.806170326">
            <text:p>141.80617032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entane.xyz </text:p>
          </table:table-cell>
          <table:table-cell office:value-type="float" office:value="85.0906170673">
            <text:p>85.090617067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/py_cyclohexane.xyz </text:p>
          </table:table-cell>
          <table:table-cell office:value-type="float" office:value="170.961012559">
            <text:p>170.96101255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dodecane_fit_aniso_no_charge.xyz </text:p>
          </table:table-cell>
          <table:table-cell office:value-type="float" office:value="-70.1194351966">
            <text:p>-70.119435196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ethane_fit_aniso_no_charge.xyz </text:p>
          </table:table-cell>
          <table:table-cell office:value-type="float" office:value="63.7169119778">
            <text:p>63.716911977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hexane_fit_aniso_no_charge.xyz </text:p>
          </table:table-cell>
          <table:table-cell office:value-type="float" office:value="107.715649948">
            <text:p>107.71564994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methane_fit_aniso_no_charge.xyz </text:p>
          </table:table-cell>
          <table:table-cell office:value-type="float" office:value="17.5872352003">
            <text:p>17.587235200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propane_fit_aniso_no_charge.xyz </text:p>
          </table:table-cell>
          <table:table-cell office:value-type="float" office:value="-78.0168590543">
            <text:p>-78.016859054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BENZENE_picen_fit_aniso_no_charge.xyz </text:p>
          </table:table-cell>
          <table:table-cell office:value-type="float" office:value="227.007895273">
            <text:p>227.00789527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39.5452101343">
            <text:p>39.545210134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ropane.xyz </text:p>
          </table:table-cell>
          <table:table-cell office:value-type="float" office:value="29.5071569972">
            <text:p>29.507156997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entane.xyz </text:p>
          </table:table-cell>
          <table:table-cell office:value-type="float" office:value="48.2867695638">
            <text:p>48.286769563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/py_cyclohexane.xyz </text:p>
          </table:table-cell>
          <table:table-cell office:value-type="float" office:value="57.2730479756">
            <text:p>57.273047975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dodecane_fit_aniso_no_charge.xyz </text:p>
          </table:table-cell>
          <table:table-cell office:value-type="float" office:value="137.048209421">
            <text:p>137.04820942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ethane_fit_aniso_no_charge.xyz </text:p>
          </table:table-cell>
          <table:table-cell office:value-type="float" office:value="23.2499839036">
            <text:p>23.249983903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hexane_fit_aniso_no_charge.xyz </text:p>
          </table:table-cell>
          <table:table-cell office:value-type="float" office:value="66.375059447">
            <text:p>66.37505944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methane_fit_aniso_no_charge.xyz </text:p>
          </table:table-cell>
          <table:table-cell office:value-type="float" office:value="13.781265035">
            <text:p>13.78126503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propane_fit_aniso_no_charge.xyz </text:p>
          </table:table-cell>
          <table:table-cell office:value-type="float" office:value="33.25448758">
            <text:p>33.2544875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BENZENE_picen_fit_aniso_no_charge.xyz </text:p>
          </table:table-cell>
          <table:table-cell office:value-type="float" office:value="47.0139794436">
            <text:p>47.013979443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199.579972125">
            <text:p>199.57997212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ropane.xyz </text:p>
          </table:table-cell>
          <table:table-cell office:value-type="float" office:value="29.5071569972">
            <text:p>29.507156997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entane.xyz </text:p>
          </table:table-cell>
          <table:table-cell office:value-type="float" office:value="48.2867695638">
            <text:p>48.286769563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/py_cyclohexane.xyz </text:p>
          </table:table-cell>
          <table:table-cell office:value-type="float" office:value="57.2730479756">
            <text:p>57.273047975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dodecane_fit_aniso_no_charge.xyz </text:p>
          </table:table-cell>
          <table:table-cell office:value-type="float" office:value="137.048209421">
            <text:p>137.04820942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ethane_fit_aniso_no_charge.xyz </text:p>
          </table:table-cell>
          <table:table-cell office:value-type="float" office:value="23.2499839036">
            <text:p>23.249983903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hexane_fit_aniso_no_charge.xyz </text:p>
          </table:table-cell>
          <table:table-cell office:value-type="float" office:value="66.375059447">
            <text:p>66.37505944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methane_fit_aniso_no_charge.xyz </text:p>
          </table:table-cell>
          <table:table-cell office:value-type="float" office:value="13.781265035">
            <text:p>13.78126503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propane_fit_aniso_no_charge.xyz </text:p>
          </table:table-cell>
          <table:table-cell office:value-type="float" office:value="33.25448758">
            <text:p>33.2544875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BENZENE_picen_fit_aniso_no_charge.xyz </text:p>
          </table:table-cell>
          <table:table-cell office:value-type="float" office:value="47.0139794436">
            <text:p>47.013979443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199.579972125">
            <text:p>199.57997212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ropane.xyz </text:p>
          </table:table-cell>
          <table:table-cell office:value-type="float" office:value="29.5071569972">
            <text:p>29.507156997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entane.xyz </text:p>
          </table:table-cell>
          <table:table-cell office:value-type="float" office:value="48.2867695638">
            <text:p>48.286769563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/py_cyclohexane.xyz </text:p>
          </table:table-cell>
          <table:table-cell office:value-type="float" office:value="57.2730479756">
            <text:p>57.273047975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dodecane_fit_aniso_no_charge.xyz </text:p>
          </table:table-cell>
          <table:table-cell office:value-type="float" office:value="137.048209421">
            <text:p>137.04820942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ethane_fit_aniso_no_charge.xyz </text:p>
          </table:table-cell>
          <table:table-cell office:value-type="float" office:value="23.2499839036">
            <text:p>23.249983903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hexane_fit_aniso_no_charge.xyz </text:p>
          </table:table-cell>
          <table:table-cell office:value-type="float" office:value="66.375059447">
            <text:p>66.37505944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methane_fit_aniso_no_charge.xyz </text:p>
          </table:table-cell>
          <table:table-cell office:value-type="float" office:value="13.781265035">
            <text:p>13.78126503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propane_fit_aniso_no_charge.xyz </text:p>
          </table:table-cell>
          <table:table-cell office:value-type="float" office:value="33.25448758">
            <text:p>33.2544875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BENZENE_picen_fit_aniso_no_charge.xyz </text:p>
          </table:table-cell>
          <table:table-cell office:value-type="float" office:value="47.0139794436">
            <text:p>47.013979443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199.579972125">
            <text:p>199.57997212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ropane.xyz </text:p>
          </table:table-cell>
          <table:table-cell office:value-type="float" office:value="29.5071569972">
            <text:p>29.507156997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entane.xyz </text:p>
          </table:table-cell>
          <table:table-cell office:value-type="float" office:value="48.2867695638">
            <text:p>48.286769563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/py_cyclohexane.xyz </text:p>
          </table:table-cell>
          <table:table-cell office:value-type="float" office:value="57.2730479756">
            <text:p>57.273047975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dodecane_fit_aniso_no_charge.xyz </text:p>
          </table:table-cell>
          <table:table-cell office:value-type="float" office:value="137.048209421">
            <text:p>137.04820942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ethane_fit_aniso_no_charge.xyz </text:p>
          </table:table-cell>
          <table:table-cell office:value-type="float" office:value="23.2499839036">
            <text:p>23.249983903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hexane_fit_aniso_no_charge.xyz </text:p>
          </table:table-cell>
          <table:table-cell office:value-type="float" office:value="66.375059447">
            <text:p>66.37505944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methane_fit_aniso_no_charge.xyz </text:p>
          </table:table-cell>
          <table:table-cell office:value-type="float" office:value="13.781265035">
            <text:p>13.78126503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propane_fit_aniso_no_charge.xyz </text:p>
          </table:table-cell>
          <table:table-cell office:value-type="float" office:value="33.25448758">
            <text:p>33.2544875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BENZENE_picen_fit_aniso_no_charge.xyz </text:p>
          </table:table-cell>
          <table:table-cell office:value-type="float" office:value="47.0139794436">
            <text:p>47.013979443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199.579972125">
            <text:p>199.57997212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ropane.xyz </text:p>
          </table:table-cell>
          <table:table-cell office:value-type="float" office:value="29.5071569972">
            <text:p>29.507156997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entane.xyz </text:p>
          </table:table-cell>
          <table:table-cell office:value-type="float" office:value="48.2867695638">
            <text:p>48.286769563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/py_cyclohexane.xyz </text:p>
          </table:table-cell>
          <table:table-cell office:value-type="float" office:value="57.2730479756">
            <text:p>57.273047975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dodecane_fit_aniso_no_charge.xyz </text:p>
          </table:table-cell>
          <table:table-cell office:value-type="float" office:value="137.048209421">
            <text:p>137.04820942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ethane_fit_aniso_no_charge.xyz </text:p>
          </table:table-cell>
          <table:table-cell office:value-type="float" office:value="23.2499839036">
            <text:p>23.249983903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hexane_fit_aniso_no_charge.xyz </text:p>
          </table:table-cell>
          <table:table-cell office:value-type="float" office:value="66.375059447">
            <text:p>66.37505944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methane_fit_aniso_no_charge.xyz </text:p>
          </table:table-cell>
          <table:table-cell office:value-type="float" office:value="13.781265035">
            <text:p>13.78126503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propane_fit_aniso_no_charge.xyz </text:p>
          </table:table-cell>
          <table:table-cell office:value-type="float" office:value="33.25448758">
            <text:p>33.2544875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BENZENE_picen_fit_aniso_no_charge.xyz </text:p>
          </table:table-cell>
          <table:table-cell office:value-type="float" office:value="47.0139794436">
            <text:p>47.013979443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47.3952860432">
            <text:p>47.395286043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ropane.xyz </text:p>
          </table:table-cell>
          <table:table-cell office:value-type="float" office:value="29.5071569972">
            <text:p>29.507156997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entane.xyz </text:p>
          </table:table-cell>
          <table:table-cell office:value-type="float" office:value="48.2867695638">
            <text:p>48.286769563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/py_cyclohexane.xyz </text:p>
          </table:table-cell>
          <table:table-cell office:value-type="float" office:value="57.2730479756">
            <text:p>57.273047975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dodecane_fit_aniso_no_charge.xyz </text:p>
          </table:table-cell>
          <table:table-cell office:value-type="float" office:value="137.048209421">
            <text:p>137.04820942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ethane_fit_aniso_no_charge.xyz </text:p>
          </table:table-cell>
          <table:table-cell office:value-type="float" office:value="23.2499839036">
            <text:p>23.249983903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hexane_fit_aniso_no_charge.xyz </text:p>
          </table:table-cell>
          <table:table-cell office:value-type="float" office:value="66.375059447">
            <text:p>66.37505944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methane_fit_aniso_no_charge.xyz </text:p>
          </table:table-cell>
          <table:table-cell office:value-type="float" office:value="13.781265035">
            <text:p>13.78126503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propane_fit_aniso_no_charge.xyz </text:p>
          </table:table-cell>
          <table:table-cell office:value-type="float" office:value="33.25448758">
            <text:p>33.2544875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BENZENE_picen_fit_aniso_no_charge.xyz </text:p>
          </table:table-cell>
          <table:table-cell office:value-type="float" office:value="47.0139794436">
            <text:p>47.013979443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47.3952860432">
            <text:p>47.395286043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ropane.xyz </text:p>
          </table:table-cell>
          <table:table-cell office:value-type="float" office:value="141.806170326">
            <text:p>141.80617032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entane.xyz </text:p>
          </table:table-cell>
          <table:table-cell office:value-type="float" office:value="85.0906170673">
            <text:p>85.090617067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/py_cyclohexane.xyz </text:p>
          </table:table-cell>
          <table:table-cell office:value-type="float" office:value="170.961012559">
            <text:p>170.96101255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dodecane_fit_aniso_no_charge.xyz </text:p>
          </table:table-cell>
          <table:table-cell office:value-type="float" office:value="-70.1194351966">
            <text:p>-70.119435196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ethane_fit_aniso_no_charge.xyz </text:p>
          </table:table-cell>
          <table:table-cell office:value-type="float" office:value="63.7169119778">
            <text:p>63.716911977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hexane_fit_aniso_no_charge.xyz </text:p>
          </table:table-cell>
          <table:table-cell office:value-type="float" office:value="107.715649948">
            <text:p>107.71564994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methane_fit_aniso_no_charge.xyz </text:p>
          </table:table-cell>
          <table:table-cell office:value-type="float" office:value="17.5872352003">
            <text:p>17.587235200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propane_fit_aniso_no_charge.xyz </text:p>
          </table:table-cell>
          <table:table-cell office:value-type="float" office:value="-78.0168590543">
            <text:p>-78.016859054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BENZENE_picen_fit_aniso_no_charge.xyz </text:p>
          </table:table-cell>
          <table:table-cell office:value-type="float" office:value="227.007895273">
            <text:p>227.00789527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199.393350576">
            <text:p>199.39335057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ropane.xyz </text:p>
          </table:table-cell>
          <table:table-cell office:value-type="float" office:value="23.4696001546">
            <text:p>23.469600154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entane.xyz </text:p>
          </table:table-cell>
          <table:table-cell office:value-type="float" office:value="38.1271343515">
            <text:p>38.127134351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/py_cyclohexane.xyz </text:p>
          </table:table-cell>
          <table:table-cell office:value-type="float" office:value="45.8458455779">
            <text:p>45.845845577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dodecane_fit_aniso_no_charge.xyz </text:p>
          </table:table-cell>
          <table:table-cell office:value-type="float" office:value="96.6774926814">
            <text:p>96.6774926814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ethane_fit_aniso_no_charge.xyz </text:p>
          </table:table-cell>
          <table:table-cell office:value-type="float" office:value="18.2700595015">
            <text:p>18.270059501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ropane.xyz </text:p>
          </table:table-cell>
          <table:table-cell office:value-type="float" office:value="103.103657102">
            <text:p>103.10365710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entane.xyz </text:p>
          </table:table-cell>
          <table:table-cell office:value-type="float" office:value="79.7375587764">
            <text:p>79.7375587764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/py_cyclohexane.xyz </text:p>
          </table:table-cell>
          <table:table-cell office:value-type="float" office:value="105.452775607">
            <text:p>105.45277560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dodecane_fit_aniso_no_charge.xyz </text:p>
          </table:table-cell>
          <table:table-cell office:value-type="float" office:value="1216.35001362">
            <text:p>1216.3500136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ethane_fit_aniso_no_charge.xyz </text:p>
          </table:table-cell>
          <table:table-cell office:value-type="float" office:value="53.5537130207">
            <text:p>53.553713020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hexane_fit_aniso_no_charge.xyz </text:p>
          </table:table-cell>
          <table:table-cell office:value-type="float" office:value="293.807098034">
            <text:p>293.807098034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methane_fit_aniso_no_charge.xyz </text:p>
          </table:table-cell>
          <table:table-cell office:value-type="float" office:value="24.9790650352">
            <text:p>24.979065035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propane_fit_aniso_no_charge.xyz </text:p>
          </table:table-cell>
          <table:table-cell office:value-type="float" office:value="98.0641693177">
            <text:p>98.064169317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BENZENE_picen_fit_aniso_no_charge.xyz </text:p>
          </table:table-cell>
          <table:table-cell office:value-type="float" office:value="134.43194864">
            <text:p>134.43194864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127.36240853">
            <text:p>127.3624085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ropane.xyz </text:p>
          </table:table-cell>
          <table:table-cell office:value-type="float" office:value="26.6650987671">
            <text:p>26.665098767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entane.xyz </text:p>
          </table:table-cell>
          <table:table-cell office:value-type="float" office:value="43.5975797074">
            <text:p>43.5975797074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/py_cyclohexane.xyz </text:p>
          </table:table-cell>
          <table:table-cell office:value-type="float" office:value="51.9726601755">
            <text:p>51.972660175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dodecane_fit_aniso_no_charge.xyz </text:p>
          </table:table-cell>
          <table:table-cell office:value-type="float" office:value="106.761959485">
            <text:p>106.76195948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ethane_fit_aniso_no_charge.xyz </text:p>
          </table:table-cell>
          <table:table-cell office:value-type="float" office:value="20.646328035">
            <text:p>20.64632803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hexane_fit_aniso_no_charge.xyz </text:p>
          </table:table-cell>
          <table:table-cell office:value-type="float" office:value="55.1381955509">
            <text:p>55.138195550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methane_fit_aniso_no_charge.xyz </text:p>
          </table:table-cell>
          <table:table-cell office:value-type="float" office:value="11.8318242807">
            <text:p>11.831824280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propane_fit_aniso_no_charge.xyz </text:p>
          </table:table-cell>
          <table:table-cell office:value-type="float" office:value="29.3167828911">
            <text:p>29.316782891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BENZENE_picen_fit_aniso_no_charge.xyz </text:p>
          </table:table-cell>
          <table:table-cell office:value-type="float" office:value="44.5836432269">
            <text:p>44.583643226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44.6086073108">
            <text:p>44.608607310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ropane.xyz </text:p>
          </table:table-cell>
          <table:table-cell office:value-type="float" office:value="26.6650987671">
            <text:p>26.665098767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entane.xyz </text:p>
          </table:table-cell>
          <table:table-cell office:value-type="float" office:value="43.5975797074">
            <text:p>43.5975797074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/py_cyclohexane.xyz </text:p>
          </table:table-cell>
          <table:table-cell office:value-type="float" office:value="51.9726601755">
            <text:p>51.972660175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dodecane_fit_aniso_no_charge.xyz </text:p>
          </table:table-cell>
          <table:table-cell office:value-type="float" office:value="106.761959485">
            <text:p>106.76195948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ethane_fit_aniso_no_charge.xyz </text:p>
          </table:table-cell>
          <table:table-cell office:value-type="float" office:value="20.646328035">
            <text:p>20.64632803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hexane_fit_aniso_no_charge.xyz </text:p>
          </table:table-cell>
          <table:table-cell office:value-type="float" office:value="55.1381955509">
            <text:p>55.138195550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methane_fit_aniso_no_charge.xyz </text:p>
          </table:table-cell>
          <table:table-cell office:value-type="float" office:value="11.8318242807">
            <text:p>11.831824280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propane_fit_aniso_no_charge.xyz </text:p>
          </table:table-cell>
          <table:table-cell office:value-type="float" office:value="29.3167828911">
            <text:p>29.316782891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BENZENE_picen_fit_aniso_no_charge.xyz </text:p>
          </table:table-cell>
          <table:table-cell office:value-type="float" office:value="44.5836432269">
            <text:p>44.583643226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44.6086073108">
            <text:p>44.608607310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ropane.xyz </text:p>
          </table:table-cell>
          <table:table-cell office:value-type="float" office:value="37.8417305741">
            <text:p>37.841730574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entane.xyz </text:p>
          </table:table-cell>
          <table:table-cell office:value-type="float" office:value="61.0962234843">
            <text:p>61.096223484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/py_cyclohexane.xyz </text:p>
          </table:table-cell>
          <table:table-cell office:value-type="float" office:value="72.5803375236">
            <text:p>72.580337523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dodecane_fit_aniso_no_charge.xyz </text:p>
          </table:table-cell>
          <table:table-cell office:value-type="float" office:value="151.913535388">
            <text:p>151.91353538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ethane_fit_aniso_no_charge.xyz </text:p>
          </table:table-cell>
          <table:table-cell office:value-type="float" office:value="30.7376766316">
            <text:p>30.737676631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hexane_fit_aniso_no_charge.xyz </text:p>
          </table:table-cell>
          <table:table-cell office:value-type="float" office:value="78.9702372095">
            <text:p>78.970237209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methane_fit_aniso_no_charge.xyz </text:p>
          </table:table-cell>
          <table:table-cell office:value-type="float" office:value="18.3987699444">
            <text:p>18.3987699444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propane_fit_aniso_no_charge.xyz </text:p>
          </table:table-cell>
          <table:table-cell office:value-type="float" office:value="42.7951124732">
            <text:p>42.795112473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BENZENE_picen_fit_aniso_no_charge.xyz </text:p>
          </table:table-cell>
          <table:table-cell office:value-type="float" office:value="59.5471928686">
            <text:p>59.547192868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59.6325082108">
            <text:p>59.632508210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ropane.xyz </text:p>
          </table:table-cell>
          <table:table-cell office:value-type="float" office:value="-16.7856809199">
            <text:p>-16.785680919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entane.xyz </text:p>
          </table:table-cell>
          <table:table-cell office:value-type="float" office:value="190.018921223">
            <text:p>190.01892122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/py_cyclohexane.xyz </text:p>
          </table:table-cell>
          <table:table-cell office:value-type="float" office:value="129.542902131">
            <text:p>129.54290213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dodecane_fit_aniso_no_charge.xyz </text:p>
          </table:table-cell>
          <table:table-cell office:value-type="float" office:value="-228.739724302">
            <text:p>-228.73972430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ethane_fit_aniso_no_charge.xyz </text:p>
          </table:table-cell>
          <table:table-cell office:value-type="float" office:value="40.1681285947">
            <text:p>40.168128594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hexane_fit_aniso_no_charge.xyz </text:p>
          </table:table-cell>
          <table:table-cell office:value-type="float" office:value="183.341979996">
            <text:p>183.34197999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methane_fit_aniso_no_charge.xyz </text:p>
          </table:table-cell>
          <table:table-cell office:value-type="float" office:value="3603.43380156">
            <text:p>3603.4338015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propane_fit_aniso_no_charge.xyz </text:p>
          </table:table-cell>
          <table:table-cell office:value-type="float" office:value="88.1291829367">
            <text:p>88.129182936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BENZENE_picen_fit_aniso_no_charge.xyz </text:p>
          </table:table-cell>
          <table:table-cell office:value-type="float" office:value="820.160711027">
            <text:p>820.16071102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627.508941113">
            <text:p>627.50894111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ropane.xyz </text:p>
          </table:table-cell>
          <table:table-cell office:value-type="float" office:value="37.8417305741">
            <text:p>37.841730574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entane.xyz </text:p>
          </table:table-cell>
          <table:table-cell office:value-type="float" office:value="61.0962234843">
            <text:p>61.096223484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/py_cyclohexane.xyz </text:p>
          </table:table-cell>
          <table:table-cell office:value-type="float" office:value="72.5803375236">
            <text:p>72.580337523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dodecane_fit_aniso_no_charge.xyz </text:p>
          </table:table-cell>
          <table:table-cell office:value-type="float" office:value="151.913535388">
            <text:p>151.91353538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ethane_fit_aniso_no_charge.xyz </text:p>
          </table:table-cell>
          <table:table-cell office:value-type="float" office:value="30.7376766316">
            <text:p>30.737676631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hexane_fit_aniso_no_charge.xyz </text:p>
          </table:table-cell>
          <table:table-cell office:value-type="float" office:value="78.9702372095">
            <text:p>78.970237209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methane_fit_aniso_no_charge.xyz </text:p>
          </table:table-cell>
          <table:table-cell office:value-type="float" office:value="18.3987699444">
            <text:p>18.3987699444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propane_fit_aniso_no_charge.xyz </text:p>
          </table:table-cell>
          <table:table-cell office:value-type="float" office:value="42.7951124732">
            <text:p>42.795112473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BENZENE_picen_fit_aniso_no_charge.xyz </text:p>
          </table:table-cell>
          <table:table-cell office:value-type="float" office:value="59.5471928686">
            <text:p>59.547192868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59.6325082108">
            <text:p>59.632508210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ropane.xyz </text:p>
          </table:table-cell>
          <table:table-cell office:value-type="float" office:value="26.6650987671">
            <text:p>26.665098767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entane.xyz </text:p>
          </table:table-cell>
          <table:table-cell office:value-type="float" office:value="43.5975797074">
            <text:p>43.5975797074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/py_cyclohexane.xyz </text:p>
          </table:table-cell>
          <table:table-cell office:value-type="float" office:value="51.9726601755">
            <text:p>51.972660175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dodecane_fit_aniso_no_charge.xyz </text:p>
          </table:table-cell>
          <table:table-cell office:value-type="float" office:value="106.761959485">
            <text:p>106.76195948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ethane_fit_aniso_no_charge.xyz </text:p>
          </table:table-cell>
          <table:table-cell office:value-type="float" office:value="20.646328035">
            <text:p>20.64632803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hexane_fit_aniso_no_charge.xyz </text:p>
          </table:table-cell>
          <table:table-cell office:value-type="float" office:value="55.1381955509">
            <text:p>55.138195550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methane_fit_aniso_no_charge.xyz </text:p>
          </table:table-cell>
          <table:table-cell office:value-type="float" office:value="11.8318242807">
            <text:p>11.831824280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propane_fit_aniso_no_charge.xyz </text:p>
          </table:table-cell>
          <table:table-cell office:value-type="float" office:value="29.3167828911">
            <text:p>29.316782891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BENZENE_picen_fit_aniso_no_charge.xyz </text:p>
          </table:table-cell>
          <table:table-cell office:value-type="float" office:value="44.5836432269">
            <text:p>44.583643226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44.6086073108">
            <text:p>44.608607310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ropane.xyz </text:p>
          </table:table-cell>
          <table:table-cell office:value-type="float" office:value="25.3850759572">
            <text:p>25.385075957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entane.xyz </text:p>
          </table:table-cell>
          <table:table-cell office:value-type="float" office:value="41.3031137517">
            <text:p>41.303113751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/py_cyclohexane.xyz </text:p>
          </table:table-cell>
          <table:table-cell office:value-type="float" office:value="49.2168190271">
            <text:p>49.216819027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dodecane_fit_aniso_no_charge.xyz </text:p>
          </table:table-cell>
          <table:table-cell office:value-type="float" office:value="102.25345081">
            <text:p>102.2534508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ethane_fit_aniso_no_charge.xyz </text:p>
          </table:table-cell>
          <table:table-cell office:value-type="float" office:value="19.8245923528">
            <text:p>19.824592352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hexane_fit_aniso_no_charge.xyz </text:p>
          </table:table-cell>
          <table:table-cell office:value-type="float" office:value="52.6711366939">
            <text:p>52.671136693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methane_fit_aniso_no_charge.xyz </text:p>
          </table:table-cell>
          <table:table-cell office:value-type="float" office:value="11.4705782696">
            <text:p>11.470578269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propane_fit_aniso_no_charge.xyz </text:p>
          </table:table-cell>
          <table:table-cell office:value-type="float" office:value="28.0290999593">
            <text:p>28.029099959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BENZENE_picen_fit_aniso_no_charge.xyz </text:p>
          </table:table-cell>
          <table:table-cell office:value-type="float" office:value="42.2504298687">
            <text:p>42.250429868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42.3078467209">
            <text:p>42.307846720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ropane.xyz </text:p>
          </table:table-cell>
          <table:table-cell office:value-type="float" office:value="24.3562542738">
            <text:p>24.356254273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entane.xyz </text:p>
          </table:table-cell>
          <table:table-cell office:value-type="float" office:value="40.0662581709">
            <text:p>40.066258170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/py_cyclohexane.xyz </text:p>
          </table:table-cell>
          <table:table-cell office:value-type="float" office:value="47.9368089247">
            <text:p>47.936808924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dodecane_fit_aniso_no_charge.xyz </text:p>
          </table:table-cell>
          <table:table-cell office:value-type="float" office:value="102.828923854">
            <text:p>102.828923854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ethane_fit_aniso_no_charge.xyz </text:p>
          </table:table-cell>
          <table:table-cell office:value-type="float" office:value="18.9179949777">
            <text:p>18.917994977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hexane_fit_aniso_no_charge.xyz </text:p>
          </table:table-cell>
          <table:table-cell office:value-type="float" office:value="51.8845830461">
            <text:p>51.884583046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methane_fit_aniso_no_charge.xyz </text:p>
          </table:table-cell>
          <table:table-cell office:value-type="float" office:value="10.8305670979">
            <text:p>10.830567097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propane_fit_aniso_no_charge.xyz </text:p>
          </table:table-cell>
          <table:table-cell office:value-type="float" office:value="26.9756896196">
            <text:p>26.975689619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BENZENE_picen_fit_aniso_no_charge.xyz </text:p>
          </table:table-cell>
          <table:table-cell office:value-type="float" office:value="41.4124915531">
            <text:p>41.412491553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41.521924222">
            <text:p>41.52192422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ropane.xyz </text:p>
          </table:table-cell>
          <table:table-cell office:value-type="float" office:value="37.6151762144">
            <text:p>37.6151762144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entane.xyz </text:p>
          </table:table-cell>
          <table:table-cell office:value-type="float" office:value="54.3624830116">
            <text:p>54.362483011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/py_cyclohexane.xyz </text:p>
          </table:table-cell>
          <table:table-cell office:value-type="float" office:value="66.4195050958">
            <text:p>66.419505095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dodecane_fit_aniso_no_charge.xyz </text:p>
          </table:table-cell>
          <table:table-cell office:value-type="float" office:value="173.905678006">
            <text:p>173.90567800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ethane_fit_aniso_no_charge.xyz </text:p>
          </table:table-cell>
          <table:table-cell office:value-type="float" office:value="26.0236558377">
            <text:p>26.023655837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hexane_fit_aniso_no_charge.xyz </text:p>
          </table:table-cell>
          <table:table-cell office:value-type="float" office:value="80.1584103198">
            <text:p>80.158410319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methane_fit_aniso_no_charge.xyz </text:p>
          </table:table-cell>
          <table:table-cell office:value-type="float" office:value="13.8148614451">
            <text:p>13.814861445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propane_fit_aniso_no_charge.xyz </text:p>
          </table:table-cell>
          <table:table-cell office:value-type="float" office:value="38.1802434914">
            <text:p>38.1802434914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BENZENE_picen_fit_aniso_no_charge.xyz </text:p>
          </table:table-cell>
          <table:table-cell office:value-type="float" office:value="66.7725107252">
            <text:p>66.772510725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66.1884475043">
            <text:p>66.188447504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ropane.xyz </text:p>
          </table:table-cell>
          <table:table-cell office:value-type="float" office:value="282.198629818">
            <text:p>282.19862981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entane.xyz </text:p>
          </table:table-cell>
          <table:table-cell office:value-type="float" office:value="93.1867344293">
            <text:p>93.186734429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/py_cyclohexane.xyz </text:p>
          </table:table-cell>
          <table:table-cell office:value-type="float" office:value="142.204246447">
            <text:p>142.20424644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dodecane_fit_aniso_no_charge.xyz </text:p>
          </table:table-cell>
          <table:table-cell office:value-type="float" office:value="-646.410353591">
            <text:p>-646.41035359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ethane_fit_aniso_no_charge.xyz </text:p>
          </table:table-cell>
          <table:table-cell office:value-type="float" office:value="96.3396712284">
            <text:p>96.3396712284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hexane_fit_aniso_no_charge.xyz </text:p>
          </table:table-cell>
          <table:table-cell office:value-type="float" office:value="281.773308806">
            <text:p>281.77330880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methane_fit_aniso_no_charge.xyz </text:p>
          </table:table-cell>
          <table:table-cell office:value-type="float" office:value="35.1538723644">
            <text:p>35.1538723644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propane_fit_aniso_no_charge.xyz </text:p>
          </table:table-cell>
          <table:table-cell office:value-type="float" office:value="-121.664044647">
            <text:p>-121.66404464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BENZENE_picen_fit_aniso_no_charge.xyz </text:p>
          </table:table-cell>
          <table:table-cell office:value-type="float" office:value="181.216914693">
            <text:p>181.21691469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166.198515493">
            <text:p>166.19851549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ropane.xyz </text:p>
          </table:table-cell>
          <table:table-cell office:value-type="float" office:value="37.6151762144">
            <text:p>37.6151762144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entane.xyz </text:p>
          </table:table-cell>
          <table:table-cell office:value-type="float" office:value="54.3624830116">
            <text:p>54.362483011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/py_cyclohexane.xyz </text:p>
          </table:table-cell>
          <table:table-cell office:value-type="float" office:value="66.4195050958">
            <text:p>66.419505095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dodecane_fit_aniso_no_charge.xyz </text:p>
          </table:table-cell>
          <table:table-cell office:value-type="float" office:value="173.905678006">
            <text:p>173.90567800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ethane_fit_aniso_no_charge.xyz </text:p>
          </table:table-cell>
          <table:table-cell office:value-type="float" office:value="26.0236558377">
            <text:p>26.023655837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hexane_fit_aniso_no_charge.xyz </text:p>
          </table:table-cell>
          <table:table-cell office:value-type="float" office:value="80.1584103198">
            <text:p>80.158410319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methane_fit_aniso_no_charge.xyz </text:p>
          </table:table-cell>
          <table:table-cell office:value-type="float" office:value="13.8148614451">
            <text:p>13.814861445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propane_fit_aniso_no_charge.xyz </text:p>
          </table:table-cell>
          <table:table-cell office:value-type="float" office:value="38.1802434914">
            <text:p>38.1802434914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BENZENE_picen_fit_aniso_no_charge.xyz </text:p>
          </table:table-cell>
          <table:table-cell office:value-type="float" office:value="66.7725107252">
            <text:p>66.772510725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66.1884475043">
            <text:p>66.188447504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ropane.xyz </text:p>
          </table:table-cell>
          <table:table-cell office:value-type="float" office:value="26.6650987671">
            <text:p>26.665098767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entane.xyz </text:p>
          </table:table-cell>
          <table:table-cell office:value-type="float" office:value="43.5975797074">
            <text:p>43.5975797074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/py_cyclohexane.xyz </text:p>
          </table:table-cell>
          <table:table-cell office:value-type="float" office:value="51.9726601755">
            <text:p>51.972660175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dodecane_fit_aniso_no_charge.xyz </text:p>
          </table:table-cell>
          <table:table-cell office:value-type="float" office:value="106.761959485">
            <text:p>106.76195948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ethane_fit_aniso_no_charge.xyz </text:p>
          </table:table-cell>
          <table:table-cell office:value-type="float" office:value="20.646328035">
            <text:p>20.64632803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hexane_fit_aniso_no_charge.xyz </text:p>
          </table:table-cell>
          <table:table-cell office:value-type="float" office:value="55.1381955509">
            <text:p>55.138195550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methane_fit_aniso_no_charge.xyz </text:p>
          </table:table-cell>
          <table:table-cell office:value-type="float" office:value="11.8318242807">
            <text:p>11.831824280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propane_fit_aniso_no_charge.xyz </text:p>
          </table:table-cell>
          <table:table-cell office:value-type="float" office:value="29.3167828911">
            <text:p>29.316782891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BENZENE_picen_fit_aniso_no_charge.xyz </text:p>
          </table:table-cell>
          <table:table-cell office:value-type="float" office:value="44.5836432269">
            <text:p>44.583643226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44.6086073108">
            <text:p>44.608607310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ropane.xyz </text:p>
          </table:table-cell>
          <table:table-cell office:value-type="float" office:value="37.8417305741">
            <text:p>37.841730574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entane.xyz </text:p>
          </table:table-cell>
          <table:table-cell office:value-type="float" office:value="61.0962234843">
            <text:p>61.096223484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/py_cyclohexane.xyz </text:p>
          </table:table-cell>
          <table:table-cell office:value-type="float" office:value="72.5803375236">
            <text:p>72.580337523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dodecane_fit_aniso_no_charge.xyz </text:p>
          </table:table-cell>
          <table:table-cell office:value-type="float" office:value="151.913535388">
            <text:p>151.91353538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ethane_fit_aniso_no_charge.xyz </text:p>
          </table:table-cell>
          <table:table-cell office:value-type="float" office:value="30.7376766316">
            <text:p>30.737676631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hexane_fit_aniso_no_charge.xyz </text:p>
          </table:table-cell>
          <table:table-cell office:value-type="float" office:value="78.9702372095">
            <text:p>78.970237209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methane_fit_aniso_no_charge.xyz </text:p>
          </table:table-cell>
          <table:table-cell office:value-type="float" office:value="18.3987699444">
            <text:p>18.3987699444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propane_fit_aniso_no_charge.xyz </text:p>
          </table:table-cell>
          <table:table-cell office:value-type="float" office:value="42.7951124732">
            <text:p>42.795112473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BENZENE_picen_fit_aniso_no_charge.xyz </text:p>
          </table:table-cell>
          <table:table-cell office:value-type="float" office:value="59.5471928686">
            <text:p>59.547192868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59.6325082108">
            <text:p>59.632508210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ropane.xyz </text:p>
          </table:table-cell>
          <table:table-cell office:value-type="float" office:value="26.6650987671">
            <text:p>26.665098767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entane.xyz </text:p>
          </table:table-cell>
          <table:table-cell office:value-type="float" office:value="43.5975797074">
            <text:p>43.5975797074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/py_cyclohexane.xyz </text:p>
          </table:table-cell>
          <table:table-cell office:value-type="float" office:value="51.9726601755">
            <text:p>51.972660175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dodecane_fit_aniso_no_charge.xyz </text:p>
          </table:table-cell>
          <table:table-cell office:value-type="float" office:value="106.761959485">
            <text:p>106.76195948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ethane_fit_aniso_no_charge.xyz </text:p>
          </table:table-cell>
          <table:table-cell office:value-type="float" office:value="20.646328035">
            <text:p>20.64632803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hexane_fit_aniso_no_charge.xyz </text:p>
          </table:table-cell>
          <table:table-cell office:value-type="float" office:value="55.1381955509">
            <text:p>55.138195550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methane_fit_aniso_no_charge.xyz </text:p>
          </table:table-cell>
          <table:table-cell office:value-type="float" office:value="11.8318242807">
            <text:p>11.831824280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propane_fit_aniso_no_charge.xyz </text:p>
          </table:table-cell>
          <table:table-cell office:value-type="float" office:value="29.3167828911">
            <text:p>29.316782891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BENZENE_picen_fit_aniso_no_charge.xyz </text:p>
          </table:table-cell>
          <table:table-cell office:value-type="float" office:value="44.5836432269">
            <text:p>44.583643226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44.6086073108">
            <text:p>44.608607310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ropane.xyz </text:p>
          </table:table-cell>
          <table:table-cell office:value-type="float" office:value="26.6662359403">
            <text:p>26.666235940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entane.xyz </text:p>
          </table:table-cell>
          <table:table-cell office:value-type="float" office:value="43.599833353">
            <text:p>43.59983335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/py_cyclohexane.xyz </text:p>
          </table:table-cell>
          <table:table-cell office:value-type="float" office:value="51.9754534738">
            <text:p>51.975453473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dodecane_fit_aniso_no_charge.xyz </text:p>
          </table:table-cell>
          <table:table-cell office:value-type="float" office:value="106.766754444">
            <text:p>106.766754444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ethane_fit_aniso_no_charge.xyz </text:p>
          </table:table-cell>
          <table:table-cell office:value-type="float" office:value="20.647029602">
            <text:p>20.64702960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hexane_fit_aniso_no_charge.xyz </text:p>
          </table:table-cell>
          <table:table-cell office:value-type="float" office:value="55.1406689714">
            <text:p>55.1406689714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methane_fit_aniso_no_charge.xyz </text:p>
          </table:table-cell>
          <table:table-cell office:value-type="float" office:value="11.8321013051">
            <text:p>11.832101305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propane_fit_aniso_no_charge.xyz </text:p>
          </table:table-cell>
          <table:table-cell office:value-type="float" office:value="29.3179567798">
            <text:p>29.317956779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BENZENE_picen_fit_aniso_no_charge.xyz </text:p>
          </table:table-cell>
          <table:table-cell office:value-type="float" office:value="44.5859350927">
            <text:p>44.585935092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44.6108731902">
            <text:p>44.610873190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ropane.xyz </text:p>
          </table:table-cell>
          <table:table-cell office:value-type="float" office:value="26.6639535831">
            <text:p>26.663953583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entane.xyz </text:p>
          </table:table-cell>
          <table:table-cell office:value-type="float" office:value="43.5953106054">
            <text:p>43.5953106054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/py_cyclohexane.xyz </text:p>
          </table:table-cell>
          <table:table-cell office:value-type="float" office:value="51.9698478991">
            <text:p>51.969847899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dodecane_fit_aniso_no_charge.xyz </text:p>
          </table:table-cell>
          <table:table-cell office:value-type="float" office:value="106.757132375">
            <text:p>106.75713237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ethane_fit_aniso_no_charge.xyz </text:p>
          </table:table-cell>
          <table:table-cell office:value-type="float" office:value="20.645621482">
            <text:p>20.64562148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hexane_fit_aniso_no_charge.xyz </text:p>
          </table:table-cell>
          <table:table-cell office:value-type="float" office:value="55.1357052896">
            <text:p>55.135705289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methane_fit_aniso_no_charge.xyz </text:p>
          </table:table-cell>
          <table:table-cell office:value-type="float" office:value="11.8315452368">
            <text:p>11.831545236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propane_fit_aniso_no_charge.xyz </text:p>
          </table:table-cell>
          <table:table-cell office:value-type="float" office:value="29.315600799">
            <text:p>29.31560079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BENZENE_picen_fit_aniso_no_charge.xyz </text:p>
          </table:table-cell>
          <table:table-cell office:value-type="float" office:value="44.5813356357">
            <text:p>44.581335635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44.6063258945">
            <text:p>44.606325894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ropane.xyz </text:p>
          </table:table-cell>
          <table:table-cell office:value-type="float" office:value="26.7487224857">
            <text:p>26.748722485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entane.xyz </text:p>
          </table:table-cell>
          <table:table-cell office:value-type="float" office:value="43.7644220422">
            <text:p>43.764422042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/py_cyclohexane.xyz </text:p>
          </table:table-cell>
          <table:table-cell office:value-type="float" office:value="52.1799370233">
            <text:p>52.179937023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dodecane_fit_aniso_no_charge.xyz </text:p>
          </table:table-cell>
          <table:table-cell office:value-type="float" office:value="107.118930123">
            <text:p>107.11893012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ethane_fit_aniso_no_charge.xyz </text:p>
          </table:table-cell>
          <table:table-cell office:value-type="float" office:value="20.6978037705">
            <text:p>20.697803770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hexane_fit_aniso_no_charge.xyz </text:p>
          </table:table-cell>
          <table:table-cell office:value-type="float" office:value="55.3216453775">
            <text:p>55.321645377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methane_fit_aniso_no_charge.xyz </text:p>
          </table:table-cell>
          <table:table-cell office:value-type="float" office:value="11.8520170028">
            <text:p>11.852017002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propane_fit_aniso_no_charge.xyz </text:p>
          </table:table-cell>
          <table:table-cell office:value-type="float" office:value="29.4032836218">
            <text:p>29.403283621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BENZENE_picen_fit_aniso_no_charge.xyz </text:p>
          </table:table-cell>
          <table:table-cell office:value-type="float" office:value="44.7532962972">
            <text:p>44.753296297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44.7763637881">
            <text:p>44.776363788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ropane.xyz </text:p>
          </table:table-cell>
          <table:table-cell office:value-type="float" office:value="26.7495824869">
            <text:p>26.749582486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entane.xyz </text:p>
          </table:table-cell>
          <table:table-cell office:value-type="float" office:value="43.7661497535">
            <text:p>43.766149753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/py_cyclohexane.xyz </text:p>
          </table:table-cell>
          <table:table-cell office:value-type="float" office:value="52.1820886009">
            <text:p>52.182088600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dodecane_fit_aniso_no_charge.xyz </text:p>
          </table:table-cell>
          <table:table-cell office:value-type="float" office:value="107.122648063">
            <text:p>107.12264806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ethane_fit_aniso_no_charge.xyz </text:p>
          </table:table-cell>
          <table:table-cell office:value-type="float" office:value="20.6983319513">
            <text:p>20.698331951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ropane.xyz </text:p>
          </table:table-cell>
          <table:table-cell office:value-type="float" office:value="103.103657102">
            <text:p>103.10365710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entane.xyz </text:p>
          </table:table-cell>
          <table:table-cell office:value-type="float" office:value="79.7375587764">
            <text:p>79.7375587764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/py_cyclohexane.xyz </text:p>
          </table:table-cell>
          <table:table-cell office:value-type="float" office:value="105.452775607">
            <text:p>105.45277560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dodecane_fit_aniso_no_charge.xyz </text:p>
          </table:table-cell>
          <table:table-cell office:value-type="float" office:value="1216.35001362">
            <text:p>1216.3500136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ethane_fit_aniso_no_charge.xyz </text:p>
          </table:table-cell>
          <table:table-cell office:value-type="float" office:value="53.5537130207">
            <text:p>53.553713020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hexane_fit_aniso_no_charge.xyz </text:p>
          </table:table-cell>
          <table:table-cell office:value-type="float" office:value="293.807098034">
            <text:p>293.807098034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methane_fit_aniso_no_charge.xyz </text:p>
          </table:table-cell>
          <table:table-cell office:value-type="float" office:value="24.9790650352">
            <text:p>24.979065035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propane_fit_aniso_no_charge.xyz </text:p>
          </table:table-cell>
          <table:table-cell office:value-type="float" office:value="98.0641693177">
            <text:p>98.064169317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BENZENE_picen_fit_aniso_no_charge.xyz </text:p>
          </table:table-cell>
          <table:table-cell office:value-type="float" office:value="134.43194864">
            <text:p>134.43194864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127.36240853">
            <text:p>127.3624085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ropane.xyz </text:p>
          </table:table-cell>
          <table:table-cell office:value-type="float" office:value="103.347280615">
            <text:p>103.34728061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entane.xyz </text:p>
          </table:table-cell>
          <table:table-cell office:value-type="float" office:value="79.781719177">
            <text:p>79.78171917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/py_cyclohexane.xyz </text:p>
          </table:table-cell>
          <table:table-cell office:value-type="float" office:value="105.536858448">
            <text:p>105.53685844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dodecane_fit_aniso_no_charge.xyz </text:p>
          </table:table-cell>
          <table:table-cell office:value-type="float" office:value="1228.42363822">
            <text:p>1228.4236382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ethane_fit_aniso_no_charge.xyz </text:p>
          </table:table-cell>
          <table:table-cell office:value-type="float" office:value="53.6369324488">
            <text:p>53.636932448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hexane_fit_aniso_no_charge.xyz </text:p>
          </table:table-cell>
          <table:table-cell office:value-type="float" office:value="295.303646192">
            <text:p>295.30364619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methane_fit_aniso_no_charge.xyz </text:p>
          </table:table-cell>
          <table:table-cell office:value-type="float" office:value="25.0067266498">
            <text:p>25.006726649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propane_fit_aniso_no_charge.xyz </text:p>
          </table:table-cell>
          <table:table-cell office:value-type="float" office:value="98.377117341">
            <text:p>98.37711734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BENZENE_picen_fit_aniso_no_charge.xyz </text:p>
          </table:table-cell>
          <table:table-cell office:value-type="float" office:value="134.576323523">
            <text:p>134.57632352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127.486385804">
            <text:p>127.486385804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ropane.xyz </text:p>
          </table:table-cell>
          <table:table-cell office:value-type="float" office:value="102.8594034">
            <text:p>102.8594034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entane.xyz </text:p>
          </table:table-cell>
          <table:table-cell office:value-type="float" office:value="79.6931035155">
            <text:p>79.693103515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/py_cyclohexane.xyz </text:p>
          </table:table-cell>
          <table:table-cell office:value-type="float" office:value="105.368254947">
            <text:p>105.36825494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dodecane_fit_aniso_no_charge.xyz </text:p>
          </table:table-cell>
          <table:table-cell office:value-type="float" office:value="1204.439829">
            <text:p>1204.43982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ethane_fit_aniso_no_charge.xyz </text:p>
          </table:table-cell>
          <table:table-cell office:value-type="float" office:value="53.4701717103">
            <text:p>53.470171710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hexane_fit_aniso_no_charge.xyz </text:p>
          </table:table-cell>
          <table:table-cell office:value-type="float" office:value="292.318639434">
            <text:p>292.318639434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methane_fit_aniso_no_charge.xyz </text:p>
          </table:table-cell>
          <table:table-cell office:value-type="float" office:value="24.9512582122">
            <text:p>24.951258212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propane_fit_aniso_no_charge.xyz </text:p>
          </table:table-cell>
          <table:table-cell office:value-type="float" office:value="97.7517572476">
            <text:p>97.751757247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BENZENE_picen_fit_aniso_no_charge.xyz </text:p>
          </table:table-cell>
          <table:table-cell office:value-type="float" office:value="134.286712035">
            <text:p>134.28671203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127.23766457">
            <text:p>127.2376645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ropane.xyz </text:p>
          </table:table-cell>
          <table:table-cell office:value-type="float" office:value="103.128048097">
            <text:p>103.12804809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entane.xyz </text:p>
          </table:table-cell>
          <table:table-cell office:value-type="float" office:value="79.7419880943">
            <text:p>79.741988094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/py_cyclohexane.xyz </text:p>
          </table:table-cell>
          <table:table-cell office:value-type="float" office:value="105.461203643">
            <text:p>105.46120364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dodecane_fit_aniso_no_charge.xyz </text:p>
          </table:table-cell>
          <table:table-cell office:value-type="float" office:value="1217.5499799">
            <text:p>1217.549979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ethane_fit_aniso_no_charge.xyz </text:p>
          </table:table-cell>
          <table:table-cell office:value-type="float" office:value="53.5620495275">
            <text:p>53.562049527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hexane_fit_aniso_no_charge.xyz </text:p>
          </table:table-cell>
          <table:table-cell office:value-type="float" office:value="293.956389274">
            <text:p>293.956389274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methane_fit_aniso_no_charge.xyz </text:p>
          </table:table-cell>
          <table:table-cell office:value-type="float" office:value="24.9818377495">
            <text:p>24.981837749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propane_fit_aniso_no_charge.xyz </text:p>
          </table:table-cell>
          <table:table-cell office:value-type="float" office:value="98.0954403456">
            <text:p>98.095440345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BENZENE_picen_fit_aniso_no_charge.xyz </text:p>
          </table:table-cell>
          <table:table-cell office:value-type="float" office:value="134.446424974">
            <text:p>134.446424974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127.374840809">
            <text:p>127.37484080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ropane.xyz </text:p>
          </table:table-cell>
          <table:table-cell office:value-type="float" office:value="103.079259806">
            <text:p>103.07925980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entane.xyz </text:p>
          </table:table-cell>
          <table:table-cell office:value-type="float" office:value="79.7331265098">
            <text:p>79.733126509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/py_cyclohexane.xyz </text:p>
          </table:table-cell>
          <table:table-cell office:value-type="float" office:value="105.444343194">
            <text:p>105.444343194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dodecane_fit_aniso_no_charge.xyz </text:p>
          </table:table-cell>
          <table:table-cell office:value-type="float" office:value="1215.1516817">
            <text:p>1215.151681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ethane_fit_aniso_no_charge.xyz </text:p>
          </table:table-cell>
          <table:table-cell office:value-type="float" office:value="53.5453732952">
            <text:p>53.545373295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hexane_fit_aniso_no_charge.xyz </text:p>
          </table:table-cell>
          <table:table-cell office:value-type="float" office:value="293.657887691">
            <text:p>293.65788769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methane_fit_aniso_no_charge.xyz </text:p>
          </table:table-cell>
          <table:table-cell office:value-type="float" office:value="24.9762908687">
            <text:p>24.976290868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propane_fit_aniso_no_charge.xyz </text:p>
          </table:table-cell>
          <table:table-cell office:value-type="float" office:value="98.0329036497">
            <text:p>98.032903649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BENZENE_picen_fit_aniso_no_charge.xyz </text:p>
          </table:table-cell>
          <table:table-cell office:value-type="float" office:value="134.417463688">
            <text:p>134.41746368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127.349968584">
            <text:p>127.349968584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ropane.xyz </text:p>
          </table:table-cell>
          <table:table-cell office:value-type="float" office:value="91.9940975143">
            <text:p>91.994097514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entane.xyz </text:p>
          </table:table-cell>
          <table:table-cell office:value-type="float" office:value="77.5115046199">
            <text:p>77.511504619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/py_cyclohexane.xyz </text:p>
          </table:table-cell>
          <table:table-cell office:value-type="float" office:value="101.363453264">
            <text:p>101.363453264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dodecane_fit_aniso_no_charge.xyz </text:p>
          </table:table-cell>
          <table:table-cell office:value-type="float" office:value="816.505083404">
            <text:p>816.505083404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ethane_fit_aniso_no_charge.xyz </text:p>
          </table:table-cell>
          <table:table-cell office:value-type="float" office:value="49.6413068504">
            <text:p>49.6413068504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hexane_fit_aniso_no_charge.xyz </text:p>
          </table:table-cell>
          <table:table-cell office:value-type="float" office:value="236.014728651">
            <text:p>236.01472865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methane_fit_aniso_no_charge.xyz </text:p>
          </table:table-cell>
          <table:table-cell office:value-type="float" office:value="23.6352354134">
            <text:p>23.6352354134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propane_fit_aniso_no_charge.xyz </text:p>
          </table:table-cell>
          <table:table-cell office:value-type="float" office:value="85.0504229767">
            <text:p>85.050422976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BENZENE_picen_fit_aniso_no_charge.xyz </text:p>
          </table:table-cell>
          <table:table-cell office:value-type="float" office:value="127.292494951">
            <text:p>127.29249495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121.19843388">
            <text:p>121.1984338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ropane.xyz </text:p>
          </table:table-cell>
          <table:table-cell office:value-type="float" office:value="87.4900744265">
            <text:p>87.490074426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entane.xyz </text:p>
          </table:table-cell>
          <table:table-cell office:value-type="float" office:value="76.4696312071">
            <text:p>76.469631207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/py_cyclohexane.xyz </text:p>
          </table:table-cell>
          <table:table-cell office:value-type="float" office:value="99.5430659583">
            <text:p>99.543065958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dodecane_fit_aniso_no_charge.xyz </text:p>
          </table:table-cell>
          <table:table-cell office:value-type="float" office:value="708.90170808">
            <text:p>708.9017080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ethane_fit_aniso_no_charge.xyz </text:p>
          </table:table-cell>
          <table:table-cell office:value-type="float" office:value="47.9855471819">
            <text:p>47.985547181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hexane_fit_aniso_no_charge.xyz </text:p>
          </table:table-cell>
          <table:table-cell office:value-type="float" office:value="217.028347445">
            <text:p>217.02834744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methane_fit_aniso_no_charge.xyz </text:p>
          </table:table-cell>
          <table:table-cell office:value-type="float" office:value="23.0405942709">
            <text:p>23.040594270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propane_fit_aniso_no_charge.xyz </text:p>
          </table:table-cell>
          <table:table-cell office:value-type="float" office:value="80.3565004988">
            <text:p>80.356500498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BENZENE_picen_fit_aniso_no_charge.xyz </text:p>
          </table:table-cell>
          <table:table-cell office:value-type="float" office:value="124.053357323">
            <text:p>124.05335732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118.380232746">
            <text:p>118.38023274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ropane.xyz </text:p>
          </table:table-cell>
          <table:table-cell office:value-type="float" office:value="81.3848826924">
            <text:p>81.3848826924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entane.xyz </text:p>
          </table:table-cell>
          <table:table-cell office:value-type="float" office:value="74.8892717922">
            <text:p>74.889271792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/py_cyclohexane.xyz </text:p>
          </table:table-cell>
          <table:table-cell office:value-type="float" office:value="96.8947428878">
            <text:p>96.894742887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dodecane_fit_aniso_no_charge.xyz </text:p>
          </table:table-cell>
          <table:table-cell office:value-type="float" office:value="592.04098107">
            <text:p>592.0409810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ethane_fit_aniso_no_charge.xyz </text:p>
          </table:table-cell>
          <table:table-cell office:value-type="float" office:value="45.6712709677">
            <text:p>45.671270967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hexane_fit_aniso_no_charge.xyz </text:p>
          </table:table-cell>
          <table:table-cell office:value-type="float" office:value="194.161480906">
            <text:p>194.16148090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methane_fit_aniso_no_charge.xyz </text:p>
          </table:table-cell>
          <table:table-cell office:value-type="float" office:value="22.1833401861">
            <text:p>22.183340186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propane_fit_aniso_no_charge.xyz </text:p>
          </table:table-cell>
          <table:table-cell office:value-type="float" office:value="74.4046925584">
            <text:p>74.4046925584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BENZENE_picen_fit_aniso_no_charge.xyz </text:p>
          </table:table-cell>
          <table:table-cell office:value-type="float" office:value="119.295204721">
            <text:p>119.29520472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114.215646544">
            <text:p>114.215646544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ropane.xyz </text:p>
          </table:table-cell>
          <table:table-cell office:value-type="float" office:value="73.605700636">
            <text:p>73.60570063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entane.xyz </text:p>
          </table:table-cell>
          <table:table-cell office:value-type="float" office:value="72.3961789211">
            <text:p>72.396178921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/py_cyclohexane.xyz </text:p>
          </table:table-cell>
          <table:table-cell office:value-type="float" office:value="93.16123233">
            <text:p>93.1612323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dodecane_fit_aniso_no_charge.xyz </text:p>
          </table:table-cell>
          <table:table-cell office:value-type="float" office:value="476.529367357">
            <text:p>476.52936735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ethane_fit_aniso_no_charge.xyz </text:p>
          </table:table-cell>
          <table:table-cell office:value-type="float" office:value="42.5962802737">
            <text:p>42.596280273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hexane_fit_aniso_no_charge.xyz </text:p>
          </table:table-cell>
          <table:table-cell office:value-type="float" office:value="168.702612224">
            <text:p>168.702612224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methane_fit_aniso_no_charge.xyz </text:p>
          </table:table-cell>
          <table:table-cell office:value-type="float" office:value="20.9972853357">
            <text:p>20.997285335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propane_fit_aniso_no_charge.xyz </text:p>
          </table:table-cell>
          <table:table-cell office:value-type="float" office:value="67.3627892073">
            <text:p>67.362789207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BENZENE_picen_fit_aniso_no_charge.xyz </text:p>
          </table:table-cell>
          <table:table-cell office:value-type="float" office:value="112.535603348">
            <text:p>112.53560334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108.248087007">
            <text:p>108.24808700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ropane.xyz </text:p>
          </table:table-cell>
          <table:table-cell office:value-type="float" office:value="67.100535794">
            <text:p>67.100535794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entane.xyz </text:p>
          </table:table-cell>
          <table:table-cell office:value-type="float" office:value="71.17728723">
            <text:p>71.1772872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/py_cyclohexane.xyz </text:p>
          </table:table-cell>
          <table:table-cell office:value-type="float" office:value="89.6601865422">
            <text:p>89.660186542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dodecane_fit_aniso_no_charge.xyz </text:p>
          </table:table-cell>
          <table:table-cell office:value-type="float" office:value="399.787345638">
            <text:p>399.78734563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ethane_fit_aniso_no_charge.xyz </text:p>
          </table:table-cell>
          <table:table-cell office:value-type="float" office:value="39.9058269205">
            <text:p>39.905826920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hexane_fit_aniso_no_charge.xyz </text:p>
          </table:table-cell>
          <table:table-cell office:value-type="float" office:value="149.812049016">
            <text:p>149.81204901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methane_fit_aniso_no_charge.xyz </text:p>
          </table:table-cell>
          <table:table-cell office:value-type="float" office:value="19.9163191481">
            <text:p>19.916319148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propane_fit_aniso_no_charge.xyz </text:p>
          </table:table-cell>
          <table:table-cell office:value-type="float" office:value="61.8215652914">
            <text:p>61.8215652914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BENZENE_picen_fit_aniso_no_charge.xyz </text:p>
          </table:table-cell>
          <table:table-cell office:value-type="float" office:value="106.191836658">
            <text:p>106.19183665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102.591936297">
            <text:p>102.59193629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ropane.xyz </text:p>
          </table:table-cell>
          <table:table-cell office:value-type="float" office:value="60.478401631">
            <text:p>60.47840163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entane.xyz </text:p>
          </table:table-cell>
          <table:table-cell office:value-type="float" office:value="68.1069853374">
            <text:p>68.1069853374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/py_cyclohexane.xyz </text:p>
          </table:table-cell>
          <table:table-cell office:value-type="float" office:value="85.6530503796">
            <text:p>85.653050379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dodecane_fit_aniso_no_charge.xyz </text:p>
          </table:table-cell>
          <table:table-cell office:value-type="float" office:value="334.87962919">
            <text:p>334.8796291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ethane_fit_aniso_no_charge.xyz </text:p>
          </table:table-cell>
          <table:table-cell office:value-type="float" office:value="37.0439102911">
            <text:p>37.043910291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hexane_fit_aniso_no_charge.xyz </text:p>
          </table:table-cell>
          <table:table-cell office:value-type="float" office:value="132.289177041">
            <text:p>132.28917704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methane_fit_aniso_no_charge.xyz </text:p>
          </table:table-cell>
          <table:table-cell office:value-type="float" office:value="18.7240818228">
            <text:p>18.724081822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propane_fit_aniso_no_charge.xyz </text:p>
          </table:table-cell>
          <table:table-cell office:value-type="float" office:value="56.4040307397">
            <text:p>56.404030739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BENZENE_picen_fit_aniso_no_charge.xyz </text:p>
          </table:table-cell>
          <table:table-cell office:value-type="float" office:value="98.9858023185">
            <text:p>98.985802318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96.1008722309">
            <text:p>96.100872230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ropane.xyz </text:p>
          </table:table-cell>
          <table:table-cell office:value-type="float" office:value="54.0586431507">
            <text:p>54.058643150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entane.xyz </text:p>
          </table:table-cell>
          <table:table-cell office:value-type="float" office:value="65.053037467">
            <text:p>65.05303746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/py_cyclohexane.xyz </text:p>
          </table:table-cell>
          <table:table-cell office:value-type="float" office:value="81.234835581">
            <text:p>81.23483558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dodecane_fit_aniso_no_charge.xyz </text:p>
          </table:table-cell>
          <table:table-cell office:value-type="float" office:value="281.504243593">
            <text:p>281.50424359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ethane_fit_aniso_no_charge.xyz </text:p>
          </table:table-cell>
          <table:table-cell office:value-type="float" office:value="34.1388418237">
            <text:p>34.138841823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hexane_fit_aniso_no_charge.xyz </text:p>
          </table:table-cell>
          <table:table-cell office:value-type="float" office:value="116.578728904">
            <text:p>116.578728904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methane_fit_aniso_no_charge.xyz </text:p>
          </table:table-cell>
          <table:table-cell office:value-type="float" office:value="17.4726232398">
            <text:p>17.472623239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propane_fit_aniso_no_charge.xyz </text:p>
          </table:table-cell>
          <table:table-cell office:value-type="float" office:value="51.281800415">
            <text:p>51.28180041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BENZENE_picen_fit_aniso_no_charge.xyz </text:p>
          </table:table-cell>
          <table:table-cell office:value-type="float" office:value="91.1776560713">
            <text:p>91.177656071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88.9864826664">
            <text:p>88.9864826664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ropane.xyz </text:p>
          </table:table-cell>
          <table:table-cell office:value-type="float" office:value="48.7062952009">
            <text:p>48.706295200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entane.xyz </text:p>
          </table:table-cell>
          <table:table-cell office:value-type="float" office:value="62.1127306731">
            <text:p>62.112730673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/py_cyclohexane.xyz </text:p>
          </table:table-cell>
          <table:table-cell office:value-type="float" office:value="77.0500629367">
            <text:p>77.050062936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dodecane_fit_aniso_no_charge.xyz </text:p>
          </table:table-cell>
          <table:table-cell office:value-type="float" office:value="242.581233008">
            <text:p>242.58123300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ethane_fit_aniso_no_charge.xyz </text:p>
          </table:table-cell>
          <table:table-cell office:value-type="float" office:value="31.6091566745">
            <text:p>31.609156674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hexane_fit_aniso_no_charge.xyz </text:p>
          </table:table-cell>
          <table:table-cell office:value-type="float" office:value="104.229384747">
            <text:p>104.22938474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methane_fit_aniso_no_charge.xyz </text:p>
          </table:table-cell>
          <table:table-cell office:value-type="float" office:value="16.3532529688">
            <text:p>16.353252968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propane_fit_aniso_no_charge.xyz </text:p>
          </table:table-cell>
          <table:table-cell office:value-type="float" office:value="47.0499675915">
            <text:p>47.049967591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BENZENE_picen_fit_aniso_no_charge.xyz </text:p>
          </table:table-cell>
          <table:table-cell office:value-type="float" office:value="83.9725772472">
            <text:p>83.972577247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82.3455062526">
            <text:p>82.345506252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ropane.xyz </text:p>
          </table:table-cell>
          <table:table-cell office:value-type="float" office:value="44.0580659667">
            <text:p>44.058065966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entane.xyz </text:p>
          </table:table-cell>
          <table:table-cell office:value-type="float" office:value="59.1778582385">
            <text:p>59.177858238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/py_cyclohexane.xyz </text:p>
          </table:table-cell>
          <table:table-cell office:value-type="float" office:value="72.9606412623">
            <text:p>72.960641262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dodecane_fit_aniso_no_charge.xyz </text:p>
          </table:table-cell>
          <table:table-cell office:value-type="float" office:value="212.087802164">
            <text:p>212.087802164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ethane_fit_aniso_no_charge.xyz </text:p>
          </table:table-cell>
          <table:table-cell office:value-type="float" office:value="29.3266310159">
            <text:p>29.326631015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hexane_fit_aniso_no_charge.xyz </text:p>
          </table:table-cell>
          <table:table-cell office:value-type="float" office:value="93.9361351961">
            <text:p>93.936135196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methane_fit_aniso_no_charge.xyz </text:p>
          </table:table-cell>
          <table:table-cell office:value-type="float" office:value="15.3241227605">
            <text:p>15.324122760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propane_fit_aniso_no_charge.xyz </text:p>
          </table:table-cell>
          <table:table-cell office:value-type="float" office:value="43.3645745362">
            <text:p>43.364574536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BENZENE_picen_fit_aniso_no_charge.xyz </text:p>
          </table:table-cell>
          <table:table-cell office:value-type="float" office:value="77.1531872149">
            <text:p>77.153187214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75.9915001337">
            <text:p>75.991500133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ropane.xyz </text:p>
          </table:table-cell>
          <table:table-cell office:value-type="float" office:value="40.3125299834">
            <text:p>40.3125299834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entane.xyz </text:p>
          </table:table-cell>
          <table:table-cell office:value-type="float" office:value="56.4977143424">
            <text:p>56.4977143424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/py_cyclohexane.xyz </text:p>
          </table:table-cell>
          <table:table-cell office:value-type="float" office:value="69.2961689277">
            <text:p>69.296168927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dodecane_fit_aniso_no_charge.xyz </text:p>
          </table:table-cell>
          <table:table-cell office:value-type="float" office:value="189.379468826">
            <text:p>189.37946882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ethane_fit_aniso_no_charge.xyz </text:p>
          </table:table-cell>
          <table:table-cell office:value-type="float" office:value="27.4264605935">
            <text:p>27.426460593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hexane_fit_aniso_no_charge.xyz </text:p>
          </table:table-cell>
          <table:table-cell office:value-type="float" office:value="85.869875336">
            <text:p>85.86987533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methane_fit_aniso_no_charge.xyz </text:p>
          </table:table-cell>
          <table:table-cell office:value-type="float" office:value="14.4575754767">
            <text:p>14.457575476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propane_fit_aniso_no_charge.xyz </text:p>
          </table:table-cell>
          <table:table-cell office:value-type="float" office:value="40.3657715932">
            <text:p>40.365771593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BENZENE_picen_fit_aniso_no_charge.xyz </text:p>
          </table:table-cell>
          <table:table-cell office:value-type="float" office:value="71.2533999521">
            <text:p>71.253399952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70.4396061673">
            <text:p>70.439606167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ropane.xyz </text:p>
          </table:table-cell>
          <table:table-cell office:value-type="float" office:value="37.4255656477">
            <text:p>37.425565647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entane.xyz </text:p>
          </table:table-cell>
          <table:table-cell office:value-type="float" office:value="54.2052473933">
            <text:p>54.205247393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/py_cyclohexane.xyz </text:p>
          </table:table-cell>
          <table:table-cell office:value-type="float" office:value="66.2090675786">
            <text:p>66.209067578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dodecane_fit_aniso_no_charge.xyz </text:p>
          </table:table-cell>
          <table:table-cell office:value-type="float" office:value="172.842888706">
            <text:p>172.84288870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ethane_fit_aniso_no_charge.xyz </text:p>
          </table:table-cell>
          <table:table-cell office:value-type="float" office:value="25.9239653608">
            <text:p>25.923965360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hexane_fit_aniso_no_charge.xyz </text:p>
          </table:table-cell>
          <table:table-cell office:value-type="float" office:value="79.7594233481">
            <text:p>79.759423348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methane_fit_aniso_no_charge.xyz </text:p>
          </table:table-cell>
          <table:table-cell office:value-type="float" office:value="13.7691616831">
            <text:p>13.769161683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propane_fit_aniso_no_charge.xyz </text:p>
          </table:table-cell>
          <table:table-cell office:value-type="float" office:value="38.0256137001">
            <text:p>38.025613700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BENZENE_picen_fit_aniso_no_charge.xyz </text:p>
          </table:table-cell>
          <table:table-cell office:value-type="float" office:value="66.4501004446">
            <text:p>66.450100444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65.8814054781">
            <text:p>65.881405478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ropane.xyz </text:p>
          </table:table-cell>
          <table:table-cell office:value-type="float" office:value="35.234940255">
            <text:p>35.23494025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entane.xyz </text:p>
          </table:table-cell>
          <table:table-cell office:value-type="float" office:value="52.3149400555">
            <text:p>52.314940055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/py_cyclohexane.xyz </text:p>
          </table:table-cell>
          <table:table-cell office:value-type="float" office:value="63.6933565478">
            <text:p>63.693356547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dodecane_fit_aniso_no_charge.xyz </text:p>
          </table:table-cell>
          <table:table-cell office:value-type="float" office:value="160.780762546">
            <text:p>160.78076254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ethane_fit_aniso_no_charge.xyz </text:p>
          </table:table-cell>
          <table:table-cell office:value-type="float" office:value="24.7621244022">
            <text:p>24.762124402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hexane_fit_aniso_no_charge.xyz </text:p>
          </table:table-cell>
          <table:table-cell office:value-type="float" office:value="75.1690317413">
            <text:p>75.169031741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methane_fit_aniso_no_charge.xyz </text:p>
          </table:table-cell>
          <table:table-cell office:value-type="float" office:value="13.2370320595">
            <text:p>13.237032059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propane_fit_aniso_no_charge.xyz </text:p>
          </table:table-cell>
          <table:table-cell office:value-type="float" office:value="36.2283643267">
            <text:p>36.228364326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BENZENE_picen_fit_aniso_no_charge.xyz </text:p>
          </table:table-cell>
          <table:table-cell office:value-type="float" office:value="62.6539014035">
            <text:p>62.653901403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62.2543149906">
            <text:p>62.254314990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ropane.xyz </text:p>
          </table:table-cell>
          <table:table-cell office:value-type="float" office:value="33.622914671">
            <text:p>33.62291467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entane.xyz </text:p>
          </table:table-cell>
          <table:table-cell office:value-type="float" office:value="50.8312142843">
            <text:p>50.831214284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/py_cyclohexane.xyz </text:p>
          </table:table-cell>
          <table:table-cell office:value-type="float" office:value="61.7363697696">
            <text:p>61.736369769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dodecane_fit_aniso_no_charge.xyz </text:p>
          </table:table-cell>
          <table:table-cell office:value-type="float" office:value="152.137961238">
            <text:p>152.13796123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ethane_fit_aniso_no_charge.xyz </text:p>
          </table:table-cell>
          <table:table-cell office:value-type="float" office:value="23.8957005118">
            <text:p>23.895700511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hexane_fit_aniso_no_charge.xyz </text:p>
          </table:table-cell>
          <table:table-cell office:value-type="float" office:value="71.808801159">
            <text:p>71.80880115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methane_fit_aniso_no_charge.xyz </text:p>
          </table:table-cell>
          <table:table-cell office:value-type="float" office:value="12.8416901562">
            <text:p>12.841690156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propane_fit_aniso_no_charge.xyz </text:p>
          </table:table-cell>
          <table:table-cell office:value-type="float" office:value="34.892071418">
            <text:p>34.89207141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BENZENE_picen_fit_aniso_no_charge.xyz </text:p>
          </table:table-cell>
          <table:table-cell office:value-type="float" office:value="59.7761369986">
            <text:p>59.776136998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59.4900603664">
            <text:p>59.4900603664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ropane.xyz </text:p>
          </table:table-cell>
          <table:table-cell office:value-type="float" office:value="32.466005064">
            <text:p>32.466005064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entane.xyz </text:p>
          </table:table-cell>
          <table:table-cell office:value-type="float" office:value="49.7134998787">
            <text:p>49.713499878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/py_cyclohexane.xyz </text:p>
          </table:table-cell>
          <table:table-cell office:value-type="float" office:value="60.2719162127">
            <text:p>60.271916212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dodecane_fit_aniso_no_charge.xyz </text:p>
          </table:table-cell>
          <table:table-cell office:value-type="float" office:value="146.041659304">
            <text:p>146.041659304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ethane_fit_aniso_no_charge.xyz </text:p>
          </table:table-cell>
          <table:table-cell office:value-type="float" office:value="23.2683437729">
            <text:p>23.268343772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hexane_fit_aniso_no_charge.xyz </text:p>
          </table:table-cell>
          <table:table-cell office:value-type="float" office:value="69.4028067191">
            <text:p>69.402806719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methane_fit_aniso_no_charge.xyz </text:p>
          </table:table-cell>
          <table:table-cell office:value-type="float" office:value="12.557012708">
            <text:p>12.55701270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propane_fit_aniso_no_charge.xyz </text:p>
          </table:table-cell>
          <table:table-cell office:value-type="float" office:value="33.9252272516">
            <text:p>33.925227251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BENZENE_picen_fit_aniso_no_charge.xyz </text:p>
          </table:table-cell>
          <table:table-cell office:value-type="float" office:value="57.6664986815">
            <text:p>57.666498681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57.4554794416">
            <text:p>57.455479441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ropane.xyz </text:p>
          </table:table-cell>
          <table:table-cell office:value-type="float" office:value="32.466457839">
            <text:p>32.46645783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entane.xyz </text:p>
          </table:table-cell>
          <table:table-cell office:value-type="float" office:value="49.7139464237">
            <text:p>49.713946423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/py_cyclohexane.xyz </text:p>
          </table:table-cell>
          <table:table-cell office:value-type="float" office:value="60.2724996462">
            <text:p>60.272499646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dodecane_fit_aniso_no_charge.xyz </text:p>
          </table:table-cell>
          <table:table-cell office:value-type="float" office:value="146.044029457">
            <text:p>146.04402945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ethane_fit_aniso_no_charge.xyz </text:p>
          </table:table-cell>
          <table:table-cell office:value-type="float" office:value="23.2685901436">
            <text:p>23.268590143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hexane_fit_aniso_no_charge.xyz </text:p>
          </table:table-cell>
          <table:table-cell office:value-type="float" office:value="69.4037478429">
            <text:p>69.403747842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methane_fit_aniso_no_charge.xyz </text:p>
          </table:table-cell>
          <table:table-cell office:value-type="float" office:value="12.5571241479">
            <text:p>12.557124147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propane_fit_aniso_no_charge.xyz </text:p>
          </table:table-cell>
          <table:table-cell office:value-type="float" office:value="33.9256069702">
            <text:p>33.925606970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BENZENE_picen_fit_aniso_no_charge.xyz </text:p>
          </table:table-cell>
          <table:table-cell office:value-type="float" office:value="57.6673316155">
            <text:p>57.667331615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57.4562841152">
            <text:p>57.456284115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ropane.xyz </text:p>
          </table:table-cell>
          <table:table-cell office:value-type="float" office:value="32.4655523192">
            <text:p>32.465552319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entane.xyz </text:p>
          </table:table-cell>
          <table:table-cell office:value-type="float" office:value="49.7130533562">
            <text:p>49.713053356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/py_cyclohexane.xyz </text:p>
          </table:table-cell>
          <table:table-cell office:value-type="float" office:value="60.2713328099">
            <text:p>60.271332809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dodecane_fit_aniso_no_charge.xyz </text:p>
          </table:table-cell>
          <table:table-cell office:value-type="float" office:value="146.039289321">
            <text:p>146.03928932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ethane_fit_aniso_no_charge.xyz </text:p>
          </table:table-cell>
          <table:table-cell office:value-type="float" office:value="23.268097418">
            <text:p>23.26809741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hexane_fit_aniso_no_charge.xyz </text:p>
          </table:table-cell>
          <table:table-cell office:value-type="float" office:value="69.4018656581">
            <text:p>69.401865658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methane_fit_aniso_no_charge.xyz </text:p>
          </table:table-cell>
          <table:table-cell office:value-type="float" office:value="12.5569012755">
            <text:p>12.556901275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propane_fit_aniso_no_charge.xyz </text:p>
          </table:table-cell>
          <table:table-cell office:value-type="float" office:value="33.9248475573">
            <text:p>33.924847557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BENZENE_picen_fit_aniso_no_charge.xyz </text:p>
          </table:table-cell>
          <table:table-cell office:value-type="float" office:value="57.6656657973">
            <text:p>57.665665797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57.454674815">
            <text:p>57.45467481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ropane.xyz </text:p>
          </table:table-cell>
          <table:table-cell office:value-type="float" office:value="32.4694785582">
            <text:p>32.469478558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entane.xyz </text:p>
          </table:table-cell>
          <table:table-cell office:value-type="float" office:value="49.7169253921">
            <text:p>49.716925392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/py_cyclohexane.xyz </text:p>
          </table:table-cell>
          <table:table-cell office:value-type="float" office:value="60.2763918513">
            <text:p>60.276391851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dodecane_fit_aniso_no_charge.xyz </text:p>
          </table:table-cell>
          <table:table-cell office:value-type="float" office:value="146.059842393">
            <text:p>146.05984239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ethane_fit_aniso_no_charge.xyz </text:p>
          </table:table-cell>
          <table:table-cell office:value-type="float" office:value="23.2702338059">
            <text:p>23.270233805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hexane_fit_aniso_no_charge.xyz </text:p>
          </table:table-cell>
          <table:table-cell office:value-type="float" office:value="69.4100266208">
            <text:p>69.410026620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methane_fit_aniso_no_charge.xyz </text:p>
          </table:table-cell>
          <table:table-cell office:value-type="float" office:value="12.5578676279">
            <text:p>12.557867627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propane_fit_aniso_no_charge.xyz </text:p>
          </table:table-cell>
          <table:table-cell office:value-type="float" office:value="33.9281402617">
            <text:p>33.928140261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BENZENE_picen_fit_aniso_no_charge.xyz </text:p>
          </table:table-cell>
          <table:table-cell office:value-type="float" office:value="57.6728884445">
            <text:p>57.672888444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57.4616523799">
            <text:p>57.461652379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ropane.xyz </text:p>
          </table:table-cell>
          <table:table-cell office:value-type="float" office:value="32.4625333432">
            <text:p>32.462533343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entane.xyz </text:p>
          </table:table-cell>
          <table:table-cell office:value-type="float" office:value="49.7100756849">
            <text:p>49.710075684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/py_cyclohexane.xyz </text:p>
          </table:table-cell>
          <table:table-cell office:value-type="float" office:value="60.2674423747">
            <text:p>60.267442374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dodecane_fit_aniso_no_charge.xyz </text:p>
          </table:table-cell>
          <table:table-cell office:value-type="float" office:value="146.023486187">
            <text:p>146.02348618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ethane_fit_aniso_no_charge.xyz </text:p>
          </table:table-cell>
          <table:table-cell office:value-type="float" office:value="23.2664546675">
            <text:p>23.266454667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hexane_fit_aniso_no_charge.xyz </text:p>
          </table:table-cell>
          <table:table-cell office:value-type="float" office:value="69.3955905176">
            <text:p>69.395590517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methane_fit_aniso_no_charge.xyz </text:p>
          </table:table-cell>
          <table:table-cell office:value-type="float" office:value="12.5561582263">
            <text:p>12.556158226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propane_fit_aniso_no_charge.xyz </text:p>
          </table:table-cell>
          <table:table-cell office:value-type="float" office:value="33.9223156668">
            <text:p>33.922315666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BENZENE_picen_fit_aniso_no_charge.xyz </text:p>
          </table:table-cell>
          <table:table-cell office:value-type="float" office:value="57.6601118437">
            <text:p>57.660111843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57.4493092651">
            <text:p>57.449309265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ropane.xyz </text:p>
          </table:table-cell>
          <table:table-cell office:value-type="float" office:value="32.4560104352">
            <text:p>32.456010435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entane.xyz </text:p>
          </table:table-cell>
          <table:table-cell office:value-type="float" office:value="49.7036409128">
            <text:p>49.703640912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/py_cyclohexane.xyz </text:p>
          </table:table-cell>
          <table:table-cell office:value-type="float" office:value="60.2590353094">
            <text:p>60.2590353094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dodecane_fit_aniso_no_charge.xyz </text:p>
          </table:table-cell>
          <table:table-cell office:value-type="float" office:value="145.989343144">
            <text:p>145.989343144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ethane_fit_aniso_no_charge.xyz </text:p>
          </table:table-cell>
          <table:table-cell office:value-type="float" office:value="23.2629051853">
            <text:p>23.262905185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hexane_fit_aniso_no_charge.xyz </text:p>
          </table:table-cell>
          <table:table-cell office:value-type="float" office:value="69.3820322593">
            <text:p>69.382032259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methane_fit_aniso_no_charge.xyz </text:p>
          </table:table-cell>
          <table:table-cell office:value-type="float" office:value="12.5545527722">
            <text:p>12.554552772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propane_fit_aniso_no_charge.xyz </text:p>
          </table:table-cell>
          <table:table-cell office:value-type="float" office:value="33.9168450131">
            <text:p>33.916845013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BENZENE_picen_fit_aniso_no_charge.xyz </text:p>
          </table:table-cell>
          <table:table-cell office:value-type="float" office:value="57.6481109017">
            <text:p>57.648110901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57.4377152588">
            <text:p>57.437715258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ropane.xyz </text:p>
          </table:table-cell>
          <table:table-cell office:value-type="float" office:value="32.4161787467">
            <text:p>32.416178746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entane.xyz </text:p>
          </table:table-cell>
          <table:table-cell office:value-type="float" office:value="49.6643145013">
            <text:p>49.664314501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/py_cyclohexane.xyz </text:p>
          </table:table-cell>
          <table:table-cell office:value-type="float" office:value="60.2076609947">
            <text:p>60.207660994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dodecane_fit_aniso_no_charge.xyz </text:p>
          </table:table-cell>
          <table:table-cell office:value-type="float" office:value="145.780903569">
            <text:p>145.78090356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ethane_fit_aniso_no_charge.xyz </text:p>
          </table:table-cell>
          <table:table-cell office:value-type="float" office:value="23.2412276618">
            <text:p>23.241227661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hexane_fit_aniso_no_charge.xyz </text:p>
          </table:table-cell>
          <table:table-cell office:value-type="float" office:value="69.2992407276">
            <text:p>69.299240727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methane_fit_aniso_no_charge.xyz </text:p>
          </table:table-cell>
          <table:table-cell office:value-type="float" office:value="12.5447493266">
            <text:p>12.544749326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propane_fit_aniso_no_charge.xyz </text:p>
          </table:table-cell>
          <table:table-cell office:value-type="float" office:value="33.8834340887">
            <text:p>33.883434088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BENZENE_picen_fit_aniso_no_charge.xyz </text:p>
          </table:table-cell>
          <table:table-cell office:value-type="float" office:value="57.5748021537">
            <text:p>57.574802153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57.3668873946">
            <text:p>57.366887394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ropane.xyz </text:p>
          </table:table-cell>
          <table:table-cell office:value-type="float" office:value="32.3176222199">
            <text:p>32.317622219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entane.xyz </text:p>
          </table:table-cell>
          <table:table-cell office:value-type="float" office:value="49.5667642942">
            <text:p>49.566764294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/py_cyclohexane.xyz </text:p>
          </table:table-cell>
          <table:table-cell office:value-type="float" office:value="60.08026907">
            <text:p>60.0802690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dodecane_fit_aniso_no_charge.xyz </text:p>
          </table:table-cell>
          <table:table-cell office:value-type="float" office:value="145.265541981">
            <text:p>145.26554198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ethane_fit_aniso_no_charge.xyz </text:p>
          </table:table-cell>
          <table:table-cell office:value-type="float" office:value="23.187569469">
            <text:p>23.18756946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hexane_fit_aniso_no_charge.xyz </text:p>
          </table:table-cell>
          <table:table-cell office:value-type="float" office:value="69.0943945972">
            <text:p>69.094394597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methane_fit_aniso_no_charge.xyz </text:p>
          </table:table-cell>
          <table:table-cell office:value-type="float" office:value="12.5204937625">
            <text:p>12.520493762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propane_fit_aniso_no_charge.xyz </text:p>
          </table:table-cell>
          <table:table-cell office:value-type="float" office:value="33.8007294436">
            <text:p>33.800729443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BENZENE_picen_fit_aniso_no_charge.xyz </text:p>
          </table:table-cell>
          <table:table-cell office:value-type="float" office:value="57.3932216632">
            <text:p>57.393221663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57.1914154615">
            <text:p>57.191415461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ropane.xyz </text:p>
          </table:table-cell>
          <table:table-cell office:value-type="float" office:value="32.0305918087">
            <text:p>32.030591808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entane.xyz </text:p>
          </table:table-cell>
          <table:table-cell office:value-type="float" office:value="49.2806677149">
            <text:p>49.280667714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/py_cyclohexane.xyz </text:p>
          </table:table-cell>
          <table:table-cell office:value-type="float" office:value="59.7070081797">
            <text:p>59.707008179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dodecane_fit_aniso_no_charge.xyz </text:p>
          </table:table-cell>
          <table:table-cell office:value-type="float" office:value="143.767694799">
            <text:p>143.76769479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ethane_fit_aniso_no_charge.xyz </text:p>
          </table:table-cell>
          <table:table-cell office:value-type="float" office:value="23.0311313382">
            <text:p>23.031131338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hexane_fit_aniso_no_charge.xyz </text:p>
          </table:table-cell>
          <table:table-cell office:value-type="float" office:value="68.4978524587">
            <text:p>68.497852458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methane_fit_aniso_no_charge.xyz </text:p>
          </table:table-cell>
          <table:table-cell office:value-type="float" office:value="12.4498699773">
            <text:p>12.449869977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propane_fit_aniso_no_charge.xyz </text:p>
          </table:table-cell>
          <table:table-cell office:value-type="float" office:value="33.5595784608">
            <text:p>33.559578460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BENZENE_picen_fit_aniso_no_charge.xyz </text:p>
          </table:table-cell>
          <table:table-cell office:value-type="float" office:value="56.862845502">
            <text:p>56.86284550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56.6785837157">
            <text:p>56.678583715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ropane.xyz </text:p>
          </table:table-cell>
          <table:table-cell office:value-type="float" office:value="31.2439789369">
            <text:p>31.243978936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entane.xyz </text:p>
          </table:table-cell>
          <table:table-cell office:value-type="float" office:value="48.4809818762">
            <text:p>48.480981876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/py_cyclohexane.xyz </text:p>
          </table:table-cell>
          <table:table-cell office:value-type="float" office:value="58.6664770774">
            <text:p>58.6664770774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dodecane_fit_aniso_no_charge.xyz </text:p>
          </table:table-cell>
          <table:table-cell office:value-type="float" office:value="139.684686221">
            <text:p>139.68468622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ethane_fit_aniso_no_charge.xyz </text:p>
          </table:table-cell>
          <table:table-cell office:value-type="float" office:value="22.6012065855">
            <text:p>22.601206585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hexane_fit_aniso_no_charge.xyz </text:p>
          </table:table-cell>
          <table:table-cell office:value-type="float" office:value="66.8629425593">
            <text:p>66.862942559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methane_fit_aniso_no_charge.xyz </text:p>
          </table:table-cell>
          <table:table-cell office:value-type="float" office:value="12.2565878771">
            <text:p>12.256587877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propane_fit_aniso_no_charge.xyz </text:p>
          </table:table-cell>
          <table:table-cell office:value-type="float" office:value="32.8964873871">
            <text:p>32.896487387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BENZENE_picen_fit_aniso_no_charge.xyz </text:p>
          </table:table-cell>
          <table:table-cell office:value-type="float" office:value="55.3974268521">
            <text:p>55.397426852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55.259332995">
            <text:p>55.25933299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ropane.xyz </text:p>
          </table:table-cell>
          <table:table-cell office:value-type="float" office:value="30.8701602709">
            <text:p>30.870160270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entane.xyz </text:p>
          </table:table-cell>
          <table:table-cell office:value-type="float" office:value="48.0926525658">
            <text:p>48.092652565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/py_cyclohexane.xyz </text:p>
          </table:table-cell>
          <table:table-cell office:value-type="float" office:value="58.1626633148">
            <text:p>58.162663314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dodecane_fit_aniso_no_charge.xyz </text:p>
          </table:table-cell>
          <table:table-cell office:value-type="float" office:value="137.754523643">
            <text:p>137.75452364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ethane_fit_aniso_no_charge.xyz </text:p>
          </table:table-cell>
          <table:table-cell office:value-type="float" office:value="22.3963308963">
            <text:p>22.396330896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hexane_fit_aniso_no_charge.xyz </text:p>
          </table:table-cell>
          <table:table-cell office:value-type="float" office:value="66.0856860664">
            <text:p>66.0856860664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methane_fit_aniso_no_charge.xyz </text:p>
          </table:table-cell>
          <table:table-cell office:value-type="float" office:value="12.1649695437">
            <text:p>12.164969543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propane_fit_aniso_no_charge.xyz </text:p>
          </table:table-cell>
          <table:table-cell office:value-type="float" office:value="32.5802206943">
            <text:p>32.580220694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BENZENE_picen_fit_aniso_no_charge.xyz </text:p>
          </table:table-cell>
          <table:table-cell office:value-type="float" office:value="54.6948440693">
            <text:p>54.694844069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54.5776684746">
            <text:p>54.577668474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ropane.xyz </text:p>
          </table:table-cell>
          <table:table-cell office:value-type="float" office:value="30.6967269622">
            <text:p>30.696726962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entane.xyz </text:p>
          </table:table-cell>
          <table:table-cell office:value-type="float" office:value="47.9106126598">
            <text:p>47.910612659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/py_cyclohexane.xyz </text:p>
          </table:table-cell>
          <table:table-cell office:value-type="float" office:value="57.9268154018">
            <text:p>57.926815401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dodecane_fit_aniso_no_charge.xyz </text:p>
          </table:table-cell>
          <table:table-cell office:value-type="float" office:value="136.861017358">
            <text:p>136.86101735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ethane_fit_aniso_no_charge.xyz </text:p>
          </table:table-cell>
          <table:table-cell office:value-type="float" office:value="22.3011679352">
            <text:p>22.301167935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hexane_fit_aniso_no_charge.xyz </text:p>
          </table:table-cell>
          <table:table-cell office:value-type="float" office:value="65.7249501391">
            <text:p>65.724950139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methane_fit_aniso_no_charge.xyz </text:p>
          </table:table-cell>
          <table:table-cell office:value-type="float" office:value="12.1225374396">
            <text:p>12.122537439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propane_fit_aniso_no_charge.xyz </text:p>
          </table:table-cell>
          <table:table-cell office:value-type="float" office:value="32.4332353569">
            <text:p>32.433235356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BENZENE_picen_fit_aniso_no_charge.xyz </text:p>
          </table:table-cell>
          <table:table-cell office:value-type="float" office:value="54.3675131025">
            <text:p>54.367513102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54.2598128466">
            <text:p>54.259812846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ropane.xyz </text:p>
          </table:table-cell>
          <table:table-cell office:value-type="float" office:value="30.6054593166">
            <text:p>30.605459316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entane.xyz </text:p>
          </table:table-cell>
          <table:table-cell office:value-type="float" office:value="47.81433103">
            <text:p>47.8143310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/py_cyclohexane.xyz </text:p>
          </table:table-cell>
          <table:table-cell office:value-type="float" office:value="57.802158994">
            <text:p>57.802158994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dodecane_fit_aniso_no_charge.xyz </text:p>
          </table:table-cell>
          <table:table-cell office:value-type="float" office:value="136.391293579">
            <text:p>136.39129357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ethane_fit_aniso_no_charge.xyz </text:p>
          </table:table-cell>
          <table:table-cell office:value-type="float" office:value="22.2510629043">
            <text:p>22.251062904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hexane_fit_aniso_no_charge.xyz </text:p>
          </table:table-cell>
          <table:table-cell office:value-type="float" office:value="65.53507554">
            <text:p>65.53507554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methane_fit_aniso_no_charge.xyz </text:p>
          </table:table-cell>
          <table:table-cell office:value-type="float" office:value="12.1002300358">
            <text:p>12.100230035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propane_fit_aniso_no_charge.xyz </text:p>
          </table:table-cell>
          <table:table-cell office:value-type="float" office:value="32.3558210761">
            <text:p>32.355821076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BENZENE_picen_fit_aniso_no_charge.xyz </text:p>
          </table:table-cell>
          <table:table-cell office:value-type="float" office:value="54.1949077862">
            <text:p>54.194907786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54.0921344853">
            <text:p>54.092134485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ropane.xyz </text:p>
          </table:table-cell>
          <table:table-cell office:value-type="float" office:value="30.6078596999">
            <text:p>30.607859699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entane.xyz </text:p>
          </table:table-cell>
          <table:table-cell office:value-type="float" office:value="47.8168675937">
            <text:p>47.816867593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/py_cyclohexane.xyz </text:p>
          </table:table-cell>
          <table:table-cell office:value-type="float" office:value="57.8054423496">
            <text:p>57.805442349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dodecane_fit_aniso_no_charge.xyz </text:p>
          </table:table-cell>
          <table:table-cell office:value-type="float" office:value="136.403643465">
            <text:p>136.40364346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ethane_fit_aniso_no_charge.xyz </text:p>
          </table:table-cell>
          <table:table-cell office:value-type="float" office:value="22.2523809172">
            <text:p>22.252380917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hexane_fit_aniso_no_charge.xyz </text:p>
          </table:table-cell>
          <table:table-cell office:value-type="float" office:value="65.5400697249">
            <text:p>65.540069724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methane_fit_aniso_no_charge.xyz </text:p>
          </table:table-cell>
          <table:table-cell office:value-type="float" office:value="12.100816524">
            <text:p>12.100816524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propane_fit_aniso_no_charge.xyz </text:p>
          </table:table-cell>
          <table:table-cell office:value-type="float" office:value="32.3578576803">
            <text:p>32.357857680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BENZENE_picen_fit_aniso_no_charge.xyz </text:p>
          </table:table-cell>
          <table:table-cell office:value-type="float" office:value="54.1994504939">
            <text:p>54.199450493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54.096548139">
            <text:p>54.09654813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ropane.xyz </text:p>
          </table:table-cell>
          <table:table-cell office:value-type="float" office:value="30.6030602784">
            <text:p>30.6030602784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entane.xyz </text:p>
          </table:table-cell>
          <table:table-cell office:value-type="float" office:value="47.8117956546">
            <text:p>47.811795654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/py_cyclohexane.xyz </text:p>
          </table:table-cell>
          <table:table-cell office:value-type="float" office:value="57.7988772169">
            <text:p>57.798877216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dodecane_fit_aniso_no_charge.xyz </text:p>
          </table:table-cell>
          <table:table-cell office:value-type="float" office:value="136.378950831">
            <text:p>136.37895083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ethane_fit_aniso_no_charge.xyz </text:p>
          </table:table-cell>
          <table:table-cell office:value-type="float" office:value="22.2497456179">
            <text:p>22.249745617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hexane_fit_aniso_no_charge.xyz </text:p>
          </table:table-cell>
          <table:table-cell office:value-type="float" office:value="65.5300841319">
            <text:p>65.530084131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methane_fit_aniso_no_charge.xyz </text:p>
          </table:table-cell>
          <table:table-cell office:value-type="float" office:value="12.0996438877">
            <text:p>12.099643887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propane_fit_aniso_no_charge.xyz </text:p>
          </table:table-cell>
          <table:table-cell office:value-type="float" office:value="32.3537855824">
            <text:p>32.3537855824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BENZENE_picen_fit_aniso_no_charge.xyz </text:p>
          </table:table-cell>
          <table:table-cell office:value-type="float" office:value="54.1903674564">
            <text:p>54.1903674564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54.0877231086">
            <text:p>54.087723108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ropane.xyz </text:p>
          </table:table-cell>
          <table:table-cell office:value-type="float" office:value="30.6092561249">
            <text:p>30.609256124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entane.xyz </text:p>
          </table:table-cell>
          <table:table-cell office:value-type="float" office:value="47.8183431344">
            <text:p>47.8183431344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/py_cyclohexane.xyz </text:p>
          </table:table-cell>
          <table:table-cell office:value-type="float" office:value="57.8073523241">
            <text:p>57.807352324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dodecane_fit_aniso_no_charge.xyz </text:p>
          </table:table-cell>
          <table:table-cell office:value-type="float" office:value="136.410828122">
            <text:p>136.41082812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ethane_fit_aniso_no_charge.xyz </text:p>
          </table:table-cell>
          <table:table-cell office:value-type="float" office:value="22.2531476668">
            <text:p>22.253147666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hexane_fit_aniso_no_charge.xyz </text:p>
          </table:table-cell>
          <table:table-cell office:value-type="float" office:value="65.5429750863">
            <text:p>65.542975086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methane_fit_aniso_no_charge.xyz </text:p>
          </table:table-cell>
          <table:table-cell office:value-type="float" office:value="12.1011577192">
            <text:p>12.101157719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propane_fit_aniso_no_charge.xyz </text:p>
          </table:table-cell>
          <table:table-cell office:value-type="float" office:value="32.3590424623">
            <text:p>32.359042462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BENZENE_picen_fit_aniso_no_charge.xyz </text:p>
          </table:table-cell>
          <table:table-cell office:value-type="float" office:value="54.2020931408">
            <text:p>54.202093140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54.0991156955">
            <text:p>54.099115695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ropane.xyz </text:p>
          </table:table-cell>
          <table:table-cell office:value-type="float" office:value="30.6016658726">
            <text:p>30.601665872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entane.xyz </text:p>
          </table:table-cell>
          <table:table-cell office:value-type="float" office:value="47.8103218974">
            <text:p>47.8103218974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/py_cyclohexane.xyz </text:p>
          </table:table-cell>
          <table:table-cell office:value-type="float" office:value="57.7969696119">
            <text:p>57.796969611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dodecane_fit_aniso_no_charge.xyz </text:p>
          </table:table-cell>
          <table:table-cell office:value-type="float" office:value="136.371776889">
            <text:p>136.37177688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ethane_fit_aniso_no_charge.xyz </text:p>
          </table:table-cell>
          <table:table-cell office:value-type="float" office:value="22.2489799589">
            <text:p>22.248979958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hexane_fit_aniso_no_charge.xyz </text:p>
          </table:table-cell>
          <table:table-cell office:value-type="float" office:value="65.5271829388">
            <text:p>65.527182938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methane_fit_aniso_no_charge.xyz </text:p>
          </table:table-cell>
          <table:table-cell office:value-type="float" office:value="12.099303203">
            <text:p>12.09930320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propane_fit_aniso_no_charge.xyz </text:p>
          </table:table-cell>
          <table:table-cell office:value-type="float" office:value="32.3526024672">
            <text:p>32.352602467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BENZENE_picen_fit_aniso_no_charge.xyz </text:p>
          </table:table-cell>
          <table:table-cell office:value-type="float" office:value="54.1877283789">
            <text:p>54.187728378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54.0851589702">
            <text:p>54.085158970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ropane.xyz </text:p>
          </table:table-cell>
          <table:table-cell office:value-type="float" office:value="30.6054593166">
            <text:p>30.605459316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entane.xyz </text:p>
          </table:table-cell>
          <table:table-cell office:value-type="float" office:value="47.81433103">
            <text:p>47.8143310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/py_cyclohexane.xyz </text:p>
          </table:table-cell>
          <table:table-cell office:value-type="float" office:value="57.802158994">
            <text:p>57.802158994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dodecane_fit_aniso_no_charge.xyz </text:p>
          </table:table-cell>
          <table:table-cell office:value-type="float" office:value="136.391293579">
            <text:p>136.39129357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ethane_fit_aniso_no_charge.xyz </text:p>
          </table:table-cell>
          <table:table-cell office:value-type="float" office:value="22.2510629043">
            <text:p>22.251062904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hexane_fit_aniso_no_charge.xyz </text:p>
          </table:table-cell>
          <table:table-cell office:value-type="float" office:value="65.53507554">
            <text:p>65.53507554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methane_fit_aniso_no_charge.xyz </text:p>
          </table:table-cell>
          <table:table-cell office:value-type="float" office:value="12.1002300358">
            <text:p>12.100230035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propane_fit_aniso_no_charge.xyz </text:p>
          </table:table-cell>
          <table:table-cell office:value-type="float" office:value="32.3558210761">
            <text:p>32.355821076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BENZENE_picen_fit_aniso_no_charge.xyz </text:p>
          </table:table-cell>
          <table:table-cell office:value-type="float" office:value="54.1949077862">
            <text:p>54.194907786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54.0921344853">
            <text:p>54.092134485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ropane.xyz </text:p>
          </table:table-cell>
          <table:table-cell office:value-type="float" office:value="30.6092561249">
            <text:p>30.609256124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entane.xyz </text:p>
          </table:table-cell>
          <table:table-cell office:value-type="float" office:value="47.8183431344">
            <text:p>47.8183431344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/py_cyclohexane.xyz </text:p>
          </table:table-cell>
          <table:table-cell office:value-type="float" office:value="57.8073523241">
            <text:p>57.807352324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dodecane_fit_aniso_no_charge.xyz </text:p>
          </table:table-cell>
          <table:table-cell office:value-type="float" office:value="136.410828122">
            <text:p>136.41082812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ethane_fit_aniso_no_charge.xyz </text:p>
          </table:table-cell>
          <table:table-cell office:value-type="float" office:value="22.2531476668">
            <text:p>22.253147666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hexane_fit_aniso_no_charge.xyz </text:p>
          </table:table-cell>
          <table:table-cell office:value-type="float" office:value="65.5429750863">
            <text:p>65.542975086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methane_fit_aniso_no_charge.xyz </text:p>
          </table:table-cell>
          <table:table-cell office:value-type="float" office:value="12.1011577192">
            <text:p>12.101157719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propane_fit_aniso_no_charge.xyz </text:p>
          </table:table-cell>
          <table:table-cell office:value-type="float" office:value="32.3590424623">
            <text:p>32.359042462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BENZENE_picen_fit_aniso_no_charge.xyz </text:p>
          </table:table-cell>
          <table:table-cell office:value-type="float" office:value="54.2020931408">
            <text:p>54.202093140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54.0991156955">
            <text:p>54.099115695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ropane.xyz </text:p>
          </table:table-cell>
          <table:table-cell office:value-type="float" office:value="30.6016658726">
            <text:p>30.601665872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entane.xyz </text:p>
          </table:table-cell>
          <table:table-cell office:value-type="float" office:value="47.8103218974">
            <text:p>47.8103218974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/py_cyclohexane.xyz </text:p>
          </table:table-cell>
          <table:table-cell office:value-type="float" office:value="57.7969696119">
            <text:p>57.796969611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dodecane_fit_aniso_no_charge.xyz </text:p>
          </table:table-cell>
          <table:table-cell office:value-type="float" office:value="136.371776889">
            <text:p>136.37177688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ethane_fit_aniso_no_charge.xyz </text:p>
          </table:table-cell>
          <table:table-cell office:value-type="float" office:value="22.2489799589">
            <text:p>22.248979958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hexane_fit_aniso_no_charge.xyz </text:p>
          </table:table-cell>
          <table:table-cell office:value-type="float" office:value="65.5271829388">
            <text:p>65.527182938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methane_fit_aniso_no_charge.xyz </text:p>
          </table:table-cell>
          <table:table-cell office:value-type="float" office:value="12.099303203">
            <text:p>12.09930320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propane_fit_aniso_no_charge.xyz </text:p>
          </table:table-cell>
          <table:table-cell office:value-type="float" office:value="32.3526024672">
            <text:p>32.352602467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BENZENE_picen_fit_aniso_no_charge.xyz </text:p>
          </table:table-cell>
          <table:table-cell office:value-type="float" office:value="54.1877283789">
            <text:p>54.187728378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54.0851589702">
            <text:p>54.085158970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ropane.xyz </text:p>
          </table:table-cell>
          <table:table-cell office:value-type="float" office:value="30.6062184091">
            <text:p>30.606218409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entane.xyz </text:p>
          </table:table-cell>
          <table:table-cell office:value-type="float" office:value="47.8151332132">
            <text:p>47.815133213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/py_cyclohexane.xyz </text:p>
          </table:table-cell>
          <table:table-cell office:value-type="float" office:value="57.8031973442">
            <text:p>57.803197344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dodecane_fit_aniso_no_charge.xyz </text:p>
          </table:table-cell>
          <table:table-cell office:value-type="float" office:value="136.395199059">
            <text:p>136.39519905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ethane_fit_aniso_no_charge.xyz </text:p>
          </table:table-cell>
          <table:table-cell office:value-type="float" office:value="22.2514797114">
            <text:p>22.2514797114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hexane_fit_aniso_no_charge.xyz </text:p>
          </table:table-cell>
          <table:table-cell office:value-type="float" office:value="65.5366548935">
            <text:p>65.536654893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methane_fit_aniso_no_charge.xyz </text:p>
          </table:table-cell>
          <table:table-cell office:value-type="float" office:value="12.1004155044">
            <text:p>12.1004155044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propane_fit_aniso_no_charge.xyz </text:p>
          </table:table-cell>
          <table:table-cell office:value-type="float" office:value="32.3564651311">
            <text:p>32.356465131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BENZENE_picen_fit_aniso_no_charge.xyz </text:p>
          </table:table-cell>
          <table:table-cell office:value-type="float" office:value="54.1963443813">
            <text:p>54.196344381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54.0935302717">
            <text:p>54.093530271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ropane.xyz </text:p>
          </table:table-cell>
          <table:table-cell office:value-type="float" office:value="30.6047003587">
            <text:p>30.604700358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entane.xyz </text:p>
          </table:table-cell>
          <table:table-cell office:value-type="float" office:value="47.8135289658">
            <text:p>47.813528965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/py_cyclohexane.xyz </text:p>
          </table:table-cell>
          <table:table-cell office:value-type="float" office:value="57.8011208018">
            <text:p>57.801120801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dodecane_fit_aniso_no_charge.xyz </text:p>
          </table:table-cell>
          <table:table-cell office:value-type="float" office:value="136.387388813">
            <text:p>136.38738881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ethane_fit_aniso_no_charge.xyz </text:p>
          </table:table-cell>
          <table:table-cell office:value-type="float" office:value="22.2506461699">
            <text:p>22.250646169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hexane_fit_aniso_no_charge.xyz </text:p>
          </table:table-cell>
          <table:table-cell office:value-type="float" office:value="65.5334964643">
            <text:p>65.533496464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methane_fit_aniso_no_charge.xyz </text:p>
          </table:table-cell>
          <table:table-cell office:value-type="float" office:value="12.1000446012">
            <text:p>12.100044601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propane_fit_aniso_no_charge.xyz </text:p>
          </table:table-cell>
          <table:table-cell office:value-type="float" office:value="32.3551771322">
            <text:p>32.355177132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BENZENE_picen_fit_aniso_no_charge.xyz </text:p>
          </table:table-cell>
          <table:table-cell office:value-type="float" office:value="54.1934714291">
            <text:p>54.193471429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54.0907389268">
            <text:p>54.090738926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ropane.xyz </text:p>
          </table:table-cell>
          <table:table-cell office:value-type="float" office:value="30.576448105">
            <text:p>30.57644810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entane.xyz </text:p>
          </table:table-cell>
          <table:table-cell office:value-type="float" office:value="47.7836554601">
            <text:p>47.783655460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/py_cyclohexane.xyz </text:p>
          </table:table-cell>
          <table:table-cell office:value-type="float" office:value="57.7624554094">
            <text:p>57.7624554094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dodecane_fit_aniso_no_charge.xyz </text:p>
          </table:table-cell>
          <table:table-cell office:value-type="float" office:value="136.242049106">
            <text:p>136.24204910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ethane_fit_aniso_no_charge.xyz </text:p>
          </table:table-cell>
          <table:table-cell office:value-type="float" office:value="22.2351323488">
            <text:p>22.235132348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hexane_fit_aniso_no_charge.xyz </text:p>
          </table:table-cell>
          <table:table-cell office:value-type="float" office:value="65.4747137124">
            <text:p>65.4747137124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methane_fit_aniso_no_charge.xyz </text:p>
          </table:table-cell>
          <table:table-cell office:value-type="float" office:value="12.0931426067">
            <text:p>12.093142606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propane_fit_aniso_no_charge.xyz </text:p>
          </table:table-cell>
          <table:table-cell office:value-type="float" office:value="32.3312040852">
            <text:p>32.331204085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BENZENE_picen_fit_aniso_no_charge.xyz </text:p>
          </table:table-cell>
          <table:table-cell office:value-type="float" office:value="54.1399909989">
            <text:p>54.139990998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54.0387751953">
            <text:p>54.038775195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ropane.xyz </text:p>
          </table:table-cell>
          <table:table-cell office:value-type="float" office:value="30.5802191273">
            <text:p>30.580219127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entane.xyz </text:p>
          </table:table-cell>
          <table:table-cell office:value-type="float" office:value="47.7876447547">
            <text:p>47.787644754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/py_cyclohexane.xyz </text:p>
          </table:table-cell>
          <table:table-cell office:value-type="float" office:value="57.7676184438">
            <text:p>57.767618443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dodecane_fit_aniso_no_charge.xyz </text:p>
          </table:table-cell>
          <table:table-cell office:value-type="float" office:value="136.261446861">
            <text:p>136.26144686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ethane_fit_aniso_no_charge.xyz </text:p>
          </table:table-cell>
          <table:table-cell office:value-type="float" office:value="22.2372031813">
            <text:p>22.237203181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hexane_fit_aniso_no_charge.xyz </text:p>
          </table:table-cell>
          <table:table-cell office:value-type="float" office:value="65.4825600272">
            <text:p>65.482560027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methane_fit_aniso_no_charge.xyz </text:p>
          </table:table-cell>
          <table:table-cell office:value-type="float" office:value="12.0940637705">
            <text:p>12.094063770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propane_fit_aniso_no_charge.xyz </text:p>
          </table:table-cell>
          <table:table-cell office:value-type="float" office:value="32.3344041797">
            <text:p>32.334404179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BENZENE_picen_fit_aniso_no_charge.xyz </text:p>
          </table:table-cell>
          <table:table-cell office:value-type="float" office:value="54.1471307452">
            <text:p>54.147130745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54.0457127264">
            <text:p>54.0457127264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ropane.xyz </text:p>
          </table:table-cell>
          <table:table-cell office:value-type="float" office:value="30.572680433">
            <text:p>30.57268043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entane.xyz </text:p>
          </table:table-cell>
          <table:table-cell office:value-type="float" office:value="47.7796691331">
            <text:p>47.779669133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/py_cyclohexane.xyz </text:p>
          </table:table-cell>
          <table:table-cell office:value-type="float" office:value="57.7572963159">
            <text:p>57.757296315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dodecane_fit_aniso_no_charge.xyz </text:p>
          </table:table-cell>
          <table:table-cell office:value-type="float" office:value="136.222669116">
            <text:p>136.22266911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ethane_fit_aniso_no_charge.xyz </text:p>
          </table:table-cell>
          <table:table-cell office:value-type="float" office:value="22.2330633267">
            <text:p>22.233063326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hexane_fit_aniso_no_charge.xyz </text:p>
          </table:table-cell>
          <table:table-cell office:value-type="float" office:value="65.4668743136">
            <text:p>65.466874313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methane_fit_aniso_no_charge.xyz </text:p>
          </table:table-cell>
          <table:table-cell office:value-type="float" office:value="12.0922222901">
            <text:p>12.092222290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propane_fit_aniso_no_charge.xyz </text:p>
          </table:table-cell>
          <table:table-cell office:value-type="float" office:value="32.3280067577">
            <text:p>32.328006757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BENZENE_picen_fit_aniso_no_charge.xyz </text:p>
          </table:table-cell>
          <table:table-cell office:value-type="float" office:value="54.1328571816">
            <text:p>54.132857181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54.031843343">
            <text:p>54.03184334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ropane.xyz </text:p>
          </table:table-cell>
          <table:table-cell office:value-type="float" office:value="37.0307770882">
            <text:p>37.030777088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entane.xyz </text:p>
          </table:table-cell>
          <table:table-cell office:value-type="float" office:value="60.0455439036">
            <text:p>60.045543903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/py_cyclohexane.xyz </text:p>
          </table:table-cell>
          <table:table-cell office:value-type="float" office:value="71.7803880274">
            <text:p>71.7803880274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dodecane_fit_aniso_no_charge.xyz </text:p>
          </table:table-cell>
          <table:table-cell office:value-type="float" office:value="161.057572378">
            <text:p>161.05757237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ethane_fit_aniso_no_charge.xyz </text:p>
          </table:table-cell>
          <table:table-cell office:value-type="float" office:value="29.1913163505">
            <text:p>29.191316350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hexane_fit_aniso_no_charge.xyz </text:p>
          </table:table-cell>
          <table:table-cell office:value-type="float" office:value="79.9912315047">
            <text:p>79.991231504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methane_fit_aniso_no_charge.xyz </text:p>
          </table:table-cell>
          <table:table-cell office:value-type="float" office:value="16.9346868871">
            <text:p>16.934686887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propane_fit_aniso_no_charge.xyz </text:p>
          </table:table-cell>
          <table:table-cell office:value-type="float" office:value="41.3526900653">
            <text:p>41.352690065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BENZENE_picen_fit_aniso_no_charge.xyz </text:p>
          </table:table-cell>
          <table:table-cell office:value-type="float" office:value="61.2963495839">
            <text:p>61.296349583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61.4619930679">
            <text:p>61.461993067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ropane.xyz </text:p>
          </table:table-cell>
          <table:table-cell office:value-type="float" office:value="28.3255849993">
            <text:p>28.325584999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entane.xyz </text:p>
          </table:table-cell>
          <table:table-cell office:value-type="float" office:value="45.2922235272">
            <text:p>45.292223527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/py_cyclohexane.xyz </text:p>
          </table:table-cell>
          <table:table-cell office:value-type="float" office:value="54.5573599239">
            <text:p>54.557359923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dodecane_fit_aniso_no_charge.xyz </text:p>
          </table:table-cell>
          <table:table-cell office:value-type="float" office:value="124.726296845">
            <text:p>124.72629684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ethane_fit_aniso_no_charge.xyz </text:p>
          </table:table-cell>
          <table:table-cell office:value-type="float" office:value="20.9957961203">
            <text:p>20.995796120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hexane_fit_aniso_no_charge.xyz </text:p>
          </table:table-cell>
          <table:table-cell office:value-type="float" office:value="60.7729989795">
            <text:p>60.772998979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methane_fit_aniso_no_charge.xyz </text:p>
          </table:table-cell>
          <table:table-cell office:value-type="float" office:value="11.5518633522">
            <text:p>11.551863352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propane_fit_aniso_no_charge.xyz </text:p>
          </table:table-cell>
          <table:table-cell office:value-type="float" office:value="30.407606065">
            <text:p>30.40760606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BENZENE_picen_fit_aniso_no_charge.xyz </text:p>
          </table:table-cell>
          <table:table-cell office:value-type="float" office:value="49.8010322231">
            <text:p>49.801032223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49.8071969709">
            <text:p>49.807196970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ropane.xyz </text:p>
          </table:table-cell>
          <table:table-cell office:value-type="float" office:value="28.3255849993">
            <text:p>28.325584999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entane.xyz </text:p>
          </table:table-cell>
          <table:table-cell office:value-type="float" office:value="45.2922235272">
            <text:p>45.292223527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/py_cyclohexane.xyz </text:p>
          </table:table-cell>
          <table:table-cell office:value-type="float" office:value="54.5573599239">
            <text:p>54.557359923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dodecane_fit_aniso_no_charge.xyz </text:p>
          </table:table-cell>
          <table:table-cell office:value-type="float" office:value="124.726296845">
            <text:p>124.72629684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ethane_fit_aniso_no_charge.xyz </text:p>
          </table:table-cell>
          <table:table-cell office:value-type="float" office:value="20.9957961203">
            <text:p>20.995796120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hexane_fit_aniso_no_charge.xyz </text:p>
          </table:table-cell>
          <table:table-cell office:value-type="float" office:value="60.7729989795">
            <text:p>60.772998979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methane_fit_aniso_no_charge.xyz </text:p>
          </table:table-cell>
          <table:table-cell office:value-type="float" office:value="11.5518633522">
            <text:p>11.551863352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propane_fit_aniso_no_charge.xyz </text:p>
          </table:table-cell>
          <table:table-cell office:value-type="float" office:value="30.407606065">
            <text:p>30.40760606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BENZENE_picen_fit_aniso_no_charge.xyz </text:p>
          </table:table-cell>
          <table:table-cell office:value-type="float" office:value="49.8010322231">
            <text:p>49.801032223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49.8071969709">
            <text:p>49.807196970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ropane.xyz </text:p>
          </table:table-cell>
          <table:table-cell office:value-type="float" office:value="28.3255849993">
            <text:p>28.325584999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entane.xyz </text:p>
          </table:table-cell>
          <table:table-cell office:value-type="float" office:value="45.2922235272">
            <text:p>45.292223527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/py_cyclohexane.xyz </text:p>
          </table:table-cell>
          <table:table-cell office:value-type="float" office:value="54.5573599239">
            <text:p>54.557359923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dodecane_fit_aniso_no_charge.xyz </text:p>
          </table:table-cell>
          <table:table-cell office:value-type="float" office:value="124.726296845">
            <text:p>124.72629684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ethane_fit_aniso_no_charge.xyz </text:p>
          </table:table-cell>
          <table:table-cell office:value-type="float" office:value="20.9957961203">
            <text:p>20.995796120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hexane_fit_aniso_no_charge.xyz </text:p>
          </table:table-cell>
          <table:table-cell office:value-type="float" office:value="60.7729989795">
            <text:p>60.772998979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methane_fit_aniso_no_charge.xyz </text:p>
          </table:table-cell>
          <table:table-cell office:value-type="float" office:value="11.5518633522">
            <text:p>11.551863352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propane_fit_aniso_no_charge.xyz </text:p>
          </table:table-cell>
          <table:table-cell office:value-type="float" office:value="30.407606065">
            <text:p>30.40760606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BENZENE_picen_fit_aniso_no_charge.xyz </text:p>
          </table:table-cell>
          <table:table-cell office:value-type="float" office:value="49.8010322231">
            <text:p>49.801032223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49.8071969709">
            <text:p>49.807196970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61.4619930679">
            <text:p>61.461993067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627.508941113">
            <text:p>627.50894111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627.508941113">
            <text:p>627.50894111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127.36240853">
            <text:p>127.3624085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127.475845313">
            <text:p>127.47584531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127.248330225">
            <text:p>127.24833022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127.386625693">
            <text:p>127.38662569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127.338162259">
            <text:p>127.33816225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127.338162259">
            <text:p>127.33816225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127.24088655">
            <text:p>127.2408865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126.99567095">
            <text:p>126.9956709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126.242861773">
            <text:p>126.24286177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123.835732332">
            <text:p>123.83573233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115.453140498">
            <text:p>115.45314049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93.6505116937">
            <text:p>93.650511693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93.674448124">
            <text:p>93.674448124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93.6265774068">
            <text:p>93.626577406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65.4850535744">
            <text:p>65.4850535744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64.0840485803">
            <text:p>64.084048580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60.9359115773">
            <text:p>60.935911577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58.3154643688">
            <text:p>58.315464368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57.2557853672">
            <text:p>57.255785367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57.2622277835">
            <text:p>57.262227783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57.2493460294">
            <text:p>57.2493460294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57.2713118014">
            <text:p>57.2713118014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57.2402768018">
            <text:p>57.240276801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56.9638936244">
            <text:p>56.9638936244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56.137624807">
            <text:p>56.13762480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56.0610305438">
            <text:p>56.061030543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56.0751410406">
            <text:p>56.075141040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56.0469400315">
            <text:p>56.046940031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56.0610305438">
            <text:p>56.061030543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56.0751410406">
            <text:p>56.075141040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56.0469400315">
            <text:p>56.046940031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56.0638509758">
            <text:p>56.063850975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56.0582109049">
            <text:p>56.058210904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ropane.xyz </text:p>
          </table:table-cell>
          <table:table-cell office:value-type="float" office:value="103.103657102">
            <text:p>103.10365710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entane.xyz </text:p>
          </table:table-cell>
          <table:table-cell office:value-type="float" office:value="79.7375587764">
            <text:p>79.7375587764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/py_cyclohexane.xyz </text:p>
          </table:table-cell>
          <table:table-cell office:value-type="float" office:value="105.452775607">
            <text:p>105.45277560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dodecane_fit_aniso_no_charge.xyz </text:p>
          </table:table-cell>
          <table:table-cell office:value-type="float" office:value="1216.35001362">
            <text:p>1216.3500136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ethane_fit_aniso_no_charge.xyz </text:p>
          </table:table-cell>
          <table:table-cell office:value-type="float" office:value="53.5537130207">
            <text:p>53.553713020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hexane_fit_aniso_no_charge.xyz </text:p>
          </table:table-cell>
          <table:table-cell office:value-type="float" office:value="293.807098034">
            <text:p>293.807098034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methane_fit_aniso_no_charge.xyz </text:p>
          </table:table-cell>
          <table:table-cell office:value-type="float" office:value="24.9790650352">
            <text:p>24.979065035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propane_fit_aniso_no_charge.xyz </text:p>
          </table:table-cell>
          <table:table-cell office:value-type="float" office:value="98.0641693177">
            <text:p>98.064169317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BENZENE_picen_fit_aniso_no_charge.xyz </text:p>
          </table:table-cell>
          <table:table-cell office:value-type="float" office:value="134.43194864">
            <text:p>134.43194864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127.36240853">
            <text:p>127.3624085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ropane.xyz </text:p>
          </table:table-cell>
          <table:table-cell office:value-type="float" office:value="103.103657102">
            <text:p>103.10365710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entane.xyz </text:p>
          </table:table-cell>
          <table:table-cell office:value-type="float" office:value="79.7375587764">
            <text:p>79.7375587764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/py_cyclohexane.xyz </text:p>
          </table:table-cell>
          <table:table-cell office:value-type="float" office:value="105.452775607">
            <text:p>105.45277560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dodecane_fit_aniso_no_charge.xyz </text:p>
          </table:table-cell>
          <table:table-cell office:value-type="float" office:value="1216.35001362">
            <text:p>1216.3500136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ethane_fit_aniso_no_charge.xyz </text:p>
          </table:table-cell>
          <table:table-cell office:value-type="float" office:value="53.5537130207">
            <text:p>53.553713020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hexane_fit_aniso_no_charge.xyz </text:p>
          </table:table-cell>
          <table:table-cell office:value-type="float" office:value="293.807098034">
            <text:p>293.807098034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methane_fit_aniso_no_charge.xyz </text:p>
          </table:table-cell>
          <table:table-cell office:value-type="float" office:value="24.9790650352">
            <text:p>24.979065035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propane_fit_aniso_no_charge.xyz </text:p>
          </table:table-cell>
          <table:table-cell office:value-type="float" office:value="98.0641693177">
            <text:p>98.064169317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BENZENE_picen_fit_aniso_no_charge.xyz </text:p>
          </table:table-cell>
          <table:table-cell office:value-type="float" office:value="134.43194864">
            <text:p>134.43194864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127.36240853">
            <text:p>127.3624085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ropane.xyz </text:p>
          </table:table-cell>
          <table:table-cell office:value-type="float" office:value="103.103657102">
            <text:p>103.10365710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entane.xyz </text:p>
          </table:table-cell>
          <table:table-cell office:value-type="float" office:value="79.7375587764">
            <text:p>79.7375587764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/py_cyclohexane.xyz </text:p>
          </table:table-cell>
          <table:table-cell office:value-type="float" office:value="105.452775607">
            <text:p>105.45277560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dodecane_fit_aniso_no_charge.xyz </text:p>
          </table:table-cell>
          <table:table-cell office:value-type="float" office:value="1216.35001362">
            <text:p>1216.3500136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ethane_fit_aniso_no_charge.xyz </text:p>
          </table:table-cell>
          <table:table-cell office:value-type="float" office:value="53.5537130207">
            <text:p>53.553713020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hexane_fit_aniso_no_charge.xyz </text:p>
          </table:table-cell>
          <table:table-cell office:value-type="float" office:value="293.807098034">
            <text:p>293.807098034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methane_fit_aniso_no_charge.xyz </text:p>
          </table:table-cell>
          <table:table-cell office:value-type="float" office:value="24.9790650352">
            <text:p>24.979065035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propane_fit_aniso_no_charge.xyz </text:p>
          </table:table-cell>
          <table:table-cell office:value-type="float" office:value="98.0641693177">
            <text:p>98.064169317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BENZENE_picen_fit_aniso_no_charge.xyz </text:p>
          </table:table-cell>
          <table:table-cell office:value-type="float" office:value="134.43194864">
            <text:p>134.43194864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127.36240853">
            <text:p>127.3624085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ropane.xyz </text:p>
          </table:table-cell>
          <table:table-cell office:value-type="float" office:value="103.103657102">
            <text:p>103.10365710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entane.xyz </text:p>
          </table:table-cell>
          <table:table-cell office:value-type="float" office:value="79.7375587764">
            <text:p>79.7375587764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/py_cyclohexane.xyz </text:p>
          </table:table-cell>
          <table:table-cell office:value-type="float" office:value="105.452775607">
            <text:p>105.45277560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dodecane_fit_aniso_no_charge.xyz </text:p>
          </table:table-cell>
          <table:table-cell office:value-type="float" office:value="1216.35001362">
            <text:p>1216.3500136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ethane_fit_aniso_no_charge.xyz </text:p>
          </table:table-cell>
          <table:table-cell office:value-type="float" office:value="53.5537130207">
            <text:p>53.553713020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hexane_fit_aniso_no_charge.xyz </text:p>
          </table:table-cell>
          <table:table-cell office:value-type="float" office:value="293.807098034">
            <text:p>293.807098034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methane_fit_aniso_no_charge.xyz </text:p>
          </table:table-cell>
          <table:table-cell office:value-type="float" office:value="24.9790650352">
            <text:p>24.979065035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propane_fit_aniso_no_charge.xyz </text:p>
          </table:table-cell>
          <table:table-cell office:value-type="float" office:value="98.0641693177">
            <text:p>98.064169317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BENZENE_picen_fit_aniso_no_charge.xyz </text:p>
          </table:table-cell>
          <table:table-cell office:value-type="float" office:value="134.43194864">
            <text:p>134.43194864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127.36240853">
            <text:p>127.3624085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ropane.xyz </text:p>
          </table:table-cell>
          <table:table-cell office:value-type="float" office:value="103.103657102">
            <text:p>103.10365710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entane.xyz </text:p>
          </table:table-cell>
          <table:table-cell office:value-type="float" office:value="79.7375587764">
            <text:p>79.7375587764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/py_cyclohexane.xyz </text:p>
          </table:table-cell>
          <table:table-cell office:value-type="float" office:value="105.452775607">
            <text:p>105.45277560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dodecane_fit_aniso_no_charge.xyz </text:p>
          </table:table-cell>
          <table:table-cell office:value-type="float" office:value="1216.35001362">
            <text:p>1216.3500136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ethane_fit_aniso_no_charge.xyz </text:p>
          </table:table-cell>
          <table:table-cell office:value-type="float" office:value="53.5537130207">
            <text:p>53.553713020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hexane_fit_aniso_no_charge.xyz </text:p>
          </table:table-cell>
          <table:table-cell office:value-type="float" office:value="293.807098034">
            <text:p>293.807098034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methane_fit_aniso_no_charge.xyz </text:p>
          </table:table-cell>
          <table:table-cell office:value-type="float" office:value="24.9790650352">
            <text:p>24.979065035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propane_fit_aniso_no_charge.xyz </text:p>
          </table:table-cell>
          <table:table-cell office:value-type="float" office:value="98.0641693177">
            <text:p>98.064169317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BENZENE_picen_fit_aniso_no_charge.xyz </text:p>
          </table:table-cell>
          <table:table-cell office:value-type="float" office:value="134.43194864">
            <text:p>134.43194864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127.36240853">
            <text:p>127.3624085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ropane.xyz </text:p>
          </table:table-cell>
          <table:table-cell office:value-type="float" office:value="103.103657102">
            <text:p>103.10365710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entane.xyz </text:p>
          </table:table-cell>
          <table:table-cell office:value-type="float" office:value="79.7375587764">
            <text:p>79.7375587764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/py_cyclohexane.xyz </text:p>
          </table:table-cell>
          <table:table-cell office:value-type="float" office:value="105.452775607">
            <text:p>105.45277560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dodecane_fit_aniso_no_charge.xyz </text:p>
          </table:table-cell>
          <table:table-cell office:value-type="float" office:value="1216.35001362">
            <text:p>1216.3500136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ethane_fit_aniso_no_charge.xyz </text:p>
          </table:table-cell>
          <table:table-cell office:value-type="float" office:value="53.5537130207">
            <text:p>53.553713020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hexane_fit_aniso_no_charge.xyz </text:p>
          </table:table-cell>
          <table:table-cell office:value-type="float" office:value="293.807098034">
            <text:p>293.807098034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methane_fit_aniso_no_charge.xyz </text:p>
          </table:table-cell>
          <table:table-cell office:value-type="float" office:value="24.9790650352">
            <text:p>24.979065035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propane_fit_aniso_no_charge.xyz </text:p>
          </table:table-cell>
          <table:table-cell office:value-type="float" office:value="98.0641693177">
            <text:p>98.064169317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BENZENE_picen_fit_aniso_no_charge.xyz </text:p>
          </table:table-cell>
          <table:table-cell office:value-type="float" office:value="134.43194864">
            <text:p>134.43194864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127.36240853">
            <text:p>127.3624085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ropane.xyz </text:p>
          </table:table-cell>
          <table:table-cell office:value-type="float" office:value="103.103657102">
            <text:p>103.10365710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entane.xyz </text:p>
          </table:table-cell>
          <table:table-cell office:value-type="float" office:value="79.7375587764">
            <text:p>79.7375587764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/py_cyclohexane.xyz </text:p>
          </table:table-cell>
          <table:table-cell office:value-type="float" office:value="105.452775607">
            <text:p>105.45277560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dodecane_fit_aniso_no_charge.xyz </text:p>
          </table:table-cell>
          <table:table-cell office:value-type="float" office:value="1216.35001362">
            <text:p>1216.3500136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ethane_fit_aniso_no_charge.xyz </text:p>
          </table:table-cell>
          <table:table-cell office:value-type="float" office:value="53.5537130207">
            <text:p>53.553713020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hexane_fit_aniso_no_charge.xyz </text:p>
          </table:table-cell>
          <table:table-cell office:value-type="float" office:value="293.807098034">
            <text:p>293.807098034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methane_fit_aniso_no_charge.xyz </text:p>
          </table:table-cell>
          <table:table-cell office:value-type="float" office:value="24.9790650352">
            <text:p>24.979065035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propane_fit_aniso_no_charge.xyz </text:p>
          </table:table-cell>
          <table:table-cell office:value-type="float" office:value="98.0641693177">
            <text:p>98.064169317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BENZENE_picen_fit_aniso_no_charge.xyz </text:p>
          </table:table-cell>
          <table:table-cell office:value-type="float" office:value="134.43194864">
            <text:p>134.43194864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127.36240853">
            <text:p>127.3624085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ropane.xyz </text:p>
          </table:table-cell>
          <table:table-cell office:value-type="float" office:value="103.103657102">
            <text:p>103.10365710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entane.xyz </text:p>
          </table:table-cell>
          <table:table-cell office:value-type="float" office:value="79.7375587764">
            <text:p>79.7375587764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/py_cyclohexane.xyz </text:p>
          </table:table-cell>
          <table:table-cell office:value-type="float" office:value="105.452775607">
            <text:p>105.45277560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dodecane_fit_aniso_no_charge.xyz </text:p>
          </table:table-cell>
          <table:table-cell office:value-type="float" office:value="1216.3499692">
            <text:p>1216.349969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ethane_fit_aniso_no_charge.xyz </text:p>
          </table:table-cell>
          <table:table-cell office:value-type="float" office:value="53.5537111292">
            <text:p>53.553711129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hexane_fit_aniso_no_charge.xyz </text:p>
          </table:table-cell>
          <table:table-cell office:value-type="float" office:value="293.807086628">
            <text:p>293.80708662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methane_fit_aniso_no_charge.xyz </text:p>
          </table:table-cell>
          <table:table-cell office:value-type="float" office:value="24.979258645">
            <text:p>24.97925864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propane_fit_aniso_no_charge.xyz </text:p>
          </table:table-cell>
          <table:table-cell office:value-type="float" office:value="98.0641652971">
            <text:p>98.064165297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BENZENE_picen_fit_aniso_no_charge.xyz </text:p>
          </table:table-cell>
          <table:table-cell office:value-type="float" office:value="134.431945944">
            <text:p>134.431945944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127.36240853">
            <text:p>127.3624085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ropane.xyz </text:p>
          </table:table-cell>
          <table:table-cell office:value-type="float" office:value="49.3799903467">
            <text:p>49.379990346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entane.xyz </text:p>
          </table:table-cell>
          <table:table-cell office:value-type="float" office:value="-90.3835428037">
            <text:p>-90.383542803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/py_cyclohexane.xyz </text:p>
          </table:table-cell>
          <table:table-cell office:value-type="float" office:value="15.5664174103">
            <text:p>15.566417410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dodecane_fit_aniso_no_charge.xyz </text:p>
          </table:table-cell>
          <table:table-cell office:value-type="float" office:value="1374.2562243">
            <text:p>1374.256224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ethane_fit_aniso_no_charge.xyz </text:p>
          </table:table-cell>
          <table:table-cell office:value-type="float" office:value="261.305599279">
            <text:p>261.30559927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hexane_fit_aniso_no_charge.xyz </text:p>
          </table:table-cell>
          <table:table-cell office:value-type="float" office:value="1625.01114801">
            <text:p>1625.0111480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methane_fit_aniso_no_charge.xyz </text:p>
          </table:table-cell>
          <table:table-cell office:value-type="float" office:value="-37882.7518993">
            <text:p>-37882.751899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propane_fit_aniso_no_charge.xyz </text:p>
          </table:table-cell>
          <table:table-cell office:value-type="float" office:value="61.7037207042">
            <text:p>61.703720704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BENZENE_picen_fit_aniso_no_charge.xyz </text:p>
          </table:table-cell>
          <table:table-cell office:value-type="float" office:value="21.5626370758">
            <text:p>21.562637075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22.1058749069">
            <text:p>22.105874906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ropane.xyz </text:p>
          </table:table-cell>
          <table:table-cell office:value-type="float" office:value="9.75129517378">
            <text:p>9.751295173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entane.xyz </text:p>
          </table:table-cell>
          <table:table-cell office:value-type="float" office:value="16.0133987915">
            <text:p>16.013398791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/py_cyclohexane.xyz </text:p>
          </table:table-cell>
          <table:table-cell office:value-type="float" office:value="19.2019329879">
            <text:p>19.201932987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dodecane_fit_aniso_no_charge.xyz </text:p>
          </table:table-cell>
          <table:table-cell office:value-type="float" office:value="39.6711003824">
            <text:p>39.6711003824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ethane_fit_aniso_no_charge.xyz </text:p>
          </table:table-cell>
          <table:table-cell office:value-type="float" office:value="7.37099876983">
            <text:p>7.370998769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hexane_fit_aniso_no_charge.xyz </text:p>
          </table:table-cell>
          <table:table-cell office:value-type="float" office:value="20.251987191">
            <text:p>20.25198719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methane_fit_aniso_no_charge.xyz </text:p>
          </table:table-cell>
          <table:table-cell office:value-type="float" office:value="4.1575712685">
            <text:p>4.157571268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propane_fit_aniso_no_charge.xyz </text:p>
          </table:table-cell>
          <table:table-cell office:value-type="float" office:value="10.5760537969">
            <text:p>10.576053796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BENZENE_picen_fit_aniso_no_charge.xyz </text:p>
          </table:table-cell>
          <table:table-cell office:value-type="float" office:value="16.9343622778">
            <text:p>16.934362277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16.9038347105">
            <text:p>16.903834710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ropane.xyz </text:p>
          </table:table-cell>
          <table:table-cell office:value-type="float" office:value="103.103657102">
            <text:p>103.10365710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entane.xyz </text:p>
          </table:table-cell>
          <table:table-cell office:value-type="float" office:value="79.7375587764">
            <text:p>79.7375587764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/py_cyclohexane.xyz </text:p>
          </table:table-cell>
          <table:table-cell office:value-type="float" office:value="105.452775607">
            <text:p>105.45277560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dodecane_fit_aniso_no_charge.xyz </text:p>
          </table:table-cell>
          <table:table-cell office:value-type="float" office:value="1216.3499692">
            <text:p>1216.349969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ethane_fit_aniso_no_charge.xyz </text:p>
          </table:table-cell>
          <table:table-cell office:value-type="float" office:value="53.5537111292">
            <text:p>53.553711129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hexane_fit_aniso_no_charge.xyz </text:p>
          </table:table-cell>
          <table:table-cell office:value-type="float" office:value="293.807086628">
            <text:p>293.80708662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methane_fit_aniso_no_charge.xyz </text:p>
          </table:table-cell>
          <table:table-cell office:value-type="float" office:value="24.979258645">
            <text:p>24.97925864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propane_fit_aniso_no_charge.xyz </text:p>
          </table:table-cell>
          <table:table-cell office:value-type="float" office:value="98.0641652971">
            <text:p>98.064165297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BENZENE_picen_fit_aniso_no_charge.xyz </text:p>
          </table:table-cell>
          <table:table-cell office:value-type="float" office:value="134.431945944">
            <text:p>134.431945944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127.36240853">
            <text:p>127.3624085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ropane.xyz </text:p>
          </table:table-cell>
          <table:table-cell office:value-type="float" office:value="103.103657102">
            <text:p>103.10365710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entane.xyz </text:p>
          </table:table-cell>
          <table:table-cell office:value-type="float" office:value="79.7375587764">
            <text:p>79.7375587764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/py_cyclohexane.xyz </text:p>
          </table:table-cell>
          <table:table-cell office:value-type="float" office:value="105.452775607">
            <text:p>105.45277560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dodecane_fit_aniso_no_charge.xyz </text:p>
          </table:table-cell>
          <table:table-cell office:value-type="float" office:value="1216.3499692">
            <text:p>1216.349969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ethane_fit_aniso_no_charge.xyz </text:p>
          </table:table-cell>
          <table:table-cell office:value-type="float" office:value="53.5537111292">
            <text:p>53.553711129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hexane_fit_aniso_no_charge.xyz </text:p>
          </table:table-cell>
          <table:table-cell office:value-type="float" office:value="293.807086628">
            <text:p>293.80708662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methane_fit_aniso_no_charge.xyz </text:p>
          </table:table-cell>
          <table:table-cell office:value-type="float" office:value="24.979258645">
            <text:p>24.97925864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propane_fit_aniso_no_charge.xyz </text:p>
          </table:table-cell>
          <table:table-cell office:value-type="float" office:value="98.0641652971">
            <text:p>98.064165297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BENZENE_picen_fit_aniso_no_charge.xyz </text:p>
          </table:table-cell>
          <table:table-cell office:value-type="float" office:value="134.431945944">
            <text:p>134.431945944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127.36240853">
            <text:p>127.3624085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ropane.xyz </text:p>
          </table:table-cell>
          <table:table-cell office:value-type="float" office:value="30.572680433">
            <text:p>30.57268043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entane.xyz </text:p>
          </table:table-cell>
          <table:table-cell office:value-type="float" office:value="47.7796691331">
            <text:p>47.779669133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/py_cyclohexane.xyz </text:p>
          </table:table-cell>
          <table:table-cell office:value-type="float" office:value="57.7572963158">
            <text:p>57.757296315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dodecane_fit_aniso_no_charge.xyz </text:p>
          </table:table-cell>
          <table:table-cell office:value-type="float" office:value="136.222669077">
            <text:p>136.22266907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ethane_fit_aniso_no_charge.xyz </text:p>
          </table:table-cell>
          <table:table-cell office:value-type="float" office:value="22.2330633143">
            <text:p>22.233063314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hexane_fit_aniso_no_charge.xyz </text:p>
          </table:table-cell>
          <table:table-cell office:value-type="float" office:value="65.4668742905">
            <text:p>65.466874290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methane_fit_aniso_no_charge.xyz </text:p>
          </table:table-cell>
          <table:table-cell office:value-type="float" office:value="12.0922244094">
            <text:p>12.0922244094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propane_fit_aniso_no_charge.xyz </text:p>
          </table:table-cell>
          <table:table-cell office:value-type="float" office:value="32.3280067459">
            <text:p>32.328006745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BENZENE_picen_fit_aniso_no_charge.xyz </text:p>
          </table:table-cell>
          <table:table-cell office:value-type="float" office:value="54.1328571488">
            <text:p>54.132857148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54.0318433429">
            <text:p>54.031843342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ropane.xyz </text:p>
          </table:table-cell>
          <table:table-cell office:value-type="float" office:value="30.572680433">
            <text:p>30.57268043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entane.xyz </text:p>
          </table:table-cell>
          <table:table-cell office:value-type="float" office:value="47.7796691331">
            <text:p>47.779669133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/py_cyclohexane.xyz </text:p>
          </table:table-cell>
          <table:table-cell office:value-type="float" office:value="57.7572963158">
            <text:p>57.757296315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dodecane_fit_aniso_no_charge.xyz </text:p>
          </table:table-cell>
          <table:table-cell office:value-type="float" office:value="136.222669077">
            <text:p>136.22266907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ethane_fit_aniso_no_charge.xyz </text:p>
          </table:table-cell>
          <table:table-cell office:value-type="float" office:value="22.2330633143">
            <text:p>22.233063314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hexane_fit_aniso_no_charge.xyz </text:p>
          </table:table-cell>
          <table:table-cell office:value-type="float" office:value="65.4668742905">
            <text:p>65.466874290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methane_fit_aniso_no_charge.xyz </text:p>
          </table:table-cell>
          <table:table-cell office:value-type="float" office:value="12.0922244094">
            <text:p>12.0922244094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propane_fit_aniso_no_charge.xyz </text:p>
          </table:table-cell>
          <table:table-cell office:value-type="float" office:value="32.3280067459">
            <text:p>32.328006745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BENZENE_picen_fit_aniso_no_charge.xyz </text:p>
          </table:table-cell>
          <table:table-cell office:value-type="float" office:value="54.1328571488">
            <text:p>54.132857148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54.0318433429">
            <text:p>54.031843342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ropane.xyz </text:p>
          </table:table-cell>
          <table:table-cell office:value-type="float" office:value="30.1935312286">
            <text:p>30.193531228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entane.xyz </text:p>
          </table:table-cell>
          <table:table-cell office:value-type="float" office:value="46.8067377081">
            <text:p>46.806737708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/py_cyclohexane.xyz </text:p>
          </table:table-cell>
          <table:table-cell office:value-type="float" office:value="58.02004552">
            <text:p>58.0200455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dodecane_fit_aniso_no_charge.xyz </text:p>
          </table:table-cell>
          <table:table-cell office:value-type="float" office:value="170.536847078">
            <text:p>170.53684707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ethane_fit_aniso_no_charge.xyz </text:p>
          </table:table-cell>
          <table:table-cell office:value-type="float" office:value="20.6964919701">
            <text:p>20.696491970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hexane_fit_aniso_no_charge.xyz </text:p>
          </table:table-cell>
          <table:table-cell office:value-type="float" office:value="72.5890918995">
            <text:p>72.589091899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methane_fit_aniso_no_charge.xyz </text:p>
          </table:table-cell>
          <table:table-cell office:value-type="float" office:value="10.1572920219">
            <text:p>10.157292021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propane_fit_aniso_no_charge.xyz </text:p>
          </table:table-cell>
          <table:table-cell office:value-type="float" office:value="31.7840759821">
            <text:p>31.784075982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BENZENE_picen_fit_aniso_no_charge.xyz </text:p>
          </table:table-cell>
          <table:table-cell office:value-type="float" office:value="56.5539250332">
            <text:p>56.553925033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56.4934918699">
            <text:p>56.493491869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ropane.xyz </text:p>
          </table:table-cell>
          <table:table-cell office:value-type="float" office:value="30.1935312286">
            <text:p>30.193531228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entane.xyz </text:p>
          </table:table-cell>
          <table:table-cell office:value-type="float" office:value="46.8067377081">
            <text:p>46.806737708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/py_cyclohexane.xyz </text:p>
          </table:table-cell>
          <table:table-cell office:value-type="float" office:value="58.02004552">
            <text:p>58.0200455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dodecane_fit_aniso_no_charge.xyz </text:p>
          </table:table-cell>
          <table:table-cell office:value-type="float" office:value="170.536847078">
            <text:p>170.53684707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ethane_fit_aniso_no_charge.xyz </text:p>
          </table:table-cell>
          <table:table-cell office:value-type="float" office:value="20.6964919701">
            <text:p>20.696491970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hexane_fit_aniso_no_charge.xyz </text:p>
          </table:table-cell>
          <table:table-cell office:value-type="float" office:value="72.5890918995">
            <text:p>72.589091899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methane_fit_aniso_no_charge.xyz </text:p>
          </table:table-cell>
          <table:table-cell office:value-type="float" office:value="10.1572920219">
            <text:p>10.157292021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propane_fit_aniso_no_charge.xyz </text:p>
          </table:table-cell>
          <table:table-cell office:value-type="float" office:value="31.7840759821">
            <text:p>31.784075982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BENZENE_picen_fit_aniso_no_charge.xyz </text:p>
          </table:table-cell>
          <table:table-cell office:value-type="float" office:value="56.5539250332">
            <text:p>56.553925033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56.4934918699">
            <text:p>56.493491869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methane_MOPAC.xyz </text:p>
          </table:table-cell>
          <table:table-cell office:value-type="float" office:value="9.5642756334">
            <text:p>9.5642756334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ropane.xyz </text:p>
          </table:table-cell>
          <table:table-cell office:value-type="float" office:value="30.1935312286">
            <text:p>30.193531228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entane.xyz </text:p>
          </table:table-cell>
          <table:table-cell office:value-type="float" office:value="46.8067377081">
            <text:p>46.806737708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/py_cyclohexane.xyz </text:p>
          </table:table-cell>
          <table:table-cell office:value-type="float" office:value="58.02004552">
            <text:p>58.0200455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dodecane_fit_aniso_no_charge.xyz </text:p>
          </table:table-cell>
          <table:table-cell office:value-type="float" office:value="170.536847078">
            <text:p>170.53684707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ethane_fit_aniso_no_charge.xyz </text:p>
          </table:table-cell>
          <table:table-cell office:value-type="float" office:value="20.6964919701">
            <text:p>20.696491970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hexane_fit_aniso_no_charge.xyz </text:p>
          </table:table-cell>
          <table:table-cell office:value-type="float" office:value="72.5890918995">
            <text:p>72.589091899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methane_fit_aniso_no_charge.xyz </text:p>
          </table:table-cell>
          <table:table-cell office:value-type="float" office:value="10.1572920219">
            <text:p>10.157292021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propane_fit_aniso_no_charge.xyz </text:p>
          </table:table-cell>
          <table:table-cell office:value-type="float" office:value="31.7840759821">
            <text:p>31.784075982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BENZENE_picen_fit_aniso_no_charge.xyz </text:p>
          </table:table-cell>
          <table:table-cell office:value-type="float" office:value="56.5539250332">
            <text:p>56.553925033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56.4934918699">
            <text:p>56.493491869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methane_MOPAC.xyz </text:p>
          </table:table-cell>
          <table:table-cell office:value-type="float" office:value="9.5924090017">
            <text:p>9.592409001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ropane.xyz </text:p>
          </table:table-cell>
          <table:table-cell office:value-type="float" office:value="30.1935312286">
            <text:p>30.193531228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entane.xyz </text:p>
          </table:table-cell>
          <table:table-cell office:value-type="float" office:value="46.8067377081">
            <text:p>46.806737708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/py_cyclohexane.xyz </text:p>
          </table:table-cell>
          <table:table-cell office:value-type="float" office:value="58.02004552">
            <text:p>58.0200455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dodecane_fit_aniso_no_charge.xyz </text:p>
          </table:table-cell>
          <table:table-cell office:value-type="float" office:value="170.536847078">
            <text:p>170.53684707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ethane_fit_aniso_no_charge.xyz </text:p>
          </table:table-cell>
          <table:table-cell office:value-type="float" office:value="20.6964919701">
            <text:p>20.696491970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hexane_fit_aniso_no_charge.xyz </text:p>
          </table:table-cell>
          <table:table-cell office:value-type="float" office:value="72.5890918995">
            <text:p>72.589091899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methane_fit_aniso_no_charge.xyz </text:p>
          </table:table-cell>
          <table:table-cell office:value-type="float" office:value="10.1572920219">
            <text:p>10.157292021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propane_fit_aniso_no_charge.xyz </text:p>
          </table:table-cell>
          <table:table-cell office:value-type="float" office:value="31.7840759821">
            <text:p>31.784075982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BENZENE_picen_fit_aniso_no_charge.xyz </text:p>
          </table:table-cell>
          <table:table-cell office:value-type="float" office:value="56.5539250332">
            <text:p>56.553925033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56.4934918699">
            <text:p>56.493491869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methane_MOPAC.xyz </text:p>
          </table:table-cell>
          <table:table-cell office:value-type="float" office:value="9.5924090017">
            <text:p>9.592409001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ropane.xyz </text:p>
          </table:table-cell>
          <table:table-cell office:value-type="float" office:value="30.1935312286">
            <text:p>30.193531228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entane.xyz </text:p>
          </table:table-cell>
          <table:table-cell office:value-type="float" office:value="46.8067377081">
            <text:p>46.806737708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/py_cyclohexane.xyz </text:p>
          </table:table-cell>
          <table:table-cell office:value-type="float" office:value="58.02004552">
            <text:p>58.0200455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dodecane_fit_aniso_no_charge.xyz </text:p>
          </table:table-cell>
          <table:table-cell office:value-type="float" office:value="170.536847078">
            <text:p>170.53684707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ethane_fit_aniso_no_charge.xyz </text:p>
          </table:table-cell>
          <table:table-cell office:value-type="float" office:value="20.6964919701">
            <text:p>20.696491970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hexane_fit_aniso_no_charge.xyz </text:p>
          </table:table-cell>
          <table:table-cell office:value-type="float" office:value="72.5890918995">
            <text:p>72.589091899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methane_fit_aniso_no_charge.xyz </text:p>
          </table:table-cell>
          <table:table-cell office:value-type="float" office:value="10.1572920219">
            <text:p>10.157292021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propane_fit_aniso_no_charge.xyz </text:p>
          </table:table-cell>
          <table:table-cell office:value-type="float" office:value="31.7840759821">
            <text:p>31.784075982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BENZENE_picen_fit_aniso_no_charge.xyz </text:p>
          </table:table-cell>
          <table:table-cell office:value-type="float" office:value="56.5539250332">
            <text:p>56.553925033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56.4934918699">
            <text:p>56.493491869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methane_MOPAC.xyz </text:p>
          </table:table-cell>
          <table:table-cell office:value-type="float" office:value="9.5924090017">
            <text:p>9.592409001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ropane.xyz </text:p>
          </table:table-cell>
          <table:table-cell office:value-type="float" office:value="30.1935312286">
            <text:p>30.193531228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entane.xyz </text:p>
          </table:table-cell>
          <table:table-cell office:value-type="float" office:value="46.8067377081">
            <text:p>46.806737708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/py_cyclohexane.xyz </text:p>
          </table:table-cell>
          <table:table-cell office:value-type="float" office:value="58.02004552">
            <text:p>58.0200455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dodecane_fit_aniso_no_charge.xyz </text:p>
          </table:table-cell>
          <table:table-cell office:value-type="float" office:value="170.536847078">
            <text:p>170.53684707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ethane_fit_aniso_no_charge.xyz </text:p>
          </table:table-cell>
          <table:table-cell office:value-type="float" office:value="20.6964919701">
            <text:p>20.696491970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hexane_fit_aniso_no_charge.xyz </text:p>
          </table:table-cell>
          <table:table-cell office:value-type="float" office:value="72.5890918995">
            <text:p>72.589091899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methane_fit_aniso_no_charge.xyz </text:p>
          </table:table-cell>
          <table:table-cell office:value-type="float" office:value="10.1572920219">
            <text:p>10.157292021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propane_fit_aniso_no_charge.xyz </text:p>
          </table:table-cell>
          <table:table-cell office:value-type="float" office:value="31.7840759821">
            <text:p>31.784075982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BENZENE_picen_fit_aniso_no_charge.xyz </text:p>
          </table:table-cell>
          <table:table-cell office:value-type="float" office:value="56.5539250332">
            <text:p>56.553925033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56.4934918699">
            <text:p>56.493491869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methane_MOPAC.xyz </text:p>
          </table:table-cell>
          <table:table-cell office:value-type="float" office:value="10.1966269224">
            <text:p>10.1966269224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ropane.xyz </text:p>
          </table:table-cell>
          <table:table-cell office:value-type="float" office:value="-108.980096316">
            <text:p>-108.98009631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entane.xyz </text:p>
          </table:table-cell>
          <table:table-cell office:value-type="float" office:value="350.914213666">
            <text:p>350.91421366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/py_cyclohexane.xyz </text:p>
          </table:table-cell>
          <table:table-cell office:value-type="float" office:value="58.5611187689">
            <text:p>58.561118768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dodecane_fit_aniso_no_charge.xyz </text:p>
          </table:table-cell>
          <table:table-cell office:value-type="float" office:value="120.207509095">
            <text:p>120.20750909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ethane_fit_aniso_no_charge.xyz </text:p>
          </table:table-cell>
          <table:table-cell office:value-type="float" office:value="22.8645883373">
            <text:p>22.864588337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hexane_fit_aniso_no_charge.xyz </text:p>
          </table:table-cell>
          <table:table-cell office:value-type="float" office:value="81.8234854688">
            <text:p>81.823485468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methane_fit_aniso_no_charge.xyz </text:p>
          </table:table-cell>
          <table:table-cell office:value-type="float" office:value="56.6078239378">
            <text:p>56.607823937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propane_fit_aniso_no_charge.xyz </text:p>
          </table:table-cell>
          <table:table-cell office:value-type="float" office:value="52.691442848">
            <text:p>52.69144284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BENZENE_picen_fit_aniso_no_charge.xyz </text:p>
          </table:table-cell>
          <table:table-cell office:value-type="float" office:value="263.153998175">
            <text:p>263.15399817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250.672297123">
            <text:p>250.67229712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methane_MOPAC.xyz </text:p>
          </table:table-cell>
          <table:table-cell office:value-type="float" office:value="25.0813034952">
            <text:p>25.081303495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ropane.xyz </text:p>
          </table:table-cell>
          <table:table-cell office:value-type="float" office:value="-108.980096316">
            <text:p>-108.98009631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entane.xyz </text:p>
          </table:table-cell>
          <table:table-cell office:value-type="float" office:value="350.914213666">
            <text:p>350.91421366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/py_cyclohexane.xyz </text:p>
          </table:table-cell>
          <table:table-cell office:value-type="float" office:value="58.5611187689">
            <text:p>58.561118768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dodecane_fit_aniso_no_charge.xyz </text:p>
          </table:table-cell>
          <table:table-cell office:value-type="float" office:value="120.207509095">
            <text:p>120.20750909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ethane_fit_aniso_no_charge.xyz </text:p>
          </table:table-cell>
          <table:table-cell office:value-type="float" office:value="22.8645883373">
            <text:p>22.864588337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hexane_fit_aniso_no_charge.xyz </text:p>
          </table:table-cell>
          <table:table-cell office:value-type="float" office:value="81.8234854688">
            <text:p>81.823485468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methane_fit_aniso_no_charge.xyz </text:p>
          </table:table-cell>
          <table:table-cell office:value-type="float" office:value="56.6078239378">
            <text:p>56.607823937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propane_fit_aniso_no_charge.xyz </text:p>
          </table:table-cell>
          <table:table-cell office:value-type="float" office:value="52.691442848">
            <text:p>52.69144284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BENZENE_picen_fit_aniso_no_charge.xyz </text:p>
          </table:table-cell>
          <table:table-cell office:value-type="float" office:value="263.153998175">
            <text:p>263.15399817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250.672297123">
            <text:p>250.67229712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methane_MOPAC.xyz </text:p>
          </table:table-cell>
          <table:table-cell office:value-type="float" office:value="25.0813034952">
            <text:p>25.081303495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ropane.xyz </text:p>
          </table:table-cell>
          <table:table-cell office:value-type="float" office:value="-108.980096316">
            <text:p>-108.98009631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entane.xyz </text:p>
          </table:table-cell>
          <table:table-cell office:value-type="float" office:value="350.914213666">
            <text:p>350.91421366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/py_cyclohexane.xyz </text:p>
          </table:table-cell>
          <table:table-cell office:value-type="float" office:value="58.5611187689">
            <text:p>58.561118768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dodecane_fit_aniso_no_charge.xyz </text:p>
          </table:table-cell>
          <table:table-cell office:value-type="float" office:value="120.207509095">
            <text:p>120.20750909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ethane_fit_aniso_no_charge.xyz </text:p>
          </table:table-cell>
          <table:table-cell office:value-type="float" office:value="22.8645883373">
            <text:p>22.864588337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hexane_fit_aniso_no_charge.xyz </text:p>
          </table:table-cell>
          <table:table-cell office:value-type="float" office:value="81.8234854688">
            <text:p>81.823485468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methane_fit_aniso_no_charge.xyz </text:p>
          </table:table-cell>
          <table:table-cell office:value-type="float" office:value="56.6078239378">
            <text:p>56.607823937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propane_fit_aniso_no_charge.xyz </text:p>
          </table:table-cell>
          <table:table-cell office:value-type="float" office:value="52.691442848">
            <text:p>52.69144284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BENZENE_picen_fit_aniso_no_charge.xyz </text:p>
          </table:table-cell>
          <table:table-cell office:value-type="float" office:value="263.153998175">
            <text:p>263.15399817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250.672297123">
            <text:p>250.672297123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methane_MOPAC.xyz </text:p>
          </table:table-cell>
          <table:table-cell office:value-type="float" office:value="25.0813034952">
            <text:p>25.081303495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ropane.xyz </text:p>
          </table:table-cell>
          <table:table-cell office:value-type="float" office:value="36.9735833365">
            <text:p>36.973583336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entane.xyz </text:p>
          </table:table-cell>
          <table:table-cell office:value-type="float" office:value="62.2817870449">
            <text:p>62.281787044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/py_cyclohexane.xyz </text:p>
          </table:table-cell>
          <table:table-cell office:value-type="float" office:value="74.615112965">
            <text:p>74.61511296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dodecane_fit_aniso_no_charge.xyz </text:p>
          </table:table-cell>
          <table:table-cell office:value-type="float" office:value="167.918766578">
            <text:p>167.91876657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ethane_fit_aniso_no_charge.xyz </text:p>
          </table:table-cell>
          <table:table-cell office:value-type="float" office:value="30.2608757469">
            <text:p>30.260875746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hexane_fit_aniso_no_charge.xyz </text:p>
          </table:table-cell>
          <table:table-cell office:value-type="float" office:value="83.1635405346">
            <text:p>83.163540534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methane_fit_aniso_no_charge.xyz </text:p>
          </table:table-cell>
          <table:table-cell office:value-type="float" office:value="17.5540675081">
            <text:p>17.554067508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propane_fit_aniso_no_charge.xyz </text:p>
          </table:table-cell>
          <table:table-cell office:value-type="float" office:value="42.9375417376">
            <text:p>42.937541737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BENZENE_picen_fit_aniso_no_charge.xyz </text:p>
          </table:table-cell>
          <table:table-cell office:value-type="float" office:value="61.2014700654">
            <text:p>61.2014700654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61.2925063687">
            <text:p>61.292506368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methane_MOPAC.xyz </text:p>
          </table:table-cell>
          <table:table-cell office:value-type="float" office:value="26.1577930807">
            <text:p>26.157793080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ropane.xyz </text:p>
          </table:table-cell>
          <table:table-cell office:value-type="float" office:value="29.5071569972">
            <text:p>29.507156997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entane.xyz </text:p>
          </table:table-cell>
          <table:table-cell office:value-type="float" office:value="48.2867695638">
            <text:p>48.286769563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/py_cyclohexane.xyz </text:p>
          </table:table-cell>
          <table:table-cell office:value-type="float" office:value="57.2730479756">
            <text:p>57.273047975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dodecane_fit_aniso_no_charge.xyz </text:p>
          </table:table-cell>
          <table:table-cell office:value-type="float" office:value="137.047781351">
            <text:p>137.04778135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ethane_fit_aniso_no_charge.xyz </text:p>
          </table:table-cell>
          <table:table-cell office:value-type="float" office:value="23.2498680804">
            <text:p>23.2498680804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hexane_fit_aniso_no_charge.xyz </text:p>
          </table:table-cell>
          <table:table-cell office:value-type="float" office:value="66.3747964831">
            <text:p>66.374796483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methane_fit_aniso_no_charge.xyz </text:p>
          </table:table-cell>
          <table:table-cell office:value-type="float" office:value="13.8220188362">
            <text:p>13.822018836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propane_fit_aniso_no_charge.xyz </text:p>
          </table:table-cell>
          <table:table-cell office:value-type="float" office:value="33.2543254362">
            <text:p>33.254325436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BENZENE_picen_fit_aniso_no_charge.xyz </text:p>
          </table:table-cell>
          <table:table-cell office:value-type="float" office:value="47.0138148375">
            <text:p>47.013814837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47.3952860432">
            <text:p>47.395286043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methane_MOPAC.xyz </text:p>
          </table:table-cell>
          <table:table-cell office:value-type="float" office:value="10.31283187">
            <text:p>10.3128318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ropane.xyz </text:p>
          </table:table-cell>
          <table:table-cell office:value-type="float" office:value="36.9735833365">
            <text:p>36.973583336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entane.xyz </text:p>
          </table:table-cell>
          <table:table-cell office:value-type="float" office:value="62.2817870449">
            <text:p>62.281787044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/py_cyclohexane.xyz </text:p>
          </table:table-cell>
          <table:table-cell office:value-type="float" office:value="74.615112965">
            <text:p>74.61511296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dodecane_fit_aniso_no_charge.xyz </text:p>
          </table:table-cell>
          <table:table-cell office:value-type="float" office:value="167.918766578">
            <text:p>167.91876657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ethane_fit_aniso_no_charge.xyz </text:p>
          </table:table-cell>
          <table:table-cell office:value-type="float" office:value="30.2608757469">
            <text:p>30.260875746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hexane_fit_aniso_no_charge.xyz </text:p>
          </table:table-cell>
          <table:table-cell office:value-type="float" office:value="83.1635405346">
            <text:p>83.163540534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methane_fit_aniso_no_charge.xyz </text:p>
          </table:table-cell>
          <table:table-cell office:value-type="float" office:value="17.5540675081">
            <text:p>17.554067508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propane_fit_aniso_no_charge.xyz </text:p>
          </table:table-cell>
          <table:table-cell office:value-type="float" office:value="42.9375417376">
            <text:p>42.937541737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BENZENE_picen_fit_aniso_no_charge.xyz </text:p>
          </table:table-cell>
          <table:table-cell office:value-type="float" office:value="61.2014700654">
            <text:p>61.2014700654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61.2925063687">
            <text:p>61.292506368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methane_MOPAC.xyz </text:p>
          </table:table-cell>
          <table:table-cell office:value-type="float" office:value="26.1577930807">
            <text:p>26.157793080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ropane.xyz </text:p>
          </table:table-cell>
          <table:table-cell office:value-type="float" office:value="36.9735833365">
            <text:p>36.973583336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entane.xyz </text:p>
          </table:table-cell>
          <table:table-cell office:value-type="float" office:value="62.2817870449">
            <text:p>62.281787044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/py_cyclohexane.xyz </text:p>
          </table:table-cell>
          <table:table-cell office:value-type="float" office:value="74.615112965">
            <text:p>74.61511296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dodecane_fit_aniso_no_charge.xyz </text:p>
          </table:table-cell>
          <table:table-cell office:value-type="float" office:value="167.918766578">
            <text:p>167.91876657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ethane_fit_aniso_no_charge.xyz </text:p>
          </table:table-cell>
          <table:table-cell office:value-type="float" office:value="30.2608757469">
            <text:p>30.260875746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hexane_fit_aniso_no_charge.xyz </text:p>
          </table:table-cell>
          <table:table-cell office:value-type="float" office:value="83.1635405346">
            <text:p>83.163540534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methane_fit_aniso_no_charge.xyz </text:p>
          </table:table-cell>
          <table:table-cell office:value-type="float" office:value="17.5540675081">
            <text:p>17.554067508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propane_fit_aniso_no_charge.xyz </text:p>
          </table:table-cell>
          <table:table-cell office:value-type="float" office:value="42.9375417376">
            <text:p>42.937541737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BENZENE_picen_fit_aniso_no_charge.xyz </text:p>
          </table:table-cell>
          <table:table-cell office:value-type="float" office:value="61.2014700654">
            <text:p>61.2014700654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61.2925063687">
            <text:p>61.292506368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methane_MOPAC.xyz </text:p>
          </table:table-cell>
          <table:table-cell office:value-type="float" office:value="15.3919111337">
            <text:p>15.391911133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ropane.xyz </text:p>
          </table:table-cell>
          <table:table-cell office:value-type="float" office:value="29.5071569972">
            <text:p>29.507156997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entane.xyz </text:p>
          </table:table-cell>
          <table:table-cell office:value-type="float" office:value="48.2867695638">
            <text:p>48.286769563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/py_cyclohexane.xyz </text:p>
          </table:table-cell>
          <table:table-cell office:value-type="float" office:value="57.2730479756">
            <text:p>57.273047975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dodecane_fit_aniso_no_charge.xyz </text:p>
          </table:table-cell>
          <table:table-cell office:value-type="float" office:value="137.047781351">
            <text:p>137.04778135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ethane_fit_aniso_no_charge.xyz </text:p>
          </table:table-cell>
          <table:table-cell office:value-type="float" office:value="23.2498680804">
            <text:p>23.2498680804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hexane_fit_aniso_no_charge.xyz </text:p>
          </table:table-cell>
          <table:table-cell office:value-type="float" office:value="66.3747964831">
            <text:p>66.374796483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methane_fit_aniso_no_charge.xyz </text:p>
          </table:table-cell>
          <table:table-cell office:value-type="float" office:value="13.8220188362">
            <text:p>13.822018836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propane_fit_aniso_no_charge.xyz </text:p>
          </table:table-cell>
          <table:table-cell office:value-type="float" office:value="33.2543254362">
            <text:p>33.254325436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BENZENE_picen_fit_aniso_no_charge.xyz </text:p>
          </table:table-cell>
          <table:table-cell office:value-type="float" office:value="47.0138148375">
            <text:p>47.013814837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47.3952860432">
            <text:p>47.395286043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methane_MOPAC.xyz </text:p>
          </table:table-cell>
          <table:table-cell office:value-type="float" office:value="12.3483698745">
            <text:p>12.348369874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ropane.xyz </text:p>
          </table:table-cell>
          <table:table-cell office:value-type="float" office:value="36.9735833365">
            <text:p>36.973583336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entane.xyz </text:p>
          </table:table-cell>
          <table:table-cell office:value-type="float" office:value="62.2817870449">
            <text:p>62.281787044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/py_cyclohexane.xyz </text:p>
          </table:table-cell>
          <table:table-cell office:value-type="float" office:value="74.615112965">
            <text:p>74.61511296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dodecane_fit_aniso_no_charge.xyz </text:p>
          </table:table-cell>
          <table:table-cell office:value-type="float" office:value="167.918766578">
            <text:p>167.91876657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ethane_fit_aniso_no_charge.xyz </text:p>
          </table:table-cell>
          <table:table-cell office:value-type="float" office:value="30.2608757469">
            <text:p>30.260875746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hexane_fit_aniso_no_charge.xyz </text:p>
          </table:table-cell>
          <table:table-cell office:value-type="float" office:value="83.1635405346">
            <text:p>83.163540534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methane_fit_aniso_no_charge.xyz </text:p>
          </table:table-cell>
          <table:table-cell office:value-type="float" office:value="17.5540675081">
            <text:p>17.554067508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propane_fit_aniso_no_charge.xyz </text:p>
          </table:table-cell>
          <table:table-cell office:value-type="float" office:value="42.9375417376">
            <text:p>42.937541737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BENZENE_picen_fit_aniso_no_charge.xyz </text:p>
          </table:table-cell>
          <table:table-cell office:value-type="float" office:value="61.2014700654">
            <text:p>61.2014700654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61.2925063687">
            <text:p>61.292506368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methane_MOPAC.xyz </text:p>
          </table:table-cell>
          <table:table-cell office:value-type="float" office:value="15.3919111337">
            <text:p>15.391911133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ropane.xyz </text:p>
          </table:table-cell>
          <table:table-cell office:value-type="float" office:value="36.9735833365">
            <text:p>36.973583336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yclopentane.xyz </text:p>
          </table:table-cell>
          <table:table-cell office:value-type="float" office:value="62.2817870449">
            <text:p>62.281787044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/py_cyclohexane.xyz </text:p>
          </table:table-cell>
          <table:table-cell office:value-type="float" office:value="74.615112965">
            <text:p>74.61511296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dodecane_fit_aniso_no_charge.xyz </text:p>
          </table:table-cell>
          <table:table-cell office:value-type="float" office:value="167.918766578">
            <text:p>167.918766578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ethane_fit_aniso_no_charge.xyz </text:p>
          </table:table-cell>
          <table:table-cell office:value-type="float" office:value="30.2608757469">
            <text:p>30.260875746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hexane_fit_aniso_no_charge.xyz </text:p>
          </table:table-cell>
          <table:table-cell office:value-type="float" office:value="83.1635405346">
            <text:p>83.163540534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methane_fit_aniso_no_charge.xyz </text:p>
          </table:table-cell>
          <table:table-cell office:value-type="float" office:value="17.5540675081">
            <text:p>17.554067508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chain_propane_fit_aniso_no_charge.xyz </text:p>
          </table:table-cell>
          <table:table-cell office:value-type="float" office:value="42.9375417376">
            <text:p>42.9375417376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BENZENE_picen_fit_aniso_no_charge.xyz </text:p>
          </table:table-cell>
          <table:table-cell office:value-type="float" office:value="61.2014700654">
            <text:p>61.2014700654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Benzene_MOPAC.xyz </text:p>
          </table:table-cell>
          <table:table-cell office:value-type="float" office:value="61.2925063687">
            <text:p>61.292506368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methane_MOPAC.xyz </text:p>
          </table:table-cell>
          <table:table-cell office:value-type="float" office:value="22.2333631827">
            <text:p>22.2333631827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Water_SWART.xyz </text:p>
          </table:table-cell>
          <table:table-cell office:value-type="float" office:value="20.6089140562">
            <text:p>20.608914056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O_SWART.xyz </text:p>
          </table:table-cell>
          <table:table-cell office:value-type="float" office:value="14.7641820452">
            <text:p>14.764182045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Water_SWART.xyz </text:p>
          </table:table-cell>
          <table:table-cell office:value-type="float" office:value="20.6089140562">
            <text:p>20.608914056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O_SWART.xyz </text:p>
          </table:table-cell>
          <table:table-cell office:value-type="float" office:value="14.7641820452">
            <text:p>14.764182045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Water_SWART.xyz </text:p>
          </table:table-cell>
          <table:table-cell office:value-type="float" office:value="20.6089140562">
            <text:p>20.608914056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O_SWART.xyz </text:p>
          </table:table-cell>
          <table:table-cell office:value-type="float" office:value="36.0268135582">
            <text:p>36.026813558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Water_SWART.xyz </text:p>
          </table:table-cell>
          <table:table-cell office:value-type="float" office:value="20.6089140562">
            <text:p>20.608914056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O_SWART.xyz </text:p>
          </table:table-cell>
          <table:table-cell office:value-type="float" office:value="36.0268135582">
            <text:p>36.026813558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Water_SWART.xyz </text:p>
          </table:table-cell>
          <table:table-cell office:value-type="float" office:value="20.6089140562">
            <text:p>20.608914056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O_SWART.xyz </text:p>
          </table:table-cell>
          <table:table-cell office:value-type="float" office:value="36.0268135582">
            <text:p>36.026813558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Water_SWART.xyz </text:p>
          </table:table-cell>
          <table:table-cell office:value-type="float" office:value="20.6089140562">
            <text:p>20.608914056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O_SWART.xyz </text:p>
          </table:table-cell>
          <table:table-cell office:value-type="float" office:value="36.0268135582">
            <text:p>36.026813558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Water_SWART.xyz </text:p>
          </table:table-cell>
          <table:table-cell office:value-type="float" office:value="20.6089140562">
            <text:p>20.608914056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O_SWART.xyz </text:p>
          </table:table-cell>
          <table:table-cell office:value-type="float" office:value="36.0268135582">
            <text:p>36.026813558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Water_SWART.xyz </text:p>
          </table:table-cell>
          <table:table-cell office:value-type="float" office:value="20.6089140562">
            <text:p>20.608914056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O_SWART.xyz </text:p>
          </table:table-cell>
          <table:table-cell office:value-type="float" office:value="36.0268135582">
            <text:p>36.026813558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Water_SWART.xyz </text:p>
          </table:table-cell>
          <table:table-cell office:value-type="float" office:value="20.6089140562">
            <text:p>20.608914056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O_SWART.xyz </text:p>
          </table:table-cell>
          <table:table-cell office:value-type="float" office:value="36.0268135582">
            <text:p>36.026813558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Water_SWART.xyz </text:p>
          </table:table-cell>
          <table:table-cell office:value-type="float" office:value="20.6089140562">
            <text:p>20.608914056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O_SWART.xyz </text:p>
          </table:table-cell>
          <table:table-cell office:value-type="float" office:value="36.0268135582">
            <text:p>36.026813558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Water_SWART.xyz </text:p>
          </table:table-cell>
          <table:table-cell office:value-type="float" office:value="20.6089140562">
            <text:p>20.608914056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O_SWART.xyz </text:p>
          </table:table-cell>
          <table:table-cell office:value-type="float" office:value="36.0268135582">
            <text:p>36.026813558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Water_SWART.xyz </text:p>
          </table:table-cell>
          <table:table-cell office:value-type="float" office:value="20.6089140562">
            <text:p>20.608914056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O_SWART.xyz </text:p>
          </table:table-cell>
          <table:table-cell office:value-type="float" office:value="36.0268135582">
            <text:p>36.026813558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Water_SWART.xyz </text:p>
          </table:table-cell>
          <table:table-cell office:value-type="float" office:value="10.3648658172">
            <text:p>10.364865817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../Molecules/py_CO_SWART.xyz </text:p>
          </table:table-cell>
          <table:table-cell office:value-type="float" office:value="13.8902822905">
            <text:p>13.89028229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宋体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8T12:10:43</meta:creation-date>
    <dc:date>2014-09-08T18:13:58</dc:date>
    <meta:editing-duration>PT5H57M3S</meta:editing-duration>
    <meta:editing-cycles>2</meta:editing-cycles>
    <meta:generator>LibreOffice/3.6$MacOSX_x86 LibreOffice_project/e29a214-2bbed72-0621de6-a97528c-8f066d</meta:generator>
    <meta:document-statistic meta:table-count="2" meta:cell-count="3085" meta:object-count="0"/>
  </office:meta>
</office:document-meta>
</file>